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Livro"/>
    <style:font-face style:name="DejaVu Serif1" svg:font-family="'DejaVu Serif'" style:font-adornments="Livro" style:font-family-generic="roman"/>
    <style:font-face style:name="DejaVu Sans4" svg:font-family="'DejaVu Sans'" style:font-adornments="Livro" style:font-family-generic="swiss"/>
    <style:font-face style:name="Noto Sans Devanagari2" svg:font-family="'Noto Sans Devanagari'" style:font-family-generic="swiss"/>
    <style:font-face style:name="DejaVu Sans Mono" svg:font-family="'DejaVu Sans Mono'" style:font-family-generic="modern" style:font-pitch="fixed"/>
    <style:font-face style:name="DejaVu Sans Mono1"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2" svg:font-family="'DejaVu Serif'" style:font-family-generic="roman" style:font-pitch="variable"/>
    <style:font-face style:name="DejaVu Serif"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3" svg:font-family="'DejaVu Sans'" style:font-family-generic="swiss"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5"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8.202cm" fo:margin-left="4.568cm" table:align="left" style:may-break-between-rows="false"/>
    </style:style>
    <style:style style:name="Tabela1.A" style:family="table-column">
      <style:table-column-properties style:column-width="4.179cm"/>
    </style:style>
    <style:style style:name="Tabela1.B" style:family="table-column">
      <style:table-column-properties style:column-width="4.023cm"/>
    </style:style>
    <style:style style:name="Tabela1.A1" style:family="table-cell">
      <style:table-cell-properties fo:padding="0.097cm" fo:border-left="none" fo:border-right="none" fo:border-top="0.5pt solid #000000" fo:border-bottom="0.5pt solid #000000" style:writing-mode="page"/>
    </style:style>
    <style:style style:name="Tabela1.A2" style:family="table-cell">
      <style:table-cell-properties style:writing-mode="page"/>
    </style:style>
    <style:style style:name="Tabela1.B2" style:family="table-cell">
      <style:table-cell-properties style:writing-mode="page"/>
    </style:style>
    <style:style style:name="Tabela1.A3" style:family="table-cell">
      <style:table-cell-properties style:writing-mode="page"/>
    </style:style>
    <style:style style:name="Tabela1.B3" style:family="table-cell">
      <style:table-cell-properties style:writing-mode="page"/>
    </style:style>
    <style:style style:name="Tabela1.A4" style:family="table-cell">
      <style:table-cell-properties style:writing-mode="page"/>
    </style:style>
    <style:style style:name="Tabela1.B4" style:family="table-cell">
      <style:table-cell-properties style:writing-mode="page"/>
    </style:style>
    <style:style style:name="Tabela1.A5" style:family="table-cell">
      <style:table-cell-properties style:writing-mode="page"/>
    </style:style>
    <style:style style:name="Tabela1.B5" style:family="table-cell">
      <style:table-cell-properties style:writing-mode="page"/>
    </style:style>
    <style:style style:name="Tabela1.6" style:family="table-row">
      <style:table-row-properties style:min-row-height="0.538cm"/>
    </style:style>
    <style:style style:name="Tabela1.A6" style:family="table-cell">
      <style:table-cell-properties fo:padding="0.097cm" fo:border-left="none" fo:border-right="none" fo:border-top="none" fo:border-bottom="0.5pt solid #000000" style:writing-mode="page"/>
    </style:style>
    <style:style style:name="Tabela2" style:family="table">
      <style:table-properties style:width="17cm" style:rel-width="100%" table:align="center" fo:background-color="transparent">
        <style:background-image/>
      </style:table-properties>
    </style:style>
    <style:style style:name="Tabela2.A" style:family="table-column">
      <style:table-column-properties style:column-width="9.691cm" style:rel-column-width="5494*"/>
    </style:style>
    <style:style style:name="Tabela2.B" style:family="table-column">
      <style:table-column-properties style:column-width="7.31cm" style:rel-column-width="4144*"/>
    </style:style>
    <style:style style:name="Tabela2.1" style:family="table-row">
      <style:table-row-properties fo:background-color="transparent">
        <style:background-image/>
      </style:table-row-properties>
    </style:style>
    <style:style style:name="Tabela2.A1" style:family="table-cell">
      <style:table-cell-properties fo:padding="0.097cm" fo:border-left="none" fo:border-right="none" fo:border-top="0.05pt solid #000000" fo:border-bottom="0.05pt solid #000000"/>
    </style:style>
    <style:style style:name="Tabela2.B1" style:family="table-cell">
      <style:table-cell-properties fo:padding="0.097cm" fo:border-left="0.05pt solid #000000" fo:border-right="none" fo:border-top="0.05pt solid #000000" fo:border-bottom="0.05pt solid #000000"/>
    </style:style>
    <style:style style:name="Tabela2.A2" style:family="table-cell">
      <style:table-cell-properties fo:padding="0.097cm" fo:border-left="none" fo:border-right="none" fo:border-top="none" fo:border-bottom="0.05pt solid #000000"/>
    </style:style>
    <style:style style:name="Tabela2.B2" style:family="table-cell">
      <style:table-cell-properties fo:padding="0.097cm" fo:border-left="0.05pt solid #000000" fo:border-right="none" fo:border-top="none" fo:border-bottom="0.05pt solid #000000"/>
    </style:style>
    <style:style style:name="Tabela3" style:family="table">
      <style:table-properties style:width="17cm" style:rel-width="100%" table:align="center" fo:background-color="transparent">
        <style:background-image/>
      </style:table-properties>
    </style:style>
    <style:style style:name="Tabela3.A" style:family="table-column">
      <style:table-column-properties style:column-width="0.85cm" style:rel-column-width="482*"/>
    </style:style>
    <style:style style:name="Tabela3.B" style:family="table-column">
      <style:table-column-properties style:column-width="7.754cm" style:rel-column-width="4396*"/>
    </style:style>
    <style:style style:name="Tabela3.C" style:family="table-column">
      <style:table-column-properties style:column-width="8.396cm" style:rel-column-width="4760*"/>
    </style:style>
    <style:style style:name="Tabela3.1" style:family="table-row">
      <style:table-row-properties fo:background-color="transparent">
        <style:background-image/>
      </style:table-row-properties>
    </style:style>
    <style:style style:name="Tabela3.A1" style:family="table-cell">
      <style:table-cell-properties fo:padding="0.097cm" fo:border-left="none" fo:border-right="none" fo:border-top="0.05pt solid #000000" fo:border-bottom="0.05pt solid #000000"/>
    </style:style>
    <style:style style:name="Tabela3.C1" style:family="table-cell">
      <style:table-cell-properties fo:padding="0.097cm" fo:border-left="0.05pt solid #000000" fo:border-right="none" fo:border-top="0.05pt solid #000000" fo:border-bottom="0.05pt solid #000000"/>
    </style:style>
    <style:style style:name="Tabela3.A2" style:family="table-cell">
      <style:table-cell-properties fo:padding="0.097cm" fo:border-left="none" fo:border-right="none" fo:border-top="none" fo:border-bottom="0.05pt solid #000000"/>
    </style:style>
    <style:style style:name="Tabela3.C2" style:family="table-cell">
      <style:table-cell-properties fo:padding="0.097cm" fo:border-left="0.05pt solid #000000" fo:border-right="none" fo:border-top="none" fo:border-bottom="0.05pt solid #000000"/>
    </style:style>
    <style:style style:name="P1" style:family="paragraph" style:parent-style-name="Footer">
      <style:text-properties officeooo:rsid="0006586f" officeooo:paragraph-rsid="0006586f"/>
    </style:style>
    <style:style style:name="P2" style:family="paragraph" style:parent-style-name="Footnote">
      <style:text-properties officeooo:paragraph-rsid="002cdcaf"/>
    </style:style>
    <style:style style:name="P3" style:family="paragraph" style:parent-style-name="Footnote">
      <style:text-properties officeooo:rsid="00328b91" officeooo:paragraph-rsid="00328b91"/>
    </style:style>
    <style:style style:name="P4" style:family="paragraph" style:parent-style-name="Footnote">
      <style:text-properties officeooo:rsid="00568771" officeooo:paragraph-rsid="00568771"/>
    </style:style>
    <style:style style:name="P5" style:family="paragraph" style:parent-style-name="Footnote">
      <style:text-properties officeooo:rsid="0093529a" officeooo:paragraph-rsid="0093529a"/>
    </style:style>
    <style:style style:name="P6" style:family="paragraph" style:parent-style-name="Table_20_Contents">
      <style:paragraph-properties fo:text-align="center" style:justify-single-word="false"/>
      <style:text-properties style:font-name="DejaVu Serif1" officeooo:rsid="000b7697" officeooo:paragraph-rsid="000b7697" style:font-name-asian="DejaVu Serif1" style:font-name-complex="DejaVu Serif1"/>
    </style:style>
    <style:style style:name="P7" style:family="paragraph" style:parent-style-name="Table_20_Contents">
      <style:paragraph-properties fo:text-align="center" style:justify-single-word="false"/>
      <style:text-properties officeooo:rsid="000b7697" officeooo:paragraph-rsid="000b7697"/>
    </style:style>
    <style:style style:name="P8" style:family="paragraph" style:parent-style-name="Table_20_Contents">
      <style:paragraph-properties fo:text-align="justify" style:justify-single-word="false"/>
      <style:text-properties officeooo:rsid="00153a32" officeooo:paragraph-rsid="00153a32"/>
    </style:style>
    <style:style style:name="P9" style:family="paragraph" style:parent-style-name="Table_20_Contents">
      <style:paragraph-properties fo:text-align="justify" style:justify-single-word="false"/>
      <style:text-properties officeooo:paragraph-rsid="00153a32"/>
    </style:style>
    <style:style style:name="P10" style:family="paragraph" style:parent-style-name="Table_20_Contents">
      <style:paragraph-properties fo:text-align="justify" style:justify-single-word="false"/>
      <style:text-properties officeooo:paragraph-rsid="00a78d81"/>
    </style:style>
    <style:style style:name="P11" style:family="paragraph" style:parent-style-name="Table_20_Contents">
      <style:paragraph-properties fo:text-align="justify" style:justify-single-word="false"/>
      <style:text-properties officeooo:paragraph-rsid="00a81d69"/>
    </style:style>
    <style:style style:name="P12" style:family="paragraph" style:parent-style-name="Table_20_Contents">
      <style:paragraph-properties fo:text-align="justify" style:justify-single-word="false"/>
      <style:text-properties officeooo:paragraph-rsid="00aaba90"/>
    </style:style>
    <style:style style:name="P13" style:family="paragraph" style:parent-style-name="Table_20_Contents">
      <style:paragraph-properties fo:text-align="justify" style:justify-single-word="false"/>
      <style:text-properties officeooo:paragraph-rsid="00ac5361"/>
    </style:style>
    <style:style style:name="P14" style:family="paragraph" style:parent-style-name="Table_20_Contents">
      <style:paragraph-properties fo:text-align="justify" style:justify-single-word="false"/>
      <style:text-properties officeooo:paragraph-rsid="00ac5a56"/>
    </style:style>
    <style:style style:name="P15" style:family="paragraph" style:parent-style-name="Table_20_Contents">
      <style:paragraph-properties fo:text-align="justify" style:justify-single-word="false"/>
      <style:text-properties officeooo:paragraph-rsid="00ae6798"/>
    </style:style>
    <style:style style:name="P16" style:family="paragraph" style:parent-style-name="Table_20_Contents">
      <style:paragraph-properties fo:text-align="justify" style:justify-single-word="false"/>
      <style:text-properties officeooo:paragraph-rsid="00ae89d5"/>
    </style:style>
    <style:style style:name="P17" style:family="paragraph" style:parent-style-name="Table_20_Contents">
      <style:paragraph-properties fo:text-align="justify" style:justify-single-word="false"/>
      <style:text-properties officeooo:paragraph-rsid="00af8033"/>
    </style:style>
    <style:style style:name="P18" style:family="paragraph" style:parent-style-name="Table_20_Contents">
      <style:paragraph-properties fo:text-align="justify" style:justify-single-word="false"/>
      <style:text-properties officeooo:paragraph-rsid="00afb708"/>
    </style:style>
    <style:style style:name="P19" style:family="paragraph" style:parent-style-name="Table_20_Contents">
      <style:paragraph-properties fo:text-align="justify" style:justify-single-word="false"/>
      <style:text-properties officeooo:paragraph-rsid="00b045e9"/>
    </style:style>
    <style:style style:name="P20" style:family="paragraph" style:parent-style-name="Table_20_Contents">
      <style:paragraph-properties fo:text-align="justify" style:justify-single-word="false"/>
      <style:text-properties officeooo:paragraph-rsid="00b09c22"/>
    </style:style>
    <style:style style:name="P21" style:family="paragraph" style:parent-style-name="Table_20_Contents">
      <style:paragraph-properties fo:text-align="justify" style:justify-single-word="false"/>
      <style:text-properties officeooo:paragraph-rsid="00a360dd"/>
    </style:style>
    <style:style style:name="P22" style:family="paragraph" style:parent-style-name="Table_20_Contents">
      <style:paragraph-properties fo:text-align="justify" style:justify-single-word="false"/>
      <style:text-properties officeooo:paragraph-rsid="00a436bd"/>
    </style:style>
    <style:style style:name="P23" style:family="paragraph" style:parent-style-name="Table_20_Contents">
      <style:paragraph-properties fo:text-align="justify" style:justify-single-word="false"/>
      <style:text-properties officeooo:paragraph-rsid="00a45ce0"/>
    </style:style>
    <style:style style:name="P24" style:family="paragraph" style:parent-style-name="Table_20_Contents">
      <style:paragraph-properties fo:text-align="justify" style:justify-single-word="false"/>
      <style:text-properties officeooo:paragraph-rsid="00a6244f"/>
    </style:style>
    <style:style style:name="P25" style:family="paragraph" style:parent-style-name="Table_20_Contents">
      <style:paragraph-properties fo:text-align="justify" style:justify-single-word="false"/>
      <style:text-properties officeooo:paragraph-rsid="00ad4a98"/>
    </style:style>
    <style:style style:name="P26" style:family="paragraph" style:parent-style-name="Table_20_Contents">
      <style:paragraph-properties fo:text-align="justify" style:justify-single-word="false"/>
      <style:text-properties officeooo:rsid="0016a1eb" officeooo:paragraph-rsid="0016a1eb"/>
    </style:style>
    <style:style style:name="P27" style:family="paragraph" style:parent-style-name="Table_20_Contents">
      <style:paragraph-properties fo:text-align="justify" style:justify-single-word="false"/>
      <style:text-properties officeooo:rsid="00a45ce0" officeooo:paragraph-rsid="00a45ce0"/>
    </style:style>
    <style:style style:name="P28" style:family="paragraph" style:parent-style-name="Table_20_Contents">
      <style:text-properties officeooo:rsid="00a45ce0" officeooo:paragraph-rsid="00a45ce0"/>
    </style:style>
    <style:style style:name="P29" style:family="paragraph" style:parent-style-name="Table_20_Contents">
      <style:paragraph-properties fo:text-align="justify" style:justify-single-word="false"/>
      <style:text-properties officeooo:rsid="00a436bd" officeooo:paragraph-rsid="00a436bd"/>
    </style:style>
    <style:style style:name="P30" style:family="paragraph" style:parent-style-name="Table_20_Contents">
      <style:paragraph-properties fo:text-align="justify" style:justify-single-word="false"/>
      <style:text-properties officeooo:rsid="00a6244f" officeooo:paragraph-rsid="00a6244f"/>
    </style:style>
    <style:style style:name="P31" style:family="paragraph" style:parent-style-name="Table_20_Contents">
      <style:paragraph-properties fo:text-align="justify" style:justify-single-word="false"/>
      <style:text-properties fo:font-style="normal" officeooo:rsid="00a6244f" officeooo:paragraph-rsid="00a6244f" style:font-style-asian="normal" style:font-style-complex="normal"/>
    </style:style>
    <style:style style:name="P32" style:family="paragraph" style:parent-style-name="Table_20_Contents">
      <style:paragraph-properties fo:text-align="justify" style:justify-single-word="false"/>
      <style:text-properties fo:font-style="normal" officeooo:rsid="00a6244f" officeooo:paragraph-rsid="00ac5361" style:font-style-asian="normal" style:font-style-complex="normal"/>
    </style:style>
    <style:style style:name="P33" style:family="paragraph" style:parent-style-name="Table_20_Contents">
      <style:paragraph-properties fo:text-align="justify" style:justify-single-word="false"/>
      <style:text-properties officeooo:rsid="00a78d81" officeooo:paragraph-rsid="00a78d81"/>
    </style:style>
    <style:style style:name="P34" style:family="paragraph" style:parent-style-name="Table_20_Contents">
      <style:paragraph-properties fo:text-align="justify" style:justify-single-word="false"/>
      <style:text-properties officeooo:rsid="00aaba90" officeooo:paragraph-rsid="00aaba90"/>
    </style:style>
    <style:style style:name="P35" style:family="paragraph" style:parent-style-name="Table_20_Contents">
      <style:paragraph-properties fo:text-align="justify" style:justify-single-word="false"/>
      <style:text-properties officeooo:rsid="00ac5361" officeooo:paragraph-rsid="00ac5361"/>
    </style:style>
    <style:style style:name="P36" style:family="paragraph" style:parent-style-name="Table_20_Contents">
      <style:paragraph-properties fo:text-align="justify" style:justify-single-word="false"/>
      <style:text-properties officeooo:rsid="00ac5a56" officeooo:paragraph-rsid="00ac5a56"/>
    </style:style>
    <style:style style:name="P37" style:family="paragraph" style:parent-style-name="Table_20_Contents">
      <style:paragraph-properties fo:text-align="justify" style:justify-single-word="false"/>
      <style:text-properties officeooo:rsid="00ad4a98" officeooo:paragraph-rsid="00ad4a98"/>
    </style:style>
    <style:style style:name="P38" style:family="paragraph" style:parent-style-name="Table_20_Contents">
      <style:paragraph-properties fo:text-align="justify" style:justify-single-word="false"/>
      <style:text-properties officeooo:rsid="00ad4a98" officeooo:paragraph-rsid="00ae6798"/>
    </style:style>
    <style:style style:name="P39" style:family="paragraph" style:parent-style-name="Table_20_Contents">
      <style:paragraph-properties fo:text-align="justify" style:justify-single-word="false"/>
      <style:text-properties officeooo:rsid="00ae6798" officeooo:paragraph-rsid="00ae6798"/>
    </style:style>
    <style:style style:name="P40" style:family="paragraph" style:parent-style-name="Table_20_Contents">
      <style:paragraph-properties fo:text-align="justify" style:justify-single-word="false"/>
      <style:text-properties officeooo:rsid="00ae89d5" officeooo:paragraph-rsid="00ae89d5"/>
    </style:style>
    <style:style style:name="P41" style:family="paragraph" style:parent-style-name="Table_20_Contents">
      <style:paragraph-properties fo:text-align="justify" style:justify-single-word="false"/>
      <style:text-properties officeooo:rsid="00af8033" officeooo:paragraph-rsid="00af8033"/>
    </style:style>
    <style:style style:name="P42" style:family="paragraph" style:parent-style-name="Table_20_Contents">
      <style:paragraph-properties fo:text-align="justify" style:justify-single-word="false"/>
      <style:text-properties officeooo:rsid="00afb708" officeooo:paragraph-rsid="00afb708"/>
    </style:style>
    <style:style style:name="P43" style:family="paragraph" style:parent-style-name="Table_20_Contents">
      <style:paragraph-properties fo:text-align="justify" style:justify-single-word="false"/>
      <style:text-properties officeooo:rsid="00b045e9" officeooo:paragraph-rsid="00b045e9"/>
    </style:style>
    <style:style style:name="P44" style:family="paragraph" style:parent-style-name="Table_20_Contents">
      <style:paragraph-properties fo:text-align="justify" style:justify-single-word="false"/>
      <style:text-properties officeooo:rsid="00b09c22" officeooo:paragraph-rsid="00b09c22"/>
    </style:style>
    <style:style style:name="P45" style:family="paragraph" style:parent-style-name="Table_20_Contents">
      <style:paragraph-properties fo:text-align="justify" style:justify-single-word="false"/>
      <style:text-properties officeooo:rsid="00b29f48" officeooo:paragraph-rsid="00b29f48"/>
    </style:style>
    <style:style style:name="P46" style:family="paragraph" style:parent-style-name="Table_20_Contents">
      <style:paragraph-properties fo:text-align="justify" style:justify-single-word="false"/>
      <style:text-properties officeooo:rsid="00b32f71" officeooo:paragraph-rsid="00b32f71"/>
    </style:style>
    <style:style style:name="P47" style:family="paragraph" style:parent-style-name="Table_20_Contents">
      <style:paragraph-properties fo:text-align="justify" style:justify-single-word="false"/>
      <style:text-properties officeooo:rsid="00a360dd" officeooo:paragraph-rsid="00a360dd"/>
    </style:style>
    <style:style style:name="P48" style:family="paragraph" style:parent-style-name="Table_20_Contents">
      <style:paragraph-properties fo:text-align="center" style:justify-single-word="false"/>
    </style:style>
    <style:style style:name="P49" style:family="paragraph" style:parent-style-name="Text_20_body">
      <style:text-properties officeooo:rsid="0018e3dc" officeooo:paragraph-rsid="0018e3dc"/>
    </style:style>
    <style:style style:name="P50" style:family="paragraph" style:parent-style-name="Text_20_body">
      <style:text-properties fo:font-style="normal" officeooo:rsid="0018e3dc" officeooo:paragraph-rsid="0018e3dc" style:font-style-asian="normal" style:font-style-complex="normal"/>
    </style:style>
    <style:style style:name="P51" style:family="paragraph" style:parent-style-name="Text_20_body">
      <style:paragraph-properties fo:text-align="start" style:justify-single-word="false"/>
      <style:text-properties fo:font-style="normal" officeooo:rsid="00261d64" officeooo:paragraph-rsid="00261d64" style:font-style-asian="normal" style:font-style-complex="normal"/>
    </style:style>
    <style:style style:name="P52" style:family="paragraph" style:parent-style-name="Text_20_body">
      <style:paragraph-properties fo:text-align="start" style:justify-single-word="false"/>
      <style:text-properties fo:font-style="normal" officeooo:rsid="0026eed9" officeooo:paragraph-rsid="0026eed9" style:font-style-asian="normal" style:font-style-complex="normal"/>
    </style:style>
    <style:style style:name="P53" style:family="paragraph" style:parent-style-name="Text_20_body">
      <style:text-properties style:font-name="DejaVu Serif" fo:font-style="normal" fo:font-weight="normal" officeooo:rsid="001d7fdb" officeooo:paragraph-rsid="001d7fdb" style:font-name-asian="Noto Serif CJK SC" style:font-style-asian="normal" style:font-weight-asian="normal" style:font-name-complex="Noto Sans Devanagari1" style:font-style-complex="normal" style:font-weight-complex="normal"/>
    </style:style>
    <style:style style:name="P54" style:family="paragraph" style:parent-style-name="Text_20_body">
      <style:text-properties officeooo:paragraph-rsid="001d7fdb"/>
    </style:style>
    <style:style style:name="P55" style:family="paragraph" style:parent-style-name="Text_20_body">
      <style:text-properties style:font-name="DejaVu Serif1" fo:font-style="normal" fo:font-weight="normal" officeooo:rsid="001d7fdb" officeooo:paragraph-rsid="001d7fdb" style:font-name-asian="DejaVu Serif1" style:font-style-asian="normal" style:font-weight-asian="normal" style:font-name-complex="DejaVu Serif1" style:font-style-complex="normal" style:font-weight-complex="normal"/>
    </style:style>
    <style:style style:name="P56" style:family="paragraph" style:parent-style-name="Text_20_body">
      <style:text-properties officeooo:paragraph-rsid="001f39f4"/>
    </style:style>
    <style:style style:name="P57" style:family="paragraph" style:parent-style-name="Text_20_body">
      <style:text-properties officeooo:paragraph-rsid="00216e40"/>
    </style:style>
    <style:style style:name="P58" style:family="paragraph" style:parent-style-name="Text_20_body">
      <style:text-properties officeooo:paragraph-rsid="0022cba9"/>
    </style:style>
    <style:style style:name="P59" style:family="paragraph" style:parent-style-name="Text_20_body">
      <style:text-properties officeooo:paragraph-rsid="002543d3"/>
    </style:style>
    <style:style style:name="P60" style:family="paragraph" style:parent-style-name="Text_20_body">
      <style:paragraph-properties fo:text-align="center" style:justify-single-word="false"/>
    </style:style>
    <style:style style:name="P61" style:family="paragraph" style:parent-style-name="Text_20_body">
      <style:paragraph-properties fo:text-align="center" style:justify-single-word="false"/>
      <style:text-properties officeooo:paragraph-rsid="00290407"/>
    </style:style>
    <style:style style:name="P62" style:family="paragraph" style:parent-style-name="Text_20_body">
      <style:paragraph-properties fo:text-align="center" style:justify-single-word="false"/>
      <style:text-properties officeooo:paragraph-rsid="002cdcaf"/>
    </style:style>
    <style:style style:name="P63" style:family="paragraph" style:parent-style-name="Text_20_body">
      <style:paragraph-properties fo:text-align="center" style:justify-single-word="false"/>
      <style:text-properties officeooo:paragraph-rsid="0044aa74"/>
    </style:style>
    <style:style style:name="P64" style:family="paragraph" style:parent-style-name="Text_20_body">
      <style:paragraph-properties fo:text-align="center" style:justify-single-word="false"/>
      <style:text-properties officeooo:paragraph-rsid="005e4a93"/>
    </style:style>
    <style:style style:name="P65" style:family="paragraph" style:parent-style-name="Text_20_body">
      <style:paragraph-properties fo:text-align="center" style:justify-single-word="false"/>
      <style:text-properties officeooo:paragraph-rsid="008f7218"/>
    </style:style>
    <style:style style:name="P66" style:family="paragraph" style:parent-style-name="Text_20_body">
      <style:paragraph-properties fo:text-align="center" style:justify-single-word="false"/>
      <style:text-properties officeooo:paragraph-rsid="0096999e"/>
    </style:style>
    <style:style style:name="P67" style:family="paragraph" style:parent-style-name="Text_20_body">
      <style:paragraph-properties fo:text-align="center" style:justify-single-word="false"/>
      <style:text-properties officeooo:paragraph-rsid="00985596"/>
    </style:style>
    <style:style style:name="P68" style:family="paragraph" style:parent-style-name="Text_20_body">
      <style:paragraph-properties fo:text-align="center" style:justify-single-word="false"/>
      <style:text-properties officeooo:paragraph-rsid="00986fbd"/>
    </style:style>
    <style:style style:name="P69" style:family="paragraph" style:parent-style-name="Text_20_body">
      <style:paragraph-properties fo:text-align="center" style:justify-single-word="false"/>
      <style:text-properties officeooo:paragraph-rsid="009b3ba4"/>
    </style:style>
    <style:style style:name="P70" style:family="paragraph" style:parent-style-name="Text_20_body">
      <style:paragraph-properties fo:text-align="center" style:justify-single-word="false"/>
      <style:text-properties officeooo:paragraph-rsid="009b8d6b"/>
    </style:style>
    <style:style style:name="P71" style:family="paragraph" style:parent-style-name="Text_20_body">
      <style:paragraph-properties fo:text-align="center" style:justify-single-word="false"/>
      <style:text-properties officeooo:paragraph-rsid="00261d64"/>
    </style:style>
    <style:style style:name="P72" style:family="paragraph" style:parent-style-name="Text_20_body">
      <style:paragraph-properties fo:text-align="center" style:justify-single-word="false"/>
      <style:text-properties officeooo:paragraph-rsid="0026eed9"/>
    </style:style>
    <style:style style:name="P73" style:family="paragraph" style:parent-style-name="Text_20_body">
      <style:paragraph-properties fo:text-align="center" style:justify-single-word="false"/>
      <style:text-properties officeooo:paragraph-rsid="002a48f1"/>
    </style:style>
    <style:style style:name="P74" style:family="paragraph" style:parent-style-name="Text_20_body">
      <style:paragraph-properties fo:text-align="center" style:justify-single-word="false"/>
      <style:text-properties officeooo:paragraph-rsid="003f7400"/>
    </style:style>
    <style:style style:name="P75" style:family="paragraph" style:parent-style-name="Text_20_body">
      <style:paragraph-properties fo:text-align="center" style:justify-single-word="false"/>
      <style:text-properties officeooo:paragraph-rsid="00414b8f"/>
    </style:style>
    <style:style style:name="P76" style:family="paragraph" style:parent-style-name="Text_20_body">
      <style:paragraph-properties fo:text-align="center" style:justify-single-word="false"/>
      <style:text-properties officeooo:paragraph-rsid="0042b597"/>
    </style:style>
    <style:style style:name="P77" style:family="paragraph" style:parent-style-name="Text_20_body">
      <style:paragraph-properties fo:text-align="center" style:justify-single-word="false"/>
      <style:text-properties officeooo:paragraph-rsid="0093529a"/>
    </style:style>
    <style:style style:name="P78" style:family="paragraph" style:parent-style-name="Text_20_body">
      <style:paragraph-properties fo:text-align="center" style:justify-single-word="false"/>
      <style:text-properties officeooo:paragraph-rsid="00e070ce"/>
    </style:style>
    <style:style style:name="P79" style:family="paragraph" style:parent-style-name="Text_20_body">
      <style:paragraph-properties fo:text-align="center" style:justify-single-word="false"/>
      <style:text-properties officeooo:paragraph-rsid="00e531e7"/>
    </style:style>
    <style:style style:name="P80" style:family="paragraph" style:parent-style-name="Text_20_body">
      <style:text-properties officeooo:paragraph-rsid="0026eed9"/>
    </style:style>
    <style:style style:name="P81" style:family="paragraph" style:parent-style-name="Text_20_body">
      <style:text-properties officeooo:paragraph-rsid="00290407"/>
    </style:style>
    <style:style style:name="P82" style:family="paragraph" style:parent-style-name="Text_20_body">
      <style:text-properties officeooo:rsid="002a48f1" officeooo:paragraph-rsid="002a48f1"/>
    </style:style>
    <style:style style:name="P83" style:family="paragraph" style:parent-style-name="Text_20_body">
      <style:text-properties officeooo:paragraph-rsid="0008513e"/>
    </style:style>
    <style:style style:name="P84" style:family="paragraph" style:parent-style-name="Text_20_body">
      <style:text-properties officeooo:paragraph-rsid="00123ac1"/>
    </style:style>
    <style:style style:name="P85" style:family="paragraph" style:parent-style-name="Text_20_body">
      <style:text-properties officeooo:paragraph-rsid="001854b4"/>
    </style:style>
    <style:style style:name="P86" style:family="paragraph" style:parent-style-name="Text_20_body">
      <style:text-properties officeooo:paragraph-rsid="0018e3dc"/>
    </style:style>
    <style:style style:name="P87" style:family="paragraph" style:parent-style-name="Text_20_body">
      <style:text-properties officeooo:paragraph-rsid="001a5f54"/>
    </style:style>
    <style:style style:name="P88" style:family="paragraph" style:parent-style-name="Text_20_body">
      <style:text-properties officeooo:paragraph-rsid="002e4157"/>
    </style:style>
    <style:style style:name="P89" style:family="paragraph" style:parent-style-name="Text_20_body">
      <style:text-properties officeooo:paragraph-rsid="00328b91"/>
    </style:style>
    <style:style style:name="P90" style:family="paragraph" style:parent-style-name="Text_20_body">
      <style:text-properties officeooo:paragraph-rsid="0038f348"/>
    </style:style>
    <style:style style:name="P91" style:family="paragraph" style:parent-style-name="Text_20_body">
      <style:text-properties officeooo:paragraph-rsid="0042b597"/>
    </style:style>
    <style:style style:name="P92" style:family="paragraph" style:parent-style-name="Text_20_body">
      <style:text-properties officeooo:rsid="0042b597" officeooo:paragraph-rsid="0042b597"/>
    </style:style>
    <style:style style:name="P93" style:family="paragraph" style:parent-style-name="Text_20_body">
      <style:text-properties officeooo:paragraph-rsid="0044aa74"/>
    </style:style>
    <style:style style:name="P94" style:family="paragraph" style:parent-style-name="Text_20_body">
      <style:text-properties officeooo:paragraph-rsid="004b93bb"/>
    </style:style>
    <style:style style:name="P95" style:family="paragraph" style:parent-style-name="Text_20_body">
      <style:text-properties officeooo:paragraph-rsid="004ea1af"/>
    </style:style>
    <style:style style:name="P96" style:family="paragraph" style:parent-style-name="Text_20_body">
      <style:text-properties officeooo:paragraph-rsid="005b5b77"/>
    </style:style>
    <style:style style:name="P97" style:family="paragraph" style:parent-style-name="Text_20_body">
      <style:text-properties officeooo:paragraph-rsid="005e4a93"/>
    </style:style>
    <style:style style:name="P98" style:family="paragraph" style:parent-style-name="Text_20_body">
      <style:text-properties officeooo:rsid="00641442" officeooo:paragraph-rsid="00641442"/>
    </style:style>
    <style:style style:name="P99" style:family="paragraph" style:parent-style-name="Text_20_body">
      <style:paragraph-properties fo:text-align="center" style:justify-single-word="false"/>
      <style:text-properties officeooo:rsid="00641442" officeooo:paragraph-rsid="00641442"/>
    </style:style>
    <style:style style:name="P100" style:family="paragraph" style:parent-style-name="Text_20_body">
      <style:paragraph-properties fo:text-align="center" style:justify-single-word="false"/>
      <style:text-properties style:font-name="DejaVu Sans3"/>
    </style:style>
    <style:style style:name="P101" style:family="paragraph" style:parent-style-name="Text_20_body">
      <style:text-properties officeooo:paragraph-rsid="0066b7a7"/>
    </style:style>
    <style:style style:name="P102" style:family="paragraph" style:parent-style-name="Text_20_body">
      <style:text-properties officeooo:rsid="0067982c" officeooo:paragraph-rsid="0067982c"/>
    </style:style>
    <style:style style:name="P103" style:family="paragraph" style:parent-style-name="Text_20_body">
      <style:text-properties officeooo:paragraph-rsid="00692852"/>
    </style:style>
    <style:style style:name="P104" style:family="paragraph" style:parent-style-name="Text_20_body">
      <style:text-properties officeooo:paragraph-rsid="0086a42b"/>
    </style:style>
    <style:style style:name="P105" style:family="paragraph" style:parent-style-name="Text_20_body">
      <style:text-properties officeooo:paragraph-rsid="008f7218"/>
    </style:style>
    <style:style style:name="P106" style:family="paragraph" style:parent-style-name="Text_20_body">
      <style:text-properties officeooo:paragraph-rsid="00917a95"/>
    </style:style>
    <style:style style:name="P107" style:family="paragraph" style:parent-style-name="Text_20_body">
      <style:text-properties officeooo:paragraph-rsid="0093529a"/>
    </style:style>
    <style:style style:name="P108" style:family="paragraph" style:parent-style-name="Text_20_body">
      <style:text-properties officeooo:paragraph-rsid="00937a50"/>
    </style:style>
    <style:style style:name="P109" style:family="paragraph" style:parent-style-name="Text_20_body">
      <style:text-properties officeooo:paragraph-rsid="0094d8b3"/>
    </style:style>
    <style:style style:name="P110" style:family="paragraph" style:parent-style-name="Text_20_body">
      <style:text-properties officeooo:rsid="0096999e" officeooo:paragraph-rsid="0096999e"/>
    </style:style>
    <style:style style:name="P111" style:family="paragraph" style:parent-style-name="Text_20_body">
      <style:text-properties officeooo:rsid="00985596" officeooo:paragraph-rsid="00985596"/>
    </style:style>
    <style:style style:name="P112" style:family="paragraph" style:parent-style-name="Text_20_body">
      <style:text-properties officeooo:rsid="00986fbd" officeooo:paragraph-rsid="00986fbd"/>
    </style:style>
    <style:style style:name="P113" style:family="paragraph" style:parent-style-name="Text_20_body">
      <style:paragraph-properties fo:text-align="center" style:justify-single-word="false"/>
      <style:text-properties officeooo:rsid="00986fbd" officeooo:paragraph-rsid="00986fbd"/>
    </style:style>
    <style:style style:name="P114" style:family="paragraph" style:parent-style-name="Text_20_body">
      <style:text-properties officeooo:rsid="009c9c52" officeooo:paragraph-rsid="009c9c52"/>
    </style:style>
    <style:style style:name="P115" style:family="paragraph" style:parent-style-name="Text_20_body">
      <style:text-properties officeooo:paragraph-rsid="009c9c52"/>
    </style:style>
    <style:style style:name="P116" style:family="paragraph" style:parent-style-name="Text_20_body">
      <style:text-properties officeooo:paragraph-rsid="00a360dd"/>
    </style:style>
    <style:style style:name="P117" style:family="paragraph" style:parent-style-name="Text_20_body">
      <style:text-properties officeooo:paragraph-rsid="00b49f8b"/>
    </style:style>
    <style:style style:name="P118" style:family="paragraph" style:parent-style-name="Text_20_body">
      <style:text-properties officeooo:paragraph-rsid="00a0ac48"/>
    </style:style>
    <style:style style:name="P119" style:family="paragraph" style:parent-style-name="Text_20_body">
      <style:text-properties officeooo:paragraph-rsid="00da4a29"/>
    </style:style>
    <style:style style:name="P120" style:family="paragraph" style:parent-style-name="Text_20_body">
      <style:text-properties officeooo:paragraph-rsid="00dd6f38"/>
    </style:style>
    <style:style style:name="P121" style:family="paragraph" style:parent-style-name="Text_20_body">
      <style:paragraph-properties fo:text-align="center" style:justify-single-word="false"/>
      <style:text-properties officeooo:rsid="00de9d9f" officeooo:paragraph-rsid="00de9d9f"/>
    </style:style>
    <style:style style:name="P122" style:family="paragraph" style:parent-style-name="Text_20_body">
      <style:text-properties officeooo:rsid="00de9d9f" officeooo:paragraph-rsid="00de9d9f"/>
    </style:style>
    <style:style style:name="P123" style:family="paragraph" style:parent-style-name="Text_20_body">
      <style:text-properties officeooo:paragraph-rsid="00e070ce"/>
    </style:style>
    <style:style style:name="P124" style:family="paragraph" style:parent-style-name="Text_20_body">
      <style:text-properties officeooo:rsid="00e1cf17" officeooo:paragraph-rsid="00e1cf17"/>
    </style:style>
    <style:style style:name="P125" style:family="paragraph" style:parent-style-name="Text_20_body">
      <style:paragraph-properties fo:text-align="center" style:justify-single-word="false"/>
      <style:text-properties officeooo:rsid="00e1cf17" officeooo:paragraph-rsid="00e1cf17"/>
    </style:style>
    <style:style style:name="P126" style:family="paragraph" style:parent-style-name="Text_20_body">
      <style:text-properties officeooo:rsid="00e314f9" officeooo:paragraph-rsid="00e314f9"/>
    </style:style>
    <style:style style:name="P127" style:family="paragraph" style:parent-style-name="Text_20_body">
      <style:paragraph-properties fo:text-align="center" style:justify-single-word="false"/>
      <style:text-properties officeooo:rsid="00e314f9" officeooo:paragraph-rsid="00e314f9"/>
    </style:style>
    <style:style style:name="P128" style:family="paragraph" style:parent-style-name="Text_20_body">
      <style:text-properties officeooo:paragraph-rsid="00e37c58"/>
    </style:style>
    <style:style style:name="P129" style:family="paragraph" style:parent-style-name="Text_20_body">
      <style:text-properties officeooo:paragraph-rsid="00e531e7"/>
    </style:style>
    <style:style style:name="P130" style:family="paragraph" style:parent-style-name="Text_20_body">
      <style:text-properties officeooo:rsid="00e887a5" officeooo:paragraph-rsid="00e887a5"/>
    </style:style>
    <style:style style:name="P131" style:family="paragraph" style:parent-style-name="Text_20_body">
      <style:paragraph-properties fo:text-align="center" style:justify-single-word="false"/>
      <style:text-properties officeooo:rsid="00e887a5" officeooo:paragraph-rsid="00e887a5"/>
    </style:style>
    <style:style style:name="P132" style:family="paragraph" style:parent-style-name="Text_20_body">
      <style:text-properties officeooo:paragraph-rsid="00ec64e5"/>
    </style:style>
    <style:style style:name="P133" style:family="paragraph" style:parent-style-name="Text_20_body" style:master-page-name="">
      <style:paragraph-properties fo:margin-top="0.199cm" fo:margin-bottom="0.25cm" loext:contextual-spacing="false" style:page-number="auto"/>
      <style:text-properties officeooo:paragraph-rsid="0008513e"/>
    </style:style>
    <style:style style:name="P134" style:family="paragraph" style:parent-style-name="Text_20_body">
      <style:paragraph-properties fo:margin-top="0.199cm" fo:margin-bottom="0.25cm" loext:contextual-spacing="false"/>
      <style:text-properties officeooo:paragraph-rsid="000f1d05"/>
    </style:style>
    <style:style style:name="P135" style:family="paragraph" style:parent-style-name="Standard">
      <style:paragraph-properties fo:text-align="justify" style:justify-single-word="false"/>
      <style:text-properties fo:font-style="normal" officeooo:rsid="00b09c22" officeooo:paragraph-rsid="00b09c22" style:font-style-asian="normal" style:font-style-complex="normal"/>
    </style:style>
    <style:style style:name="P136" style:family="paragraph" style:parent-style-name="Standard">
      <style:paragraph-properties fo:text-align="justify" style:justify-single-word="false"/>
      <style:text-properties officeooo:paragraph-rsid="00b09c22"/>
    </style:style>
    <style:style style:name="P137" style:family="paragraph" style:parent-style-name="Standard">
      <style:paragraph-properties fo:text-align="justify" style:justify-single-word="false"/>
      <style:text-properties officeooo:paragraph-rsid="00b045e9"/>
    </style:style>
    <style:style style:name="P138" style:family="paragraph" style:parent-style-name="Standard">
      <style:paragraph-properties fo:text-align="justify" style:justify-single-word="false"/>
      <style:text-properties officeooo:paragraph-rsid="00b32f71"/>
    </style:style>
    <style:style style:name="P139" style:family="paragraph" style:parent-style-name="Standard">
      <style:paragraph-properties fo:text-align="justify" style:justify-single-word="false"/>
      <style:text-properties officeooo:rsid="00b29f48" officeooo:paragraph-rsid="00b29f48"/>
    </style:style>
    <style:style style:name="P140" style:family="paragraph" style:parent-style-name="Text_20_body">
      <style:paragraph-properties fo:margin-left="1.251cm" fo:margin-right="0cm" fo:text-indent="0cm" style:auto-text-indent="false"/>
      <style:text-properties officeooo:paragraph-rsid="001a5f54"/>
    </style:style>
    <style:style style:name="P141" style:family="paragraph" style:parent-style-name="Heading_20_1">
      <style:text-properties officeooo:rsid="001854b4" officeooo:paragraph-rsid="001854b4"/>
    </style:style>
    <style:style style:name="P142" style:family="paragraph" style:parent-style-name="Heading_20_1">
      <style:paragraph-properties fo:break-before="page"/>
      <style:text-properties officeooo:rsid="001f39f4" officeooo:paragraph-rsid="001f39f4"/>
    </style:style>
    <style:style style:name="P143" style:family="paragraph" style:parent-style-name="Heading_20_2">
      <style:text-properties officeooo:rsid="0018e3dc" officeooo:paragraph-rsid="0018e3dc"/>
    </style:style>
    <style:style style:name="P144" style:family="paragraph" style:parent-style-name="Heading_20_2">
      <style:text-properties officeooo:rsid="001f39f4" officeooo:paragraph-rsid="001f39f4"/>
    </style:style>
    <style:style style:name="P145" style:family="paragraph" style:parent-style-name="Heading_20_2">
      <style:text-properties officeooo:rsid="00b49f8b" officeooo:paragraph-rsid="00b49f8b"/>
    </style:style>
    <style:style style:name="P146" style:family="paragraph" style:parent-style-name="Heading_20_3">
      <style:text-properties officeooo:rsid="00216e40" officeooo:paragraph-rsid="00216e40"/>
    </style:style>
    <style:style style:name="P147" style:family="paragraph" style:parent-style-name="Heading_20_3">
      <style:text-properties officeooo:rsid="0031a6ed" officeooo:paragraph-rsid="0031a6ed"/>
    </style:style>
    <style:style style:name="P148" style:family="paragraph" style:parent-style-name="Heading_20_3">
      <style:text-properties officeooo:rsid="0044aa74" officeooo:paragraph-rsid="0044aa74"/>
    </style:style>
    <style:style style:name="P149" style:family="paragraph" style:parent-style-name="Heading_20_3">
      <style:text-properties officeooo:rsid="004ea1af" officeooo:paragraph-rsid="004ea1af"/>
    </style:style>
    <style:style style:name="P150" style:family="paragraph" style:parent-style-name="Heading_20_3">
      <style:text-properties officeooo:rsid="005b4ac3" officeooo:paragraph-rsid="005b4ac3"/>
    </style:style>
    <style:style style:name="P151" style:family="paragraph" style:parent-style-name="Heading_20_3">
      <style:text-properties officeooo:rsid="005e4a93" officeooo:paragraph-rsid="005e4a93"/>
    </style:style>
    <style:style style:name="P152" style:family="paragraph" style:parent-style-name="Heading_20_3">
      <style:text-properties officeooo:rsid="0066b7a7" officeooo:paragraph-rsid="0066b7a7"/>
    </style:style>
    <style:style style:name="P153" style:family="paragraph" style:parent-style-name="Heading_20_3">
      <style:text-properties officeooo:rsid="00692852" officeooo:paragraph-rsid="00692852"/>
    </style:style>
    <style:style style:name="P154" style:family="paragraph" style:parent-style-name="Heading_20_3">
      <style:text-properties officeooo:rsid="0086a42b" officeooo:paragraph-rsid="0086a42b"/>
    </style:style>
    <style:style style:name="P155" style:family="paragraph" style:parent-style-name="Heading_20_3">
      <style:text-properties officeooo:rsid="008fe625" officeooo:paragraph-rsid="008fe625"/>
    </style:style>
    <style:style style:name="P156" style:family="paragraph" style:parent-style-name="Heading_20_3">
      <style:text-properties officeooo:rsid="0094d8b3" officeooo:paragraph-rsid="0094d8b3"/>
    </style:style>
    <style:style style:name="P157" style:family="paragraph" style:parent-style-name="Heading_20_3">
      <style:text-properties officeooo:rsid="00a360dd" officeooo:paragraph-rsid="00a360dd"/>
    </style:style>
    <style:style style:name="P158" style:family="paragraph" style:parent-style-name="Heading_20_3">
      <style:text-properties officeooo:rsid="00b49f8b" officeooo:paragraph-rsid="00b49f8b"/>
    </style:style>
    <style:style style:name="P159" style:family="paragraph" style:parent-style-name="Heading_20_3">
      <style:text-properties officeooo:rsid="00e37c58" officeooo:paragraph-rsid="00e37c58"/>
    </style:style>
    <style:style style:name="P160" style:family="paragraph" style:parent-style-name="Heading_20_3">
      <style:text-properties officeooo:paragraph-rsid="00ecd614"/>
    </style:style>
    <style:style style:name="P161" style:family="paragraph" style:parent-style-name="Heading_20_3">
      <style:text-properties officeooo:rsid="00f8b4c6" officeooo:paragraph-rsid="00f8b4c6"/>
    </style:style>
    <style:style style:name="P162" style:family="paragraph" style:parent-style-name="Heading_20_3">
      <style:text-properties officeooo:rsid="01011841" officeooo:paragraph-rsid="01011841"/>
    </style:style>
    <style:style style:name="P163" style:family="paragraph" style:parent-style-name="Heading_20_4">
      <style:text-properties officeooo:rsid="00e070ce" officeooo:paragraph-rsid="00e070ce"/>
    </style:style>
    <style:style style:name="P164" style:family="paragraph" style:parent-style-name="Standard" style:list-style-name="L9">
      <style:paragraph-properties fo:text-align="justify" style:justify-single-word="false"/>
      <style:text-properties fo:font-style="normal" officeooo:rsid="00b09c22" officeooo:paragraph-rsid="00b09c22" style:font-style-asian="normal" style:font-style-complex="normal"/>
    </style:style>
    <style:style style:name="P165" style:family="paragraph" style:parent-style-name="Standard" style:list-style-name="L10">
      <style:paragraph-properties fo:text-align="justify" style:justify-single-word="false"/>
      <style:text-properties fo:font-style="normal" officeooo:rsid="00b09c22" officeooo:paragraph-rsid="00b09c22" style:font-style-asian="normal" style:font-style-complex="normal"/>
    </style:style>
    <style:style style:name="P166" style:family="paragraph" style:parent-style-name="Table_20_Contents" style:list-style-name="L8">
      <style:paragraph-properties fo:text-align="justify" style:justify-single-word="false"/>
      <style:text-properties fo:font-style="normal" officeooo:rsid="00b045e9" officeooo:paragraph-rsid="00b045e9" style:font-style-asian="normal" style:font-style-complex="normal"/>
    </style:style>
    <style:style style:name="P167" style:family="paragraph" style:parent-style-name="Table_20_Contents" style:list-style-name="L10">
      <style:paragraph-properties fo:text-align="justify" style:justify-single-word="false"/>
      <style:text-properties fo:font-style="normal" officeooo:rsid="00a6244f" officeooo:paragraph-rsid="00b09c22" style:font-style-asian="normal" style:font-style-complex="normal"/>
    </style:style>
    <style:style style:name="P168" style:family="paragraph" style:parent-style-name="Table_20_Contents" style:list-style-name="L8">
      <style:paragraph-properties fo:text-align="justify" style:justify-single-word="false"/>
      <style:text-properties officeooo:paragraph-rsid="00b045e9"/>
    </style:style>
    <style:style style:name="P169" style:family="paragraph" style:parent-style-name="Table_20_Contents" style:list-style-name="L8">
      <style:paragraph-properties fo:text-align="justify" style:justify-single-word="false"/>
      <style:text-properties officeooo:paragraph-rsid="00b09c22"/>
    </style:style>
    <style:style style:name="P170" style:family="paragraph" style:parent-style-name="Text_20_body" style:list-style-name="L1">
      <style:text-properties officeooo:rsid="0018e3dc" officeooo:paragraph-rsid="0018e3dc"/>
    </style:style>
    <style:style style:name="P171" style:family="paragraph" style:parent-style-name="Text_20_body" style:list-style-name="L2">
      <style:text-properties officeooo:rsid="0018e3dc" officeooo:paragraph-rsid="0018e3dc"/>
    </style:style>
    <style:style style:name="P172" style:family="paragraph" style:parent-style-name="Text_20_body" style:list-style-name="L2"/>
    <style:style style:name="P173" style:family="paragraph" style:parent-style-name="Text_20_body" style:list-style-name="L2">
      <style:text-properties officeooo:paragraph-rsid="0018e3dc"/>
    </style:style>
    <style:style style:name="P174" style:family="paragraph" style:parent-style-name="Text_20_body" style:list-style-name="L2">
      <style:text-properties fo:font-style="normal" officeooo:rsid="0018e3dc" officeooo:paragraph-rsid="0018e3dc" style:font-style-asian="normal" style:font-style-complex="normal"/>
    </style:style>
    <style:style style:name="P175" style:family="paragraph" style:parent-style-name="Text_20_body" style:list-style-name="L3">
      <style:text-properties officeooo:paragraph-rsid="001d7fdb"/>
    </style:style>
    <style:style style:name="P176" style:family="paragraph" style:parent-style-name="Text_20_body" style:list-style-name="L3">
      <style:text-properties style:font-name="DejaVu Serif1" fo:font-style="normal" fo:font-weight="normal" officeooo:rsid="001d7fdb" officeooo:paragraph-rsid="001d7fdb" style:font-name-asian="DejaVu Serif1" style:font-style-asian="normal" style:font-weight-asian="normal" style:font-name-complex="DejaVu Serif1" style:font-style-complex="normal" style:font-weight-complex="normal"/>
    </style:style>
    <style:style style:name="P177" style:family="paragraph" style:parent-style-name="Text_20_body" style:list-style-name="L4"/>
    <style:style style:name="P178" style:family="paragraph" style:parent-style-name="Text_20_body" style:list-style-name="L4">
      <style:text-properties officeooo:paragraph-rsid="004ea1af"/>
    </style:style>
    <style:style style:name="P179" style:family="paragraph" style:parent-style-name="Text_20_body" style:list-style-name="L4">
      <style:text-properties officeooo:paragraph-rsid="0056209d"/>
    </style:style>
    <style:style style:name="P180" style:family="paragraph" style:parent-style-name="Text_20_body" style:list-style-name="L4">
      <style:text-properties officeooo:paragraph-rsid="00568771"/>
    </style:style>
    <style:style style:name="P181" style:family="paragraph" style:parent-style-name="Text_20_body" style:list-style-name="L5">
      <style:text-properties officeooo:rsid="0067982c" officeooo:paragraph-rsid="0067982c"/>
    </style:style>
    <style:style style:name="P182" style:family="paragraph" style:parent-style-name="Text_20_body" style:list-style-name="L6">
      <style:text-properties officeooo:paragraph-rsid="006c61d0"/>
    </style:style>
    <style:style style:name="P183" style:family="paragraph" style:parent-style-name="Text_20_body" style:list-style-name="L6">
      <style:text-properties officeooo:paragraph-rsid="006fe6cd"/>
    </style:style>
    <style:style style:name="P184" style:family="paragraph" style:parent-style-name="Text_20_body" style:list-style-name="L6">
      <style:text-properties officeooo:paragraph-rsid="0071d4f7"/>
    </style:style>
    <style:style style:name="P185" style:family="paragraph" style:parent-style-name="Text_20_body" style:list-style-name="L6">
      <style:text-properties officeooo:paragraph-rsid="0073d7f8"/>
    </style:style>
    <style:style style:name="P186" style:family="paragraph" style:parent-style-name="Text_20_body" style:list-style-name="L6">
      <style:paragraph-properties fo:text-align="center" style:justify-single-word="false"/>
      <style:text-properties officeooo:paragraph-rsid="0072e015"/>
    </style:style>
    <style:style style:name="P187" style:family="paragraph" style:parent-style-name="Text_20_body" style:list-style-name="L7">
      <style:paragraph-properties fo:text-align="center" style:justify-single-word="false"/>
      <style:text-properties officeooo:paragraph-rsid="0077a89d"/>
    </style:style>
    <style:style style:name="P188" style:family="paragraph" style:parent-style-name="Text_20_body" style:list-style-name="L7">
      <style:paragraph-properties fo:text-align="center" style:justify-single-word="false"/>
      <style:text-properties officeooo:paragraph-rsid="007974fb"/>
    </style:style>
    <style:style style:name="P189" style:family="paragraph" style:parent-style-name="Text_20_body" style:list-style-name="L7">
      <style:paragraph-properties fo:text-align="center" style:justify-single-word="false"/>
      <style:text-properties officeooo:paragraph-rsid="00805cad"/>
    </style:style>
    <style:style style:name="P190" style:family="paragraph" style:parent-style-name="Text_20_body" style:list-style-name="L7">
      <style:paragraph-properties fo:text-align="center" style:justify-single-word="false"/>
      <style:text-properties officeooo:paragraph-rsid="0082c03e"/>
    </style:style>
    <style:style style:name="P191" style:family="paragraph" style:parent-style-name="Text_20_body">
      <style:paragraph-properties fo:text-align="center" style:justify-single-word="false"/>
      <style:text-properties officeooo:paragraph-rsid="00fe94b0"/>
    </style:style>
    <style:style style:name="P192" style:family="paragraph" style:parent-style-name="Text_20_body" style:list-style-name="L7"/>
    <style:style style:name="P193" style:family="paragraph" style:parent-style-name="Text_20_body" style:list-style-name="L7">
      <style:text-properties officeooo:paragraph-rsid="00788488"/>
    </style:style>
    <style:style style:name="P194" style:family="paragraph" style:parent-style-name="Text_20_body" style:list-style-name="L7">
      <style:text-properties officeooo:paragraph-rsid="0077a89d"/>
    </style:style>
    <style:style style:name="P195" style:family="paragraph" style:parent-style-name="Text_20_body" style:list-style-name="L7">
      <style:text-properties officeooo:paragraph-rsid="007974fb"/>
    </style:style>
    <style:style style:name="P196" style:family="paragraph" style:parent-style-name="Text_20_body" style:list-style-name="L7">
      <style:text-properties officeooo:paragraph-rsid="007bc5f1"/>
    </style:style>
    <style:style style:name="P197" style:family="paragraph" style:parent-style-name="Text_20_body" style:list-style-name="L7">
      <style:text-properties officeooo:paragraph-rsid="007c5051"/>
    </style:style>
    <style:style style:name="P198" style:family="paragraph" style:parent-style-name="Text_20_body" style:list-style-name="L7">
      <style:text-properties officeooo:paragraph-rsid="007dd631"/>
    </style:style>
    <style:style style:name="P199" style:family="paragraph" style:parent-style-name="Text_20_body" style:list-style-name="L7">
      <style:text-properties officeooo:paragraph-rsid="00805cad"/>
    </style:style>
    <style:style style:name="P200" style:family="paragraph" style:parent-style-name="Text_20_body" style:list-style-name="L7">
      <style:text-properties officeooo:paragraph-rsid="00811375"/>
    </style:style>
    <style:style style:name="P201" style:family="paragraph" style:parent-style-name="Text_20_body">
      <style:text-properties officeooo:paragraph-rsid="00ecd614"/>
    </style:style>
    <style:style style:name="P202" style:family="paragraph" style:parent-style-name="Text_20_body">
      <style:text-properties officeooo:paragraph-rsid="00f3570d"/>
    </style:style>
    <style:style style:name="P203" style:family="paragraph" style:parent-style-name="Text_20_body">
      <style:text-properties officeooo:paragraph-rsid="00f6c9ee"/>
    </style:style>
    <style:style style:name="P204" style:family="paragraph" style:parent-style-name="Text_20_body">
      <style:text-properties officeooo:paragraph-rsid="00f8b4c6"/>
    </style:style>
    <style:style style:name="P205" style:family="paragraph" style:parent-style-name="Text_20_body">
      <style:text-properties officeooo:paragraph-rsid="00fd0090"/>
    </style:style>
    <style:style style:name="P206" style:family="paragraph" style:parent-style-name="Text_20_body">
      <style:text-properties officeooo:paragraph-rsid="00fe94b0"/>
    </style:style>
    <style:style style:name="P207" style:family="paragraph" style:parent-style-name="Text_20_body">
      <style:text-properties officeooo:paragraph-rsid="01011841"/>
    </style:style>
    <style:style style:name="T1" style:family="text">
      <style:text-properties officeooo:rsid="005eb91b"/>
    </style:style>
    <style:style style:name="T2" style:family="text">
      <style:text-properties officeooo:rsid="0008513e"/>
    </style:style>
    <style:style style:name="T3" style:family="text">
      <style:text-properties officeooo:rsid="000941dd"/>
    </style:style>
    <style:style style:name="T4" style:family="text">
      <style:text-properties style:font-name="DejaVu Serif" fo:font-size="11pt" officeooo:rsid="000941dd"/>
    </style:style>
    <style:style style:name="T5" style:family="text">
      <style:text-properties style:font-name="DejaVu Serif" fo:font-size="11pt" officeooo:rsid="0009d5ea"/>
    </style:style>
    <style:style style:name="T6" style:family="text">
      <style:text-properties style:font-name="DejaVu Serif" fo:font-size="11pt" officeooo:rsid="000d4638"/>
    </style:style>
    <style:style style:name="T7" style:family="text">
      <style:text-properties style:font-name="DejaVu Serif" fo:font-size="11pt" officeooo:rsid="000f1d05"/>
    </style:style>
    <style:style style:name="T8" style:family="text">
      <style:text-properties style:font-name="DejaVu Serif" fo:font-size="11pt" officeooo:rsid="0010f437"/>
    </style:style>
    <style:style style:name="T9" style:family="text">
      <style:text-properties style:font-name="DejaVu Serif" fo:font-size="11pt" officeooo:rsid="0012e739"/>
    </style:style>
    <style:style style:name="T10" style:family="text">
      <style:text-properties style:font-name="DejaVu Serif" fo:font-size="11pt" officeooo:rsid="00153a32"/>
    </style:style>
    <style:style style:name="T11" style:family="text">
      <style:text-properties style:font-name="DejaVu Serif" fo:font-size="11pt" officeooo:rsid="0016a1eb"/>
    </style:style>
    <style:style style:name="T12" style:family="text">
      <style:text-properties style:font-name="DejaVu Serif" fo:font-size="11pt" officeooo:rsid="0017c9fe"/>
    </style:style>
    <style:style style:name="T13" style:family="text">
      <style:text-properties style:font-name="DejaVu Serif" fo:font-size="11pt" officeooo:rsid="0018e3dc"/>
    </style:style>
    <style:style style:name="T14" style:family="text">
      <style:text-properties style:font-name="DejaVu Serif" fo:font-size="11pt" fo:font-style="normal" officeooo:rsid="001a5f54" style:font-style-asian="normal" style:font-style-complex="normal"/>
    </style:style>
    <style:style style:name="T15" style:family="text">
      <style:text-properties style:font-name="DejaVu Serif" fo:font-size="11pt" fo:font-style="normal" officeooo:rsid="001bee10" style:font-style-asian="normal" style:font-style-complex="normal"/>
    </style:style>
    <style:style style:name="T16" style:family="text">
      <style:text-properties style:font-name="DejaVu Serif" fo:font-size="11pt" fo:font-style="normal" officeooo:rsid="00360ec9" style:font-style-asian="normal" style:font-style-complex="normal"/>
    </style:style>
    <style:style style:name="T17" style:family="text">
      <style:text-properties style:font-name="DejaVu Serif" fo:font-size="11pt" fo:font-style="normal" officeooo:rsid="0096999e" style:font-style-asian="normal" style:font-style-complex="normal"/>
    </style:style>
    <style:style style:name="T18" style:family="text">
      <style:text-properties style:font-name="DejaVu Serif" fo:font-size="11pt" fo:font-style="normal" officeooo:rsid="00985596" style:font-style-asian="normal" style:font-style-complex="normal"/>
    </style:style>
    <style:style style:name="T19" style:family="text">
      <style:text-properties style:font-name="DejaVu Serif" fo:font-size="11pt" fo:font-style="normal" officeooo:rsid="00937a50" style:font-style-asian="normal" style:font-style-complex="normal"/>
    </style:style>
    <style:style style:name="T20" style:family="text">
      <style:text-properties style:font-name="DejaVu Serif" fo:font-size="11pt" fo:font-style="normal" officeooo:rsid="009c9c52" style:font-style-asian="normal" style:font-style-complex="normal"/>
    </style:style>
    <style:style style:name="T21" style:family="text">
      <style:text-properties style:font-name="DejaVu Serif" fo:font-size="11pt" fo:font-style="normal" officeooo:rsid="00a78d81" style:font-style-asian="normal" style:font-style-complex="normal"/>
    </style:style>
    <style:style style:name="T22" style:family="text">
      <style:text-properties style:font-name="DejaVu Serif" fo:font-size="11pt" fo:font-style="normal" officeooo:rsid="00ac5361" style:font-style-asian="normal" style:font-style-complex="normal"/>
    </style:style>
    <style:style style:name="T23" style:family="text">
      <style:text-properties style:font-name="DejaVu Serif" fo:font-size="11pt" fo:font-style="normal" officeooo:rsid="00b045e9" style:font-style-asian="normal" style:font-style-complex="normal"/>
    </style:style>
    <style:style style:name="T24" style:family="text">
      <style:text-properties style:font-name="DejaVu Serif" fo:font-size="11pt" fo:font-style="normal" officeooo:rsid="00b09c22" style:font-style-asian="normal" style:font-style-complex="normal"/>
    </style:style>
    <style:style style:name="T25" style:family="text">
      <style:text-properties style:font-name="DejaVu Serif" fo:font-size="11pt" fo:font-style="normal" officeooo:rsid="00a0ac48" style:font-style-asian="normal" style:font-style-complex="normal"/>
    </style:style>
    <style:style style:name="T26" style:family="text">
      <style:text-properties style:font-name="DejaVu Serif" fo:font-size="11pt" fo:font-style="normal" officeooo:rsid="00d86770" style:font-style-asian="normal" style:font-style-complex="normal"/>
    </style:style>
    <style:style style:name="T27" style:family="text">
      <style:text-properties style:font-name="DejaVu Serif" fo:font-size="11pt" fo:font-style="normal" officeooo:rsid="001d7fdb" style:font-name-asian="Noto Serif CJK SC" style:font-style-asian="normal" style:font-name-complex="Noto Sans Devanagari1" style:font-style-complex="normal"/>
    </style:style>
    <style:style style:name="T28" style:family="text">
      <style:text-properties style:font-name="DejaVu Serif" fo:font-size="11pt" fo:font-style="normal" fo:font-weight="normal" officeooo:rsid="001d7fdb" style:font-name-asian="Noto Serif CJK SC" style:font-style-asian="normal" style:font-weight-asian="normal" style:font-name-complex="Noto Sans Devanagari1" style:font-style-complex="normal" style:font-weight-complex="normal"/>
    </style:style>
    <style:style style:name="T29" style:family="text">
      <style:text-properties style:font-name="DejaVu Serif" fo:font-size="11pt" officeooo:rsid="001f39f4"/>
    </style:style>
    <style:style style:name="T30" style:family="text">
      <style:text-properties style:font-name="DejaVu Serif" fo:font-size="11pt" officeooo:rsid="0022cba9"/>
    </style:style>
    <style:style style:name="T31" style:family="text">
      <style:text-properties style:font-name="DejaVu Serif" fo:font-size="11pt" officeooo:rsid="002543d3"/>
    </style:style>
    <style:style style:name="T32" style:family="text">
      <style:text-properties style:font-name="DejaVu Serif" fo:font-size="11pt" officeooo:rsid="0026eed9"/>
    </style:style>
    <style:style style:name="T33" style:family="text">
      <style:text-properties style:font-name="DejaVu Serif" fo:font-size="11pt" officeooo:rsid="002b30b7"/>
    </style:style>
    <style:style style:name="T34" style:family="text">
      <style:text-properties style:font-name="DejaVu Serif" fo:font-size="11pt" officeooo:rsid="002df201"/>
    </style:style>
    <style:style style:name="T35" style:family="text">
      <style:text-properties style:font-name="DejaVu Serif" fo:font-size="11pt" officeooo:rsid="002e4157"/>
    </style:style>
    <style:style style:name="T36" style:family="text">
      <style:text-properties style:font-name="DejaVu Serif" fo:font-size="11pt" officeooo:rsid="0038f348"/>
    </style:style>
    <style:style style:name="T37" style:family="text">
      <style:text-properties style:font-name="DejaVu Serif" fo:font-size="11pt" officeooo:rsid="003adef9"/>
    </style:style>
    <style:style style:name="T38" style:family="text">
      <style:text-properties style:font-name="DejaVu Serif" fo:font-size="11pt" officeooo:rsid="003e86cc"/>
    </style:style>
    <style:style style:name="T39" style:family="text">
      <style:text-properties style:font-name="DejaVu Serif" fo:font-size="11pt" officeooo:rsid="003f7400"/>
    </style:style>
    <style:style style:name="T40" style:family="text">
      <style:text-properties style:font-name="DejaVu Serif" fo:font-size="11pt" officeooo:rsid="00414b8f"/>
    </style:style>
    <style:style style:name="T41" style:family="text">
      <style:text-properties style:font-name="DejaVu Serif" fo:font-size="11pt" officeooo:rsid="0042b597"/>
    </style:style>
    <style:style style:name="T42" style:family="text">
      <style:text-properties style:font-name="DejaVu Serif" fo:font-size="11pt" officeooo:rsid="0042ff28"/>
    </style:style>
    <style:style style:name="T43" style:family="text">
      <style:text-properties style:font-name="DejaVu Serif" fo:font-size="11pt" officeooo:rsid="0045edf8"/>
    </style:style>
    <style:style style:name="T44" style:family="text">
      <style:text-properties style:font-name="DejaVu Serif" fo:font-size="11pt" officeooo:rsid="00494087"/>
    </style:style>
    <style:style style:name="T45" style:family="text">
      <style:text-properties style:font-name="DejaVu Serif" fo:font-size="11pt" officeooo:rsid="00497176"/>
    </style:style>
    <style:style style:name="T46" style:family="text">
      <style:text-properties style:font-name="DejaVu Serif" fo:font-size="11pt" officeooo:rsid="0052628a"/>
    </style:style>
    <style:style style:name="T47" style:family="text">
      <style:text-properties style:font-name="DejaVu Serif" fo:font-size="11pt" officeooo:rsid="0053f778"/>
    </style:style>
    <style:style style:name="T48" style:family="text">
      <style:text-properties style:font-name="DejaVu Serif" fo:font-size="11pt" officeooo:rsid="0056209d"/>
    </style:style>
    <style:style style:name="T49" style:family="text">
      <style:text-properties style:font-name="DejaVu Serif" fo:font-size="11pt" fo:font-weight="normal" officeooo:rsid="005738b1" style:font-weight-asian="normal" style:font-weight-complex="normal"/>
    </style:style>
    <style:style style:name="T50" style:family="text">
      <style:text-properties style:font-name="DejaVu Serif" fo:font-size="11pt" fo:font-weight="normal" officeooo:rsid="00575e71" style:font-weight-asian="normal" style:font-weight-complex="normal"/>
    </style:style>
    <style:style style:name="T51" style:family="text">
      <style:text-properties style:font-name="DejaVu Serif" fo:font-size="11pt" fo:font-weight="normal" officeooo:rsid="00591ee4" style:font-weight-asian="normal" style:font-weight-complex="normal"/>
    </style:style>
    <style:style style:name="T52" style:family="text">
      <style:text-properties style:font-name="DejaVu Serif" fo:font-size="11pt" fo:font-weight="normal" officeooo:rsid="001d7fdb" style:font-name-asian="Noto Serif CJK SC" style:font-weight-asian="normal" style:font-name-complex="Noto Sans Devanagari1" style:font-weight-complex="normal"/>
    </style:style>
    <style:style style:name="T53" style:family="text">
      <style:text-properties style:font-name="DejaVu Serif" fo:font-size="11pt" officeooo:rsid="005b5b77"/>
    </style:style>
    <style:style style:name="T54" style:family="text">
      <style:text-properties style:font-name="DejaVu Serif" fo:font-size="11pt" officeooo:rsid="005c5e9a"/>
    </style:style>
    <style:style style:name="T55" style:family="text">
      <style:text-properties style:font-name="DejaVu Serif" fo:font-size="11pt" officeooo:rsid="005eb91b"/>
    </style:style>
    <style:style style:name="T56" style:family="text">
      <style:text-properties style:font-name="DejaVu Serif" fo:font-size="11pt" officeooo:rsid="00692852"/>
    </style:style>
    <style:style style:name="T57" style:family="text">
      <style:text-properties style:font-name="DejaVu Serif" fo:font-size="11pt" officeooo:rsid="006c61d0"/>
    </style:style>
    <style:style style:name="T58" style:family="text">
      <style:text-properties style:font-name="DejaVu Serif" fo:font-size="11pt" officeooo:rsid="006ec5d9"/>
    </style:style>
    <style:style style:name="T59" style:family="text">
      <style:text-properties style:font-name="DejaVu Serif" fo:font-size="11pt" officeooo:rsid="006fe6cd"/>
    </style:style>
    <style:style style:name="T60" style:family="text">
      <style:text-properties style:font-name="DejaVu Serif" fo:font-size="11pt" officeooo:rsid="0071d4f7"/>
    </style:style>
    <style:style style:name="T61" style:family="text">
      <style:text-properties style:font-name="DejaVu Serif" fo:font-size="11pt" officeooo:rsid="0072e015"/>
    </style:style>
    <style:style style:name="T62" style:family="text">
      <style:text-properties style:font-name="DejaVu Serif" fo:font-size="11pt" officeooo:rsid="0073d7f8"/>
    </style:style>
    <style:style style:name="T63" style:family="text">
      <style:text-properties style:font-name="DejaVu Serif" fo:font-size="11pt" officeooo:rsid="0077a89d"/>
    </style:style>
    <style:style style:name="T64" style:family="text">
      <style:text-properties style:font-name="DejaVu Serif" fo:font-size="11pt" officeooo:rsid="00788488"/>
    </style:style>
    <style:style style:name="T65" style:family="text">
      <style:text-properties style:font-name="DejaVu Serif" fo:font-size="11pt" officeooo:rsid="007974fb"/>
    </style:style>
    <style:style style:name="T66" style:family="text">
      <style:text-properties style:font-name="DejaVu Serif" fo:font-size="11pt" officeooo:rsid="007af76c"/>
    </style:style>
    <style:style style:name="T67" style:family="text">
      <style:text-properties style:font-name="DejaVu Serif" fo:font-size="11pt" officeooo:rsid="007c5051"/>
    </style:style>
    <style:style style:name="T68" style:family="text">
      <style:text-properties style:font-name="DejaVu Serif" fo:font-size="11pt" officeooo:rsid="00805cad"/>
    </style:style>
    <style:style style:name="T69" style:family="text">
      <style:text-properties style:font-name="DejaVu Serif" fo:font-size="11pt" officeooo:rsid="00811375"/>
    </style:style>
    <style:style style:name="T70" style:family="text">
      <style:text-properties style:font-name="DejaVu Serif" fo:font-size="11pt" officeooo:rsid="0086bcef"/>
    </style:style>
    <style:style style:name="T71" style:family="text">
      <style:text-properties style:font-name="DejaVu Serif" fo:font-size="11pt" officeooo:rsid="008da087"/>
    </style:style>
    <style:style style:name="T72" style:family="text">
      <style:text-properties style:font-name="DejaVu Serif" fo:font-size="11pt" officeooo:rsid="008f7218"/>
    </style:style>
    <style:style style:name="T73" style:family="text">
      <style:text-properties style:font-name="DejaVu Serif" fo:font-size="11pt" officeooo:rsid="00917a95"/>
    </style:style>
    <style:style style:name="T74" style:family="text">
      <style:text-properties style:font-name="DejaVu Serif" fo:font-size="11pt" officeooo:rsid="0096ee70"/>
    </style:style>
    <style:style style:name="T75" style:family="text">
      <style:text-properties style:font-name="DejaVu Serif" fo:font-size="11pt" officeooo:rsid="00985596"/>
    </style:style>
    <style:style style:name="T76" style:family="text">
      <style:text-properties style:font-name="DejaVu Serif" fo:font-size="11pt" officeooo:rsid="00986fbd"/>
    </style:style>
    <style:style style:name="T77" style:family="text">
      <style:text-properties style:font-name="DejaVu Serif" fo:font-size="11pt" officeooo:rsid="009a63af"/>
    </style:style>
    <style:style style:name="T78" style:family="text">
      <style:text-properties style:font-name="DejaVu Serif" fo:font-size="11pt" officeooo:rsid="009b3ba4"/>
    </style:style>
    <style:style style:name="T79" style:family="text">
      <style:text-properties style:font-name="DejaVu Serif" fo:font-size="11pt" officeooo:rsid="009b8d6b"/>
    </style:style>
    <style:style style:name="T80" style:family="text">
      <style:text-properties style:font-name="DejaVu Serif" fo:font-size="11pt" officeooo:rsid="00a0ac48"/>
    </style:style>
    <style:style style:name="T81" style:family="text">
      <style:text-properties style:font-name="DejaVu Serif" fo:font-size="11pt" officeooo:rsid="00a360dd"/>
    </style:style>
    <style:style style:name="T82" style:family="text">
      <style:text-properties style:font-name="DejaVu Serif" fo:font-size="11pt" officeooo:rsid="00a45ce0"/>
    </style:style>
    <style:style style:name="T83" style:family="text">
      <style:text-properties style:font-name="DejaVu Serif" fo:font-size="11pt" officeooo:rsid="00a78d81"/>
    </style:style>
    <style:style style:name="T84" style:family="text">
      <style:text-properties style:font-name="DejaVu Serif" fo:font-size="11pt" fo:language="en" fo:country="US" fo:font-style="normal" officeooo:rsid="00a78d81" style:font-style-asian="normal" style:font-style-complex="normal"/>
    </style:style>
    <style:style style:name="T85" style:family="text">
      <style:text-properties style:font-name="DejaVu Serif" fo:font-size="11pt" officeooo:rsid="00ae89d5"/>
    </style:style>
    <style:style style:name="T86" style:family="text">
      <style:text-properties style:font-name="DejaVu Serif" fo:font-size="11pt" officeooo:rsid="00afb708"/>
    </style:style>
    <style:style style:name="T87" style:family="text">
      <style:text-properties style:font-name="DejaVu Serif" fo:font-size="11pt" officeooo:rsid="00b09c22"/>
    </style:style>
    <style:style style:name="T88" style:family="text">
      <style:text-properties style:font-name="DejaVu Serif" fo:font-size="11pt" officeooo:rsid="00b49f8b"/>
    </style:style>
    <style:style style:name="T89" style:family="text">
      <style:text-properties style:font-name="DejaVu Serif" fo:font-size="11pt" officeooo:rsid="00bd37de"/>
    </style:style>
    <style:style style:name="T90" style:family="text">
      <style:text-properties style:font-name="DejaVu Serif" fo:font-size="11pt" officeooo:rsid="00bdd909"/>
    </style:style>
    <style:style style:name="T91" style:family="text">
      <style:text-properties style:font-name="DejaVu Serif" fo:font-size="11pt" officeooo:rsid="00d86770"/>
    </style:style>
    <style:style style:name="T92" style:family="text">
      <style:text-properties style:font-name="DejaVu Serif" fo:font-size="11pt" officeooo:rsid="00da4a29"/>
    </style:style>
    <style:style style:name="T93" style:family="text">
      <style:text-properties style:font-name="DejaVu Serif" fo:font-size="11pt" officeooo:rsid="00e1cf17"/>
    </style:style>
    <style:style style:name="T94" style:family="text">
      <style:text-properties style:font-name="DejaVu Serif" fo:font-size="11pt" officeooo:rsid="00e3e65e"/>
    </style:style>
    <style:style style:name="T95" style:family="text">
      <style:text-properties style:font-name="DejaVu Serif" fo:font-size="11pt" officeooo:rsid="00e9d090"/>
    </style:style>
    <style:style style:name="T96" style:family="text">
      <style:text-properties style:font-name="DejaVu Serif" fo:font-size="11pt" officeooo:rsid="00e9d7a2"/>
    </style:style>
    <style:style style:name="T97" style:family="text">
      <style:text-properties style:font-name="DejaVu Serif" fo:font-size="11pt" officeooo:rsid="00ec64e5"/>
    </style:style>
    <style:style style:name="T98" style:family="text">
      <style:text-properties style:font-name="DejaVu Serif" fo:font-size="11pt" officeooo:rsid="00f1616d"/>
    </style:style>
    <style:style style:name="T99" style:family="text">
      <style:text-properties style:font-name="DejaVu Serif" fo:font-size="11pt" officeooo:rsid="00f3570d"/>
    </style:style>
    <style:style style:name="T100" style:family="text">
      <style:text-properties style:font-name="DejaVu Serif" fo:font-size="11pt" officeooo:rsid="00f6aabb"/>
    </style:style>
    <style:style style:name="T101" style:family="text">
      <style:text-properties style:font-name="DejaVu Serif" fo:font-size="11pt" officeooo:rsid="00f6c9ee"/>
    </style:style>
    <style:style style:name="T102" style:family="text">
      <style:text-properties style:font-name="DejaVu Serif" fo:font-size="11pt" officeooo:rsid="00fca565"/>
    </style:style>
    <style:style style:name="T103" style:family="text">
      <style:text-properties style:font-name="DejaVu Serif" fo:font-size="11pt" officeooo:rsid="00fd0090"/>
    </style:style>
    <style:style style:name="T104" style:family="text">
      <style:text-properties style:font-name="DejaVu Serif" style:font-name-asian="Noto Serif CJK SC" style:font-name-complex="Noto Sans Devanagari1"/>
    </style:style>
    <style:style style:name="T105" style:family="text">
      <style:text-properties style:font-name="DejaVu Serif" fo:font-style="normal" officeooo:rsid="001bee10" style:font-name-asian="Noto Serif CJK SC" style:font-style-asian="normal" style:font-name-complex="Noto Sans Devanagari1" style:font-style-complex="normal"/>
    </style:style>
    <style:style style:name="T106" style:family="text">
      <style:text-properties style:font-name="DejaVu Serif" fo:font-style="normal" officeooo:rsid="001d7fdb" style:font-name-asian="Noto Serif CJK SC" style:font-style-asian="normal" style:font-name-complex="Noto Sans Devanagari1" style:font-style-complex="normal"/>
    </style:style>
    <style:style style:name="T107" style:family="text">
      <style:text-properties style:font-name="DejaVu Serif" fo:font-style="normal" officeooo:rsid="006184d9" style:font-name-asian="Noto Serif CJK SC" style:font-style-asian="normal" style:font-name-complex="Noto Sans Devanagari1" style:font-style-complex="normal"/>
    </style:style>
    <style:style style:name="T108" style:family="text">
      <style:text-properties style:font-name="DejaVu Serif" fo:font-style="normal" officeooo:rsid="0096999e" style:font-name-asian="Noto Serif CJK SC" style:font-style-asian="normal" style:font-name-complex="Noto Sans Devanagari1" style:font-style-complex="normal"/>
    </style:style>
    <style:style style:name="T109" style:family="text">
      <style:text-properties style:font-name="DejaVu Serif" fo:font-style="normal" officeooo:rsid="00a436bd" style:font-name-asian="Noto Serif CJK SC" style:font-style-asian="normal" style:font-name-complex="Noto Sans Devanagari1" style:font-style-complex="normal"/>
    </style:style>
    <style:style style:name="T110" style:family="text">
      <style:text-properties style:font-name="DejaVu Serif" fo:font-style="normal" officeooo:rsid="00ad4a98" style:font-name-asian="Noto Serif CJK SC" style:font-style-asian="normal" style:font-name-complex="Noto Sans Devanagari1" style:font-style-complex="normal"/>
    </style:style>
    <style:style style:name="T111" style:family="text">
      <style:text-properties style:font-name="DejaVu Serif" fo:font-style="normal" officeooo:rsid="00b32f71" style:font-name-asian="Noto Serif CJK SC" style:font-style-asian="normal" style:font-name-complex="Noto Sans Devanagari1" style:font-style-complex="normal"/>
    </style:style>
    <style:style style:name="T112" style:family="text">
      <style:text-properties style:font-name="DejaVu Serif" fo:font-style="normal" officeooo:rsid="00b29f48" style:font-name-asian="Noto Serif CJK SC" style:font-style-asian="normal" style:font-name-complex="Noto Sans Devanagari1" style:font-style-complex="normal"/>
    </style:style>
    <style:style style:name="T113" style:family="text">
      <style:text-properties style:font-name="DejaVu Serif" fo:font-style="normal" fo:font-weight="normal" officeooo:rsid="001d7fdb" style:font-name-asian="Noto Serif CJK SC" style:font-style-asian="normal" style:font-weight-asian="normal" style:font-name-complex="Noto Sans Devanagari1" style:font-style-complex="normal" style:font-weight-complex="normal"/>
    </style:style>
    <style:style style:name="T114" style:family="text">
      <style:text-properties style:font-name="DejaVu Serif" fo:font-style="normal" officeooo:rsid="00ae6798" style:font-style-asian="normal" style:font-style-complex="normal"/>
    </style:style>
    <style:style style:name="T115" style:family="text">
      <style:text-properties style:font-name="DejaVu Serif" fo:font-size="10pt" officeooo:rsid="002cdcaf" style:font-size-asian="10pt" style:font-size-complex="10pt"/>
    </style:style>
    <style:style style:name="T116" style:family="text">
      <style:text-properties style:font-name="DejaVu Serif" fo:font-size="10pt" fo:font-style="normal" officeooo:rsid="005fd7e2" style:font-size-asian="10pt" style:font-style-asian="normal" style:font-size-complex="10pt" style:font-style-complex="normal"/>
    </style:style>
    <style:style style:name="T117" style:family="text">
      <style:text-properties style:font-name="DejaVu Serif" fo:font-weight="normal" officeooo:rsid="001d7fdb" style:font-name-asian="Noto Serif CJK SC" style:font-weight-asian="normal" style:font-name-complex="Noto Sans Devanagari1" style:font-weight-complex="normal"/>
    </style:style>
    <style:style style:name="T118" style:family="text">
      <style:text-properties style:font-name="DejaVu Serif1" style:font-name-asian="DejaVu Serif1" style:font-name-complex="DejaVu Serif1"/>
    </style:style>
    <style:style style:name="T119" style:family="text">
      <style:text-properties style:font-name="DejaVu Serif1" officeooo:rsid="002e4157" style:font-name-asian="DejaVu Serif1" style:font-name-complex="DejaVu Serif1"/>
    </style:style>
    <style:style style:name="T120" style:family="text">
      <style:text-properties style:font-name="DejaVu Serif1" officeooo:rsid="004a4dea" style:font-name-asian="DejaVu Serif1" style:font-name-complex="DejaVu Serif1"/>
    </style:style>
    <style:style style:name="T121" style:family="text">
      <style:text-properties style:font-name="DejaVu Serif1" officeooo:rsid="005b5b77" style:font-name-asian="DejaVu Serif1" style:font-name-complex="DejaVu Serif1"/>
    </style:style>
    <style:style style:name="T122" style:family="text">
      <style:text-properties style:font-name="DejaVu Serif1" officeooo:rsid="00692852" style:font-name-asian="DejaVu Serif1" style:font-name-complex="DejaVu Serif1"/>
    </style:style>
    <style:style style:name="T123" style:family="text">
      <style:text-properties style:font-name="DejaVu Serif1" officeooo:rsid="006fe6cd" style:font-name-asian="DejaVu Serif1" style:font-name-complex="DejaVu Serif1"/>
    </style:style>
    <style:style style:name="T124" style:family="text">
      <style:text-properties style:font-name="DejaVu Serif1" officeooo:rsid="0073d7f8" style:font-name-asian="DejaVu Serif1" style:font-name-complex="DejaVu Serif1"/>
    </style:style>
    <style:style style:name="T125" style:family="text">
      <style:text-properties style:font-name="DejaVu Serif1" officeooo:rsid="00788488" style:font-name-asian="DejaVu Serif1" style:font-name-complex="DejaVu Serif1"/>
    </style:style>
    <style:style style:name="T126" style:family="text">
      <style:text-properties style:font-name="DejaVu Serif1" officeooo:rsid="007bc5f1" style:font-name-asian="DejaVu Serif1" style:font-name-complex="DejaVu Serif1"/>
    </style:style>
    <style:style style:name="T127" style:family="text">
      <style:text-properties style:font-name="DejaVu Serif1" officeooo:rsid="008a851a" style:font-name-asian="DejaVu Serif1" style:font-name-complex="DejaVu Serif1"/>
    </style:style>
    <style:style style:name="T128" style:family="text">
      <style:text-properties style:font-name="DejaVu Serif1" officeooo:rsid="0067982c" style:font-name-asian="DejaVu Serif1" style:font-name-complex="DejaVu Serif1"/>
    </style:style>
    <style:style style:name="T129" style:family="text">
      <style:text-properties style:font-name="DejaVu Serif1" officeooo:rsid="00917a95" style:font-name-asian="DejaVu Serif1" style:font-name-complex="DejaVu Serif1"/>
    </style:style>
    <style:style style:name="T130" style:family="text">
      <style:text-properties style:font-name="DejaVu Serif1" officeooo:rsid="0096999e" style:font-name-asian="DejaVu Serif1" style:font-name-complex="DejaVu Serif1"/>
    </style:style>
    <style:style style:name="T131" style:family="text">
      <style:text-properties style:font-name="DejaVu Serif1" officeooo:rsid="00a436bd" style:font-name-asian="DejaVu Serif1" style:font-name-complex="DejaVu Serif1"/>
    </style:style>
    <style:style style:name="T132" style:family="text">
      <style:text-properties style:font-name="DejaVu Serif1" fo:font-style="normal" officeooo:rsid="001bee10" style:font-name-asian="DejaVu Serif1" style:font-style-asian="normal" style:font-name-complex="DejaVu Serif1" style:font-style-complex="normal"/>
    </style:style>
    <style:style style:name="T133" style:family="text">
      <style:text-properties style:font-name="DejaVu Serif1" fo:font-style="normal" officeooo:rsid="001d7fdb" style:font-name-asian="DejaVu Serif1" style:font-style-asian="normal" style:font-name-complex="DejaVu Serif1" style:font-style-complex="normal"/>
    </style:style>
    <style:style style:name="T134" style:family="text">
      <style:text-properties style:font-name="DejaVu Serif1" fo:font-style="normal" officeooo:rsid="006184d9" style:font-name-asian="DejaVu Serif1" style:font-style-asian="normal" style:font-name-complex="DejaVu Serif1" style:font-style-complex="normal"/>
    </style:style>
    <style:style style:name="T135" style:family="text">
      <style:text-properties style:font-name="DejaVu Serif1" fo:font-style="normal" officeooo:rsid="008a851a" style:font-name-asian="DejaVu Serif1" style:font-style-asian="normal" style:font-name-complex="DejaVu Serif1" style:font-style-complex="normal"/>
    </style:style>
    <style:style style:name="T136" style:family="text">
      <style:text-properties style:font-name="DejaVu Serif1" fo:font-style="normal" officeooo:rsid="0067982c" style:font-name-asian="DejaVu Serif1" style:font-style-asian="normal" style:font-name-complex="DejaVu Serif1" style:font-style-complex="normal"/>
    </style:style>
    <style:style style:name="T137" style:family="text">
      <style:text-properties style:font-name="DejaVu Serif1" fo:font-style="normal" officeooo:rsid="008f7218" style:font-name-asian="DejaVu Serif1" style:font-style-asian="normal" style:font-name-complex="DejaVu Serif1" style:font-style-complex="normal"/>
    </style:style>
    <style:style style:name="T138" style:family="text">
      <style:text-properties style:font-name="DejaVu Serif1" fo:font-style="normal" officeooo:rsid="007dd631" style:font-name-asian="DejaVu Serif1" style:font-style-asian="normal" style:font-name-complex="DejaVu Serif1" style:font-style-complex="normal" style:text-overline-style="none" style:text-overline-color="font-color"/>
    </style:style>
    <style:style style:name="T139" style:family="text">
      <style:text-properties style:font-name="DejaVu Serif1" fo:font-style="normal" officeooo:rsid="0096999e" style:font-name-asian="DejaVu Serif1" style:font-style-asian="normal" style:font-name-complex="DejaVu Serif1" style:font-style-complex="normal"/>
    </style:style>
    <style:style style:name="T140" style:family="text">
      <style:text-properties style:font-name="DejaVu Serif1" fo:font-style="normal" officeooo:rsid="00a436bd" style:font-name-asian="DejaVu Serif1" style:font-style-asian="normal" style:font-name-complex="DejaVu Serif1" style:font-style-complex="normal"/>
    </style:style>
    <style:style style:name="T141" style:family="text">
      <style:text-properties style:font-name="DejaVu Serif1" fo:font-style="normal" officeooo:rsid="00ad4a98" style:font-name-asian="DejaVu Serif1" style:font-style-asian="normal" style:font-name-complex="DejaVu Serif1" style:font-style-complex="normal"/>
    </style:style>
    <style:style style:name="T142" style:family="text">
      <style:text-properties style:font-name="DejaVu Serif1" fo:font-style="normal" officeooo:rsid="00b29f48" style:font-name-asian="DejaVu Serif1" style:font-style-asian="normal" style:font-name-complex="DejaVu Serif1" style:font-style-complex="normal"/>
    </style:style>
    <style:style style:name="T143" style:family="text">
      <style:text-properties style:font-name="DejaVu Serif1" fo:font-style="normal" fo:font-weight="normal" officeooo:rsid="001bee10" style:font-name-asian="DejaVu Serif1" style:font-style-asian="normal" style:font-weight-asian="normal" style:font-name-complex="DejaVu Serif1" style:font-style-complex="normal" style:font-weight-complex="normal"/>
    </style:style>
    <style:style style:name="T144" style:family="text">
      <style:text-properties style:font-name="DejaVu Serif1" fo:font-style="normal" fo:font-weight="normal" officeooo:rsid="001d7fdb" style:font-name-asian="DejaVu Serif1" style:font-style-asian="normal" style:font-weight-asian="normal" style:font-name-complex="DejaVu Serif1" style:font-style-complex="normal" style:font-weight-complex="normal"/>
    </style:style>
    <style:style style:name="T145" style:family="text">
      <style:text-properties style:font-name="DejaVu Serif1" fo:font-style="normal" fo:font-weight="normal" officeooo:rsid="001ddabf" style:font-name-asian="DejaVu Serif1" style:font-style-asian="normal" style:font-weight-asian="normal" style:font-name-complex="DejaVu Serif1" style:font-style-complex="normal" style:font-weight-complex="normal"/>
    </style:style>
    <style:style style:name="T146" style:family="text">
      <style:text-properties style:font-name="DejaVu Serif1" fo:font-style="normal" officeooo:rsid="00ae6798" style:font-style-asian="normal" style:font-style-complex="normal"/>
    </style:style>
    <style:style style:name="T147" style:family="text">
      <style:text-properties style:font-name="DejaVu Serif1" fo:font-size="11pt" fo:font-style="normal" fo:font-weight="normal" officeooo:rsid="001d7fdb" style:font-name-asian="DejaVu Serif1" style:font-style-asian="normal" style:font-weight-asian="normal" style:font-name-complex="DejaVu Serif1" style:font-style-complex="normal" style:font-weight-complex="normal"/>
    </style:style>
    <style:style style:name="T148" style:family="text">
      <style:text-properties style:font-name="DejaVu Serif1" fo:font-size="11pt" fo:font-style="normal" fo:font-weight="normal" officeooo:rsid="001ddabf" style:font-name-asian="DejaVu Serif1" style:font-style-asian="normal" style:font-weight-asian="normal" style:font-name-complex="DejaVu Serif1" style:font-style-complex="normal" style:font-weight-complex="normal"/>
    </style:style>
    <style:style style:name="T149" style:family="text">
      <style:text-properties style:font-name="DejaVu Serif1" fo:font-size="11pt" fo:font-weight="normal" officeooo:rsid="001d7fdb" style:font-name-asian="DejaVu Serif1" style:font-weight-asian="normal" style:font-name-complex="DejaVu Serif1" style:font-weight-complex="normal"/>
    </style:style>
    <style:style style:name="T150" style:family="text">
      <style:text-properties style:font-name="DejaVu Serif1" fo:font-weight="normal" officeooo:rsid="00575e71" style:font-name-asian="DejaVu Serif1" style:font-weight-asian="normal" style:font-name-complex="DejaVu Serif1" style:font-weight-complex="normal"/>
    </style:style>
    <style:style style:name="T151" style:family="text">
      <style:text-properties style:font-name="DejaVu Serif1" fo:font-weight="normal" officeooo:rsid="001d7fdb" style:font-name-asian="DejaVu Serif1" style:font-weight-asian="normal" style:font-name-complex="DejaVu Serif1" style:font-weight-complex="normal"/>
    </style:style>
    <style:style style:name="T152" style:family="text">
      <style:text-properties style:font-name="DejaVu Serif1" officeooo:rsid="006aff07"/>
    </style:style>
    <style:style style:name="T153" style:family="text">
      <style:text-properties officeooo:rsid="000d4638"/>
    </style:style>
    <style:style style:name="T154" style:family="text">
      <style:text-properties style:text-position="super 58%"/>
    </style:style>
    <style:style style:name="T155" style:family="text">
      <style:text-properties style:text-position="super 58%" officeooo:rsid="0093529a"/>
    </style:style>
    <style:style style:name="T156" style:family="text">
      <style:text-properties officeooo:rsid="000fe7d5"/>
    </style:style>
    <style:style style:name="T157" style:family="text">
      <style:text-properties officeooo:rsid="0012e739"/>
    </style:style>
    <style:style style:name="T158" style:family="text">
      <style:text-properties officeooo:rsid="00153a32"/>
    </style:style>
    <style:style style:name="T159" style:family="text">
      <style:text-properties officeooo:rsid="001854b4"/>
    </style:style>
    <style:style style:name="T160" style:family="text">
      <style:text-properties officeooo:rsid="0018e3dc"/>
    </style:style>
    <style:style style:name="T161" style:family="text">
      <style:text-properties fo:font-style="normal" style:font-style-asian="normal" style:font-style-complex="normal"/>
    </style:style>
    <style:style style:name="T162" style:family="text">
      <style:text-properties fo:font-style="normal" officeooo:rsid="0018e3dc" style:font-style-asian="normal" style:font-style-complex="normal"/>
    </style:style>
    <style:style style:name="T163" style:family="text">
      <style:text-properties fo:font-style="normal" officeooo:rsid="001bee10" style:font-style-asian="normal" style:font-style-complex="normal"/>
    </style:style>
    <style:style style:name="T164" style:family="text">
      <style:text-properties fo:font-style="normal" officeooo:rsid="00261d64" style:font-style-asian="normal" style:font-style-complex="normal"/>
    </style:style>
    <style:style style:name="T165" style:family="text">
      <style:text-properties fo:font-style="normal" officeooo:rsid="00290407" style:font-style-asian="normal" style:font-style-complex="normal"/>
    </style:style>
    <style:style style:name="T166" style:family="text">
      <style:text-properties fo:font-style="normal" officeooo:rsid="002cdcaf" style:font-style-asian="normal" style:font-style-complex="normal"/>
    </style:style>
    <style:style style:name="T167" style:family="text">
      <style:text-properties fo:font-style="normal" officeooo:rsid="0034276e" style:font-style-asian="normal" style:font-style-complex="normal"/>
    </style:style>
    <style:style style:name="T168" style:family="text">
      <style:text-properties fo:font-style="normal" officeooo:rsid="00360ec9" style:font-style-asian="normal" style:font-style-complex="normal"/>
    </style:style>
    <style:style style:name="T169" style:family="text">
      <style:text-properties fo:font-style="normal" officeooo:rsid="00328b91" style:font-style-asian="normal" style:font-style-complex="normal"/>
    </style:style>
    <style:style style:name="T170" style:family="text">
      <style:text-properties fo:font-style="normal" officeooo:rsid="005fd7e2" style:font-style-asian="normal" style:font-style-complex="normal"/>
    </style:style>
    <style:style style:name="T171" style:family="text">
      <style:text-properties fo:font-style="normal" officeooo:rsid="007dd631" style:font-style-asian="normal" style:font-style-complex="normal"/>
    </style:style>
    <style:style style:name="T172" style:family="text">
      <style:text-properties fo:font-style="normal" officeooo:rsid="007dd631" style:font-style-asian="normal" style:font-style-complex="normal" style:text-overline-style="solid" style:text-overline-width="auto" style:text-overline-color="font-color"/>
    </style:style>
    <style:style style:name="T173" style:family="text">
      <style:text-properties fo:font-style="normal" officeooo:rsid="00805cad" style:font-style-asian="normal" style:font-style-complex="normal" style:text-overline-style="solid" style:text-overline-width="auto" style:text-overline-color="font-color"/>
    </style:style>
    <style:style style:name="T174" style:family="text">
      <style:text-properties fo:font-style="normal" officeooo:rsid="00805cad" style:font-style-asian="normal" style:font-style-complex="normal"/>
    </style:style>
    <style:style style:name="T175" style:family="text">
      <style:text-properties fo:font-style="normal" officeooo:rsid="007dd631" style:font-style-asian="normal" style:font-style-complex="normal" style:text-overline-style="none" style:text-overline-color="font-color"/>
    </style:style>
    <style:style style:name="T176" style:family="text">
      <style:text-properties fo:font-style="normal" officeooo:rsid="00a81d69" style:font-style-asian="normal" style:font-style-complex="normal" style:text-overline-style="none" style:text-overline-color="font-color"/>
    </style:style>
    <style:style style:name="T177" style:family="text">
      <style:text-properties fo:font-style="normal" officeooo:rsid="00ac5a56" style:font-style-asian="normal" style:font-style-complex="normal" style:text-overline-style="none" style:text-overline-color="font-color"/>
    </style:style>
    <style:style style:name="T178" style:family="text">
      <style:text-properties fo:font-style="normal" officeooo:rsid="008da087" style:font-style-asian="normal" style:font-style-complex="normal"/>
    </style:style>
    <style:style style:name="T179" style:family="text">
      <style:text-properties fo:font-style="normal" officeooo:rsid="00937a50" style:font-style-asian="normal" style:font-style-complex="normal"/>
    </style:style>
    <style:style style:name="T180" style:family="text">
      <style:text-properties fo:font-style="normal" officeooo:rsid="0096999e" style:font-style-asian="normal" style:font-style-complex="normal"/>
    </style:style>
    <style:style style:name="T181" style:family="text">
      <style:text-properties fo:font-style="normal" officeooo:rsid="00985596" style:font-style-asian="normal" style:font-style-complex="normal"/>
    </style:style>
    <style:style style:name="T182" style:family="text">
      <style:text-properties fo:font-style="normal" officeooo:rsid="009c9c52" style:font-style-asian="normal" style:font-style-complex="normal"/>
    </style:style>
    <style:style style:name="T183" style:family="text">
      <style:text-properties fo:font-style="normal" officeooo:rsid="00a436bd" style:font-style-asian="normal" style:font-style-complex="normal"/>
    </style:style>
    <style:style style:name="T184" style:family="text">
      <style:text-properties fo:font-style="normal" officeooo:rsid="00a6244f" style:font-style-asian="normal" style:font-style-complex="normal"/>
    </style:style>
    <style:style style:name="T185" style:family="text">
      <style:text-properties fo:font-style="normal" officeooo:rsid="00a78d81" style:font-style-asian="normal" style:font-style-complex="normal"/>
    </style:style>
    <style:style style:name="T186" style:family="text">
      <style:text-properties fo:font-style="normal" officeooo:rsid="00a81d69" style:font-style-asian="normal" style:font-style-complex="normal"/>
    </style:style>
    <style:style style:name="T187" style:family="text">
      <style:text-properties fo:font-style="normal" officeooo:rsid="00ad4a98" style:font-style-asian="normal" style:font-style-complex="normal"/>
    </style:style>
    <style:style style:name="T188" style:family="text">
      <style:text-properties fo:font-style="normal" officeooo:rsid="00b045e9" style:font-style-asian="normal" style:font-style-complex="normal"/>
    </style:style>
    <style:style style:name="T189" style:family="text">
      <style:text-properties fo:font-style="normal" officeooo:rsid="00b09c22" style:font-style-asian="normal" style:font-style-complex="normal"/>
    </style:style>
    <style:style style:name="T190" style:family="text">
      <style:text-properties fo:font-style="normal" officeooo:rsid="00b32f71" style:font-style-asian="normal" style:font-style-complex="normal"/>
    </style:style>
    <style:style style:name="T191" style:family="text">
      <style:text-properties fo:font-style="normal" officeooo:rsid="0026eed9" style:font-style-asian="normal" style:font-style-complex="normal"/>
    </style:style>
    <style:style style:name="T192" style:family="text">
      <style:text-properties fo:font-style="normal" officeooo:rsid="002a48f1" style:font-style-asian="normal" style:font-style-complex="normal"/>
    </style:style>
    <style:style style:name="T193" style:family="text">
      <style:text-properties fo:font-style="normal" officeooo:rsid="003f7400" style:font-style-asian="normal" style:font-style-complex="normal"/>
    </style:style>
    <style:style style:name="T194" style:family="text">
      <style:text-properties fo:font-style="normal" officeooo:rsid="00414b8f" style:font-style-asian="normal" style:font-style-complex="normal"/>
    </style:style>
    <style:style style:name="T195" style:family="text">
      <style:text-properties fo:font-style="normal" officeooo:rsid="0042b597" style:font-style-asian="normal" style:font-style-complex="normal"/>
    </style:style>
    <style:style style:name="T196" style:family="text">
      <style:text-properties fo:font-style="normal" officeooo:rsid="00a0ac48" style:font-style-asian="normal" style:font-style-complex="normal"/>
    </style:style>
    <style:style style:name="T197" style:family="text">
      <style:text-properties fo:font-style="normal" officeooo:rsid="00a45ce0" style:font-style-asian="normal" style:font-style-complex="normal"/>
    </style:style>
    <style:style style:name="T198" style:family="text">
      <style:text-properties fo:font-style="normal" officeooo:rsid="00ae6798" style:font-style-asian="normal" style:font-style-complex="normal"/>
    </style:style>
    <style:style style:name="T199" style:family="text">
      <style:text-properties fo:font-style="normal" officeooo:rsid="00afb708" style:font-style-asian="normal" style:font-style-complex="normal"/>
    </style:style>
    <style:style style:name="T200" style:family="text">
      <style:text-properties officeooo:rsid="001f39f4"/>
    </style:style>
    <style:style style:name="T201" style:family="text">
      <style:text-properties officeooo:rsid="00216e40"/>
    </style:style>
    <style:style style:name="T202" style:family="text">
      <style:text-properties officeooo:rsid="0022cba9"/>
    </style:style>
    <style:style style:name="T203" style:family="text">
      <style:text-properties style:font-name="DejaVu Sans4" fo:font-style="normal" officeooo:rsid="00290407" style:font-name-asian="DejaVu Sans4" style:font-style-asian="normal" style:font-name-complex="DejaVu Sans4" style:font-style-complex="normal"/>
    </style:style>
    <style:style style:name="T204" style:family="text">
      <style:text-properties style:font-name="DejaVu Serif2" fo:font-style="normal" officeooo:rsid="00290407" style:font-name-asian="DejaVu Sans4" style:font-style-asian="normal" style:font-name-complex="DejaVu Sans4" style:font-style-complex="normal"/>
    </style:style>
    <style:style style:name="T205" style:family="text">
      <style:text-properties officeooo:rsid="002cdcaf"/>
    </style:style>
    <style:style style:name="T206" style:family="text">
      <style:text-properties officeooo:rsid="002e4157"/>
    </style:style>
    <style:style style:name="T207" style:family="text">
      <style:text-properties officeooo:rsid="00328b91"/>
    </style:style>
    <style:style style:name="T208" style:family="text">
      <style:text-properties officeooo:rsid="003e86cc"/>
    </style:style>
    <style:style style:name="T209" style:family="text">
      <style:text-properties officeooo:rsid="00414b8f"/>
    </style:style>
    <style:style style:name="T210" style:family="text">
      <style:text-properties officeooo:rsid="0042b597"/>
    </style:style>
    <style:style style:name="T211" style:family="text">
      <style:text-properties officeooo:rsid="0042ff28"/>
    </style:style>
    <style:style style:name="T212" style:family="text">
      <style:text-properties officeooo:rsid="0045edf8"/>
    </style:style>
    <style:style style:name="T213" style:family="text">
      <style:text-properties officeooo:rsid="0052628a"/>
    </style:style>
    <style:style style:name="T214" style:family="text">
      <style:text-properties officeooo:rsid="0056209d"/>
    </style:style>
    <style:style style:name="T215" style:family="text">
      <style:text-properties fo:font-weight="normal" officeooo:rsid="00568771" style:font-weight-asian="normal" style:font-weight-complex="normal"/>
    </style:style>
    <style:style style:name="T216" style:family="text">
      <style:text-properties fo:font-weight="normal" officeooo:rsid="00591ee4" style:font-weight-asian="normal" style:font-weight-complex="normal"/>
    </style:style>
    <style:style style:name="T217" style:family="text">
      <style:text-properties fo:font-weight="normal" officeooo:rsid="005a30fb" style:font-weight-asian="normal" style:font-weight-complex="normal"/>
    </style:style>
    <style:style style:name="T218" style:family="text">
      <style:text-properties fo:font-weight="normal" officeooo:rsid="005eb91b" style:font-weight-asian="normal" style:font-weight-complex="normal"/>
    </style:style>
    <style:style style:name="T219" style:family="text">
      <style:text-properties style:font-name="DejaVu Sans Mono" fo:font-weight="normal" officeooo:rsid="00568771" style:font-weight-asian="normal" style:font-weight-complex="normal"/>
    </style:style>
    <style:style style:name="T220" style:family="text">
      <style:text-properties style:font-name="DejaVu Sans Mono" fo:font-weight="normal" officeooo:rsid="00591ee4" style:font-weight-asian="normal" style:font-weight-complex="normal"/>
    </style:style>
    <style:style style:name="T221" style:family="text">
      <style:text-properties style:font-name="DejaVu Sans Mono" fo:font-size="11pt" fo:font-weight="normal" officeooo:rsid="00591ee4" style:font-weight-asian="normal" style:font-weight-complex="normal"/>
    </style:style>
    <style:style style:name="T222" style:family="text">
      <style:text-properties officeooo:rsid="005b5b77"/>
    </style:style>
    <style:style style:name="T223" style:family="text">
      <style:text-properties officeooo:rsid="005c291c"/>
    </style:style>
    <style:style style:name="T224" style:family="text">
      <style:text-properties officeooo:rsid="005c5e9a"/>
    </style:style>
    <style:style style:name="T225" style:family="text">
      <style:text-properties officeooo:rsid="005e4a93"/>
    </style:style>
    <style:style style:name="T226" style:family="text">
      <style:text-properties officeooo:rsid="005fd7e2"/>
    </style:style>
    <style:style style:name="T227" style:family="text">
      <style:text-properties style:font-name="DejaVu Sans3"/>
    </style:style>
    <style:style style:name="T228" style:family="text">
      <style:text-properties officeooo:rsid="006c61d0"/>
    </style:style>
    <style:style style:name="T229" style:family="text">
      <style:text-properties officeooo:rsid="0071d4f7"/>
    </style:style>
    <style:style style:name="T230" style:family="text">
      <style:text-properties style:text-overline-style="solid" style:text-overline-width="auto" style:text-overline-color="font-color"/>
    </style:style>
    <style:style style:name="T231" style:family="text">
      <style:text-properties officeooo:rsid="0072e015"/>
    </style:style>
    <style:style style:name="T232" style:family="text">
      <style:text-properties officeooo:rsid="0073d7f8"/>
    </style:style>
    <style:style style:name="T233" style:family="text">
      <style:text-properties officeooo:rsid="00767bec"/>
    </style:style>
    <style:style style:name="T234" style:family="text">
      <style:text-properties officeooo:rsid="0077a89d"/>
    </style:style>
    <style:style style:name="T235" style:family="text">
      <style:text-properties officeooo:rsid="007974fb"/>
    </style:style>
    <style:style style:name="T236" style:family="text">
      <style:text-properties officeooo:rsid="007af76c"/>
    </style:style>
    <style:style style:name="T237" style:family="text">
      <style:text-properties officeooo:rsid="007bc5f1"/>
    </style:style>
    <style:style style:name="T238" style:family="text">
      <style:text-properties officeooo:rsid="00805cad"/>
    </style:style>
    <style:style style:name="T239" style:family="text">
      <style:text-properties officeooo:rsid="0084becc"/>
    </style:style>
    <style:style style:name="T240" style:family="text">
      <style:text-properties officeooo:rsid="0086bcef"/>
    </style:style>
    <style:style style:name="T241" style:family="text">
      <style:text-properties style:font-name="OpenSymbol1" officeooo:rsid="008a851a" style:font-name-asian="OpenSymbol1" style:font-name-complex="OpenSymbol1"/>
    </style:style>
    <style:style style:name="T242" style:family="text">
      <style:text-properties officeooo:rsid="008da087"/>
    </style:style>
    <style:style style:name="T243" style:family="text">
      <style:text-properties officeooo:rsid="008f7218"/>
    </style:style>
    <style:style style:name="T244" style:family="text">
      <style:text-properties officeooo:rsid="00917a95"/>
    </style:style>
    <style:style style:name="T245" style:family="text">
      <style:text-properties officeooo:rsid="0093529a"/>
    </style:style>
    <style:style style:name="T246" style:family="text">
      <style:text-properties officeooo:rsid="00937a50"/>
    </style:style>
    <style:style style:name="T247" style:family="text">
      <style:text-properties officeooo:rsid="0096999e"/>
    </style:style>
    <style:style style:name="T248" style:family="text">
      <style:text-properties style:text-position="sub 58%"/>
    </style:style>
    <style:style style:name="T249" style:family="text">
      <style:text-properties style:text-position="sub 58%" style:font-name="DejaVu Serif1" officeooo:rsid="0096999e" style:font-name-asian="DejaVu Serif1" style:font-name-complex="DejaVu Serif1"/>
    </style:style>
    <style:style style:name="T250" style:family="text">
      <style:text-properties officeooo:rsid="00985596"/>
    </style:style>
    <style:style style:name="T251" style:family="text">
      <style:text-properties officeooo:rsid="009a63af"/>
    </style:style>
    <style:style style:name="T252" style:family="text">
      <style:text-properties officeooo:rsid="009b8d6b"/>
    </style:style>
    <style:style style:name="T253" style:family="text">
      <style:text-properties officeooo:rsid="009c9c52"/>
    </style:style>
    <style:style style:name="T254" style:family="text">
      <style:text-properties officeooo:rsid="00a0ac48"/>
    </style:style>
    <style:style style:name="T255" style:family="text">
      <style:text-properties officeooo:rsid="00a360dd"/>
    </style:style>
    <style:style style:name="T256" style:family="text">
      <style:text-properties officeooo:rsid="00a436bd"/>
    </style:style>
    <style:style style:name="T257" style:family="text">
      <style:text-properties officeooo:rsid="00a45ce0"/>
    </style:style>
    <style:style style:name="T258" style:family="text">
      <style:text-properties officeooo:rsid="00a6244f"/>
    </style:style>
    <style:style style:name="T259" style:family="text">
      <style:text-properties officeooo:rsid="00a78d81"/>
    </style:style>
    <style:style style:name="T260" style:family="text">
      <style:text-properties fo:language="en" fo:country="US"/>
    </style:style>
    <style:style style:name="T261" style:family="text">
      <style:text-properties fo:language="en" fo:country="US" fo:font-style="normal" officeooo:rsid="00a78d81" style:font-style-asian="normal" style:font-style-complex="normal"/>
    </style:style>
    <style:style style:name="T262" style:family="text">
      <style:text-properties fo:language="en" fo:country="US" fo:font-style="normal" officeooo:rsid="00a6244f" style:font-style-asian="normal" style:font-style-complex="normal"/>
    </style:style>
    <style:style style:name="T263" style:family="text">
      <style:text-properties fo:language="en" fo:country="US" fo:font-style="normal" officeooo:rsid="00ac5a56" style:font-style-asian="normal" style:font-style-complex="normal"/>
    </style:style>
    <style:style style:name="T264" style:family="text">
      <style:text-properties fo:language="en" fo:country="US" fo:font-style="normal" officeooo:rsid="00aaba90" style:font-style-asian="normal" style:font-style-complex="normal"/>
    </style:style>
    <style:style style:name="T265" style:family="text">
      <style:text-properties fo:language="en" fo:country="US" officeooo:rsid="00aaba90"/>
    </style:style>
    <style:style style:name="T266" style:family="text">
      <style:text-properties fo:language="en" fo:country="US" officeooo:rsid="00a78d81"/>
    </style:style>
    <style:style style:name="T267" style:family="text">
      <style:text-properties officeooo:rsid="00a8c648"/>
    </style:style>
    <style:style style:name="T268" style:family="text">
      <style:text-properties officeooo:rsid="00aaba90"/>
    </style:style>
    <style:style style:name="T269" style:family="text">
      <style:text-properties officeooo:rsid="007dd631"/>
    </style:style>
    <style:style style:name="T270" style:family="text">
      <style:text-properties officeooo:rsid="00ac5a56"/>
    </style:style>
    <style:style style:name="T271" style:family="text">
      <style:text-properties officeooo:rsid="00ad4a98"/>
    </style:style>
    <style:style style:name="T272" style:family="text">
      <style:text-properties officeooo:rsid="00ae6798"/>
    </style:style>
    <style:style style:name="T273" style:family="text">
      <style:text-properties officeooo:rsid="00ae6e2b"/>
    </style:style>
    <style:style style:name="T274" style:family="text">
      <style:text-properties officeooo:rsid="00ae89d5"/>
    </style:style>
    <style:style style:name="T275" style:family="text">
      <style:text-properties fo:language="pt" fo:country="BR"/>
    </style:style>
    <style:style style:name="T276" style:family="text">
      <style:text-properties officeooo:rsid="00af8033"/>
    </style:style>
    <style:style style:name="T277" style:family="text">
      <style:text-properties officeooo:rsid="00afb708"/>
    </style:style>
    <style:style style:name="T278" style:family="text">
      <style:text-properties officeooo:rsid="00b09c22"/>
    </style:style>
    <style:style style:name="T279" style:family="text">
      <style:text-properties officeooo:rsid="00b29f48"/>
    </style:style>
    <style:style style:name="T280" style:family="text">
      <style:text-properties officeooo:rsid="00b32f71"/>
    </style:style>
    <style:style style:name="T281" style:family="text">
      <style:text-properties officeooo:rsid="00b49f8b"/>
    </style:style>
    <style:style style:name="T282" style:family="text">
      <style:text-properties officeooo:rsid="00bdd909"/>
    </style:style>
    <style:style style:name="T283" style:family="text">
      <style:text-properties officeooo:rsid="00da4a29"/>
    </style:style>
    <style:style style:name="T284" style:family="text">
      <style:text-properties officeooo:rsid="00de9d9f"/>
    </style:style>
    <style:style style:name="T285" style:family="text">
      <style:text-properties officeooo:rsid="00df863f"/>
    </style:style>
    <style:style style:name="T286" style:family="text">
      <style:text-properties fo:font-style="italic" style:font-style-asian="italic" style:font-style-complex="italic"/>
    </style:style>
    <style:style style:name="T287" style:family="text">
      <style:text-properties style:text-line-through-style="solid" style:text-line-through-type="single"/>
    </style:style>
    <style:style style:name="T288" style:family="text">
      <style:text-properties officeooo:rsid="00eaa5a7"/>
    </style:style>
    <style:style style:name="T289" style:family="text">
      <style:text-properties officeooo:rsid="00ec64e5"/>
    </style:style>
    <style:style style:name="T290" style:family="text">
      <style:text-properties officeooo:rsid="00ecd614"/>
    </style:style>
    <style:style style:name="T291" style:family="text">
      <style:text-properties officeooo:rsid="00f3570d"/>
    </style:style>
    <style:style style:name="T292" style:family="text">
      <style:text-properties style:font-name="DejaVu Serif1" officeooo:rsid="00f3570d" style:font-name-asian="DejaVu Serif1" style:font-name-complex="DejaVu Serif1"/>
    </style:style>
    <style:style style:name="T293" style:family="text">
      <style:text-properties style:font-name="DejaVu Serif1" officeooo:rsid="00fd0090" style:font-name-asian="DejaVu Serif1" style:font-name-complex="DejaVu Serif1"/>
    </style:style>
    <style:style style:name="T294" style:family="text">
      <style:text-properties style:font-name="DejaVu Serif1" officeooo:rsid="00fe94b0" style:font-name-asian="DejaVu Serif1" style:font-name-complex="DejaVu Serif1"/>
    </style:style>
    <style:style style:name="T295" style:family="text">
      <style:text-properties officeooo:rsid="00f6aabb"/>
    </style:style>
    <style:style style:name="T296" style:family="text">
      <style:text-properties officeooo:rsid="00f6c9ee"/>
    </style:style>
    <style:style style:name="T297" style:family="text">
      <style:text-properties fo:language="zxx" fo:country="none"/>
    </style:style>
    <style:style style:name="T298" style:family="text">
      <style:text-properties officeooo:rsid="00fca565"/>
    </style:style>
    <style:style style:name="T299" style:family="text">
      <style:text-properties officeooo:rsid="00fd0090"/>
    </style:style>
    <style:style style:name="T300" style:family="text">
      <style:text-properties officeooo:rsid="00e9d7a2"/>
    </style:style>
    <style:style style:name="T301" style:family="text">
      <style:text-properties officeooo:rsid="00fe94b0"/>
    </style:style>
    <style:style style:name="T302" style:family="text">
      <style:text-properties officeooo:rsid="00ff051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ódulo I</text:p>
      <text:p text:style-name="Subtitle">Introdução, estruturas fundamentais</text:p>
      <text:h text:style-name="Heading_20_1" text:outline-level="1">O que é Matemática Discreta?</text:h>
      <text:p text:style-name="Text_20_body">O que é a matemática discreta, afinal? Por que tem esse nome? O que ela abrange? E para que serve?</text:p>
      <text:p text:style-name="P83">Vamos analisar as duas palavras separadamente. Em primeiro lugar, <text:span text:style-name="Emphasis">matemática</text:span>. Quando a maioria das pessoas ouve “matemática”, elas pensam “números”. Afinal, a matemática não é o estudo de quantidades? E não foi <text:span text:style-name="T2">n</text:span>essa matéria em que aprendemos pela primeira vez a contar, somar e multiplica<text:span text:style-name="T2">r</text:span>?</text:p>
      <text:p text:style-name="P83">A matemática certamente tem sua raiz no estudo dos números – especificamente, os “números naturais” (os inteiros de 1 em diante) que fascinavam os antigos gregos. Mas a matemática é mais ampla do que isso, quase ao ponto de os números poderem ser considerados um caso especial de algo mais profundo. Neste livro, quando falarmos de árvores, conjuntos ou lógica formal, pode não haver um número à vista.</text:p>
      <text:p text:style-name="P83">A matemática é sobre objetos conceituais abstratos que possuem propriedades, e as implicações dessas propriedades. Um “objeto” pode ser qualquer tipo de “material de pensamento” que possamos definir e raciocinar a respeito com precisão. Grande parte da matemática trata de questões como: “<text:span text:style-name="Emphasis">suponha que definimos um certo tipo de coisa que tem certos atributos. Quais seriam as implicações disso, se raciocinássemos tão longe quanto possível?</text:span>”. A “coisa” pode ou não ser numérica, seja <text:span text:style-name="T4">ela o que for</text:span>. <text:span text:style-name="T3">Assim c</text:span>omo um número, porém, <text:span text:style-name="T3">ela </text:span>será definid<text:span text:style-name="T4">a</text:span> de forma clara, terá certos aspectos conhecidos, e será capaz de <text:span text:style-name="T3">se </text:span>combinar com outras coisas de alguma forma.</text:p>
      <text:p text:style-name="P83">Fundamental para a matemática é que ela lida com o abstrato. O abstrato, que é o oposto do concreto, significa essencialmente algo que não pode ser percebido com os sentidos. Um chip de computador é concreto: você pode tocá-lo, você pode vê-lo. Um número não é; nem uma função, uma árvore binária, ou uma implicação lógica. A única maneira de perceber estas coisas é com o poder da mente. Escreveremos expressões e faremos desenhos de muitas de nossas estruturas matemáticas a fim de ajudar a visualizá-las, e quase tudo o que estudarmos terá aplicações práticas em que a abstração se fundamenta no concreto para algum propósito útil. Mas a entidade matemática subjacente permanece abstrata e etérea – acessível apenas aos olhos da mente. Podemos usar um lápis para formar a figura “5” em um pedaço de papel, mas isso é apenas uma manifestação concreta do conceito subjacente de “cinco-<text:span text:style-name="T5">dade</text:span>”. Não confunda a figura ou o símbolo com a própria coisa, que sempre transcende qualquer mera representação física.</text:p>
      <text:p text:style-name="P83">A outra palavra no nome do nosso assunto é “<text:span text:style-name="Emphasis">discreta</text:span>”. A melhor maneira de apreciar o que significa “discreto” é contrastar com seu oposto, contínuo. Considere a seguinte lista:</text:p>
      <table:table table:name="Tabela1" table:style-name="Tabela1">
        <table:table-column table:style-name="Tabela1.A"/>
        <table:table-column table:style-name="Tabela1.B"/>
        <text:soft-page-break/>
        <table:table-row table:style-name="TableLine2258225520864">
          <table:table-cell table:style-name="Tabela1.A1" office:value-type="string">
            <text:p text:style-name="P48"><text:span text:style-name="Strong_20_Emphasis">Discreto</text:span></text:p>
          </table:table-cell>
          <table:table-cell table:style-name="Tabela1.A1" office:value-type="string">
            <text:p text:style-name="P48"><text:span text:style-name="Strong_20_Emphasis">Contínuo</text:span></text:p>
          </table:table-cell>
        </table:table-row>
        <table:table-row table:style-name="TableLine2258225523936">
          <table:table-cell table:style-name="Tabela1.A5" office:value-type="string">
            <text:p text:style-name="P7">Números inteiros (<text:span text:style-name="T118">ℤ</text:span><text:span text:style-name="T104">)</text:span></text:p>
          </table:table-cell>
          <table:table-cell table:style-name="Tabela1.B5" office:value-type="string">
            <text:p text:style-name="P7">Números reais (<text:span text:style-name="T118">ℝ</text:span><text:span text:style-name="T104">)</text:span></text:p>
          </table:table-cell>
        </table:table-row>
        <table:table-row table:style-name="TableLine2258225525472">
          <table:table-cell table:style-name="Tabela1.A5" office:value-type="string">
            <text:p text:style-name="P7">Digital</text:p>
          </table:table-cell>
          <table:table-cell table:style-name="Tabela1.B5" office:value-type="string">
            <text:p text:style-name="P7">Analógico</text:p>
          </table:table-cell>
        </table:table-row>
        <table:table-row table:style-name="TableLine2258225531104">
          <table:table-cell table:style-name="Tabela1.A5" office:value-type="string">
            <text:p text:style-name="P7">Salto quântico</text:p>
          </table:table-cell>
          <table:table-cell table:style-name="Tabela1.B5" office:value-type="string">
            <text:p text:style-name="P7">Salto olímpico</text:p>
          </table:table-cell>
        </table:table-row>
        <table:table-row table:style-name="TableLine2258225538784">
          <table:table-cell table:style-name="Tabela1.A5" office:value-type="string">
            <text:p text:style-name="P7">Contagem</text:p>
          </table:table-cell>
          <table:table-cell table:style-name="Tabela1.B5" office:value-type="string">
            <text:p text:style-name="P7">Medição</text:p>
          </table:table-cell>
        </table:table-row>
        <table:table-row table:style-name="Tabela1.6">
          <table:table-cell table:style-name="Tabela1.A6" office:value-type="string">
            <text:p text:style-name="P6">∫</text:p>
          </table:table-cell>
          <table:table-cell table:style-name="Tabela1.A6" office:value-type="string">
            <text:p text:style-name="P6">∑</text:p>
          </table:table-cell>
        </table:table-row>
      </table:table>
      <text:p text:style-name="P133">O que as entradas do lado esquerdo têm em comum? Elas descrevem coisas que são medidas em intervalos nítidos e distintos, em vez de variar suavemente ao longo de um intervalo. Coisas discretas saltam subitamente de posição em posição, com uma precisão rígida. Se você tiver 1,<text:span text:style-name="T153">7 </text:span>m de altura, você pode algum dia crescer até <text:span text:style-name="T6">1,71 </text:span>m; mas embora possa haver 5 pessoas em sua família, nunca haverá 5,3 <text:span text:style-name="T153">pessoas </text:span>(embora possa haver 6 algum dia).</text:p>
      <text:p text:style-name="P134">A última linha desta lista vale um breve comentário. Suas entradas são símbolos matemáticos, com os quais você pode estar familiarizado. Do lado direito – no reino contínuo – está ∫, que você talvez viu ou verá n<text:span text:style-name="T7">um</text:span> curso de Cálculo. Ele representa a operação fundamental da integração, que pode ser considerada como encontrar “a área sob uma curva”, e é basicamente uma forma de somar um conjunto infinito de números em um intervalo qualquer. Quando você “integra a função <text:span text:style-name="Variable">x</text:span><text:span text:style-name="T154">2</text:span> de 3 a 5”, você está na verdade somando todas as pequenas e minúsculas lascas verticais que compõem a área de <text:span text:style-name="Variable">x</text:span> = 3 à esquerda <text:span text:style-name="T7">até</text:span> <text:span text:style-name="Variable">x</text:span> = 5 à direita. Sua entrada correspondente na coluna da esquerda da tabela é Σ, que é apenas uma abreviação para “somar um monte de coisas”. A integração e a soma são operações equivalentes, é que quando você se integra, você está somando todas as (infinitamente muitas) lascas através do contínuo da linha real. Quando você soma, você está somando uma sequência fixa de entradas, uma de cada vez, como em um loop. Σ é apenas a “versão” discreta de ∫.</text:p>
      <text:p text:style-name="P134">Não se preocupe, você não precisa ter entendido completamente nenhuma das coisas de integração das quais acabei de falar, ou mesmo ter cursado Cálculo ainda. Estou apenas tentando lhe dar uma id<text:span text:style-name="T156">e</text:span>ia do que significa “discreto”, e de como a dicotomia entre discreto e contínuo realmente percorre toda a matemática e a computação. Neste livro, vamos nos concentrar principalmente em valores e estruturas discretas, que se revelam de maior utilidade na ciência da computação. Isso é parcialmente porque, como você provavelmente sabe, os próprios computadores são discretos e só podem armazenar e computar valores discretos. Pode haver muitos deles - megabytes, gigabytes, terabytes - mas cada valor armazenado é fundamentalmente composto de bits, cada um dos quais tem um valor de 0 ou 1. A propósito, isto é diferente do cérebro humano, cujas sinapses neuronais se comunicam com base nas quantidades contínuas de produtos químicos presentes em seus axônios. Portanto, acho que “computador” e “cérebro” são outro par de entradas que poderíamos acrescentar à nossa lista de discret<text:span text:style-name="T8">o</text:span> vs. Contínu<text:span text:style-name="T8">o</text:span>.</text:p>
      <text:p text:style-name="P134">Há outra razão, entretanto, <text:span text:style-name="T157">do </text:span>porquê a matemática discreta é mais útil para <text:span text:style-name="T9">a maioria das pessoas</text:span> da computação do que a matemática contínua, além da coisa dos bits e bytes. Simplificando, os computadores operam de forma algorítmica. Eles executam programas passo a passo, de forma iterativa. Primeiro faça isto, depois faça aquilo, depois passe para outra coisa. Esta execução mecânica, como o tiquetaque de um re<text:soft-page-break/>lógio, permeia tudo o que o computador pode fazer, e tudo o que podemos dizer a ele para fazer. Em um dado momento, o computador completou o passo 7, mas não o 8; acumulou 38 valores, mas não ainda 39; seu banco de dados tem exatamente 15 entradas, nem mais nem menos; ele sabe que depois de aceitar este pedido de amizade, haverá exatamente 553 pessoas em seu conjunto de amigos. Todo o paradigma por <text:span text:style-name="T157">de</text:span>trás do raciocínio sobre computadores e seus programas é discreto. </text:p>
      <text:p text:style-name="P134">Mas ainda é matemática. É apenas matemática discreta. Há muita coisa por vir, por isso acalme-se e <text:span text:style-name="T9">se prepare para começar a nossa jornada!</text:span></text:p>
      <text:h text:style-name="Heading_20_2" text:outline-level="2">Exercícios</text:h>
      <text:p text:style-name="P84">Us<text:span text:style-name="T157">ando</text:span> um pedaço de papel dobrado longitudinalmente, cubra a coluna da direita dos exercícios abaixo. Leia cada exercício na coluna da esquerda, responda na sua mente, depois deslize <text:span text:style-name="T9">o papel para </text:span>baixo para revelar a resposta e veja se você está certo! Para cada exercício que você <text:span text:style-name="T9">errou</text:span>, <text:span text:style-name="T9">entenda</text:span> <text:span text:style-name="T9">qual foi o erro</text:span> antes de seguir em frente.</text:p>
      <table:table table:name="Tabela2" table:style-name="Tabela2">
        <table:table-column table:style-name="Tabela2.A"/>
        <table:table-column table:style-name="Tabela2.B"/>
        <table:table-row table:style-name="Tabela2.1">
          <table:table-cell table:style-name="Tabela2.A1" office:value-type="string">
            <text:p text:style-name="P8">Qual o oposto de concreto?</text:p>
          </table:table-cell>
          <table:table-cell table:style-name="Tabela2.B1" office:value-type="string">
            <text:p text:style-name="P8">Abstrato</text:p>
          </table:table-cell>
        </table:table-row>
        <table:table-row table:style-name="Tabela2.1">
          <table:table-cell table:style-name="Tabela2.A2" office:value-type="string">
            <text:p text:style-name="P8">Qual o oposto de discreto?</text:p>
          </table:table-cell>
          <table:table-cell table:style-name="Tabela2.B2" office:value-type="string">
            <text:p text:style-name="P8">Contínuo</text:p>
          </table:table-cell>
        </table:table-row>
        <table:table-row table:style-name="Tabela2.1">
          <table:table-cell table:style-name="Tabela2.A2" office:value-type="string">
            <text:p text:style-name="P8">Considere uma certa quantidade de água em um copo. Você diria que ela é abstrata, ou concreta? Discreta ou contínua?</text:p>
          </table:table-cell>
          <table:table-cell table:style-name="Tabela2.B2" office:value-type="string">
            <text:p text:style-name="P9"><text:span text:style-name="T158">Concret</text:span><text:span text:style-name="T10">a</text:span><text:span text:style-name="T158">, já que é uma entidade real que você pode experimentar com os sentidos. Contínu</text:span><text:span text:style-name="T10">a</text:span><text:span text:style-name="T158">, já que pode ser qualquer número de </text:span><text:span text:style-name="T10">litros</text:span><text:span text:style-name="T158"> (ou colheres de sopa, ou o que quer que seja). A quantidade de água certamente não tem que ser um número inteiro. (</text:span><text:span text:style-name="T10">Para pensar</text:span><text:span text:style-name="T158">: já que toda matéria é, em última análise, composta de átomos, até mesmo substâncias como a água seriam discretas?)</text:span></text:p>
          </table:table-cell>
        </table:table-row>
        <table:table-row table:style-name="Tabela2.1">
          <table:table-cell table:style-name="Tabela2.A2" office:value-type="string">
            <text:p text:style-name="P26">Considere o número 27. Você diria que ele é abstrato ou concreto? Discreto, ou contínuo?</text:p>
          </table:table-cell>
          <table:table-cell table:style-name="Tabela2.B2" office:value-type="string">
            <text:p text:style-name="P9">Abstrato, já que você não pode ver, tocar ou cheirar “vinte e sete”. Provavelmente discreto, já que é um inteiro, e quando pensamos em números inteiros, pensamos “discreto”. (<text:span text:style-name="T11">Para pensar</text:span>: na vida real, como você saberia se eu quis dizer o inteiro “27” ou o número decimal “27,0”? E isso importa?)</text:p>
          </table:table-cell>
        </table:table-row>
        <table:table-row table:style-name="Tabela2.1">
          <table:table-cell table:style-name="Tabela2.A2" office:value-type="string">
            <text:p text:style-name="P26">Considere um bit em uma memória de computador. Você diria que ele é abstrato, ou concreto? Discreto, ou contínuo?</text:p>
          </table:table-cell>
          <table:table-cell table:style-name="Tabela2.B2" office:value-type="string">
            <text:p text:style-name="P9">Claramente, é discreto. Abstrato vs. <text:span text:style-name="T91">C</text:span>oncreto, porém, é um pouco complicado. Se estamos falando do transistor e capacitor reais que estão fisicamente presentes no hardware, mantendo uma pequena carga em algum pequeno chip, então ele é concreto. Mas se estamos falando do valor "1" que é conceitualmente parte do estado de execu<text:soft-page-break/>ção atual do computador, então ele é de fato abstrato, assim como 27 era. Neste <text:span text:style-name="T12">curso</text:span>, <text:span text:style-name="T12">falamos</text:span> sempre de bits neste segundo sentido, abstrato.</text:p>
          </table:table-cell>
        </table:table-row>
        <table:table-row table:style-name="Tabela2.1">
          <table:table-cell table:style-name="Tabela2.A2" office:value-type="string">
            <text:p text:style-name="P26">Se a matemática não se resume a números, de que mais se trata?</text:p>
          </table:table-cell>
          <table:table-cell table:style-name="Tabela2.B2" office:value-type="string">
            <text:p text:style-name="P9">Qualquer tipo de objeto abstrato que tenha propriedades sobre as quais possamos raciocinar. </text:p>
          </table:table-cell>
        </table:table-row>
      </table:table>
      <text:h text:style-name="P141" text:outline-level="1">Afirmações Matemáticas</text:h>
      <text:p text:style-name="P85"><text:span text:style-name="T159">Uma afirmação matemática, </text:span><text:span text:style-name="T160">ou declaração,</text:span><text:span text:style-name="T159"> é qualquer sentença declarativa que é necessariamente verdadeira ou falsa. Uma </text:span><text:span text:style-name="T13">afirmação</text:span><text:span text:style-name="T159"> é atômica se não puder ser dividida em declarações menores, caso contrário é chamada de molecular </text:span><text:span text:style-name="T160">ou composta</text:span><text:span text:style-name="T159">.</text:span></text:p>
      <text:h text:style-name="P143" text:outline-level="2">Exemplo</text:h>
      <text:p text:style-name="P49">As seguintes sentenças são declarações (na verdade, são declarações atômicas):</text:p>
      <text:list xml:id="list3283783494" text:style-name="L1">
        <text:list-item>
          <text:p text:style-name="P170">Os números telefônicos no Brasil têm 5 dígitos.</text:p>
        </text:list-item>
        <text:list-item>
          <text:p text:style-name="P170">A Lua é redonda.</text:p>
        </text:list-item>
        <text:list-item>
          <text:p text:style-name="P170">42 é um quadrado perfeito.</text:p>
        </text:list-item>
        <text:list-item>
          <text:p text:style-name="P170">Todo número par maior que 2 pode ser expresso como a soma de dois primos.</text:p>
        </text:list-item>
        <text:list-item>
          <text:p text:style-name="P170">3 + 7 = 12</text:p>
        </text:list-item>
      </text:list>
      <text:p text:style-name="P49">As seguintes sentenças não são declarações:</text:p>
      <text:list xml:id="list3036965665" text:style-name="L2">
        <text:list-item>
          <text:p text:style-name="P171">Você quer comer uma coxinha?</text:p>
        </text:list-item>
        <text:list-item>
          <text:p text:style-name="P171">A soma de dois quadrados.</text:p>
        </text:list-item>
        <text:list-item>
          <text:p text:style-name="P173"><text:span text:style-name="T160">1 + 3 + 5 + 7 + … + </text:span>2<text:span text:style-name="Variable">n</text:span> <text:span text:style-name="T162">+ 1.</text:span></text:p>
        </text:list-item>
        <text:list-item>
          <text:p text:style-name="P174">Vá para o seu quarto!</text:p>
        </text:list-item>
        <text:list-item>
          <text:p text:style-name="P172">3 + <text:span text:style-name="Variable">x</text:span> = 12</text:p>
        </text:list-item>
      </text:list>
      <text:p text:style-name="P86"><text:span text:style-name="T162">A razão pela qual a sentença “3 + </text:span><text:span text:style-name="Variable"><text:span text:style-name="T160">x</text:span></text:span><text:span text:style-name="T162"> = 12” não é uma declaração é que ela contém uma variável. Dependendo do que for</text:span> <text:span text:style-name="Variable">x</text:span>, a<text:span text:style-name="T162"> sentença ou é verdadeira ou é falsa, mas neste momento ela não é nem uma coisa nem outra. Uma maneira de transformar a sentença em uma declaração é especificar o valor da variável de alguma forma. Isto poderia ser feito especificando uma substituição específica, por exemplo, “3 + </text:span><text:span text:style-name="Variable"><text:span text:style-name="T160">x</text:span></text:span><text:span text:style-name="T162"> = 12 onde </text:span><text:span text:style-name="Variable"><text:span text:style-name="T160">x</text:span></text:span><text:span text:style-name="T162"> = 9”, que é uma afirmação verdadeira. Ou você poderia capturar a variável livre quantificando sobre ela, como em “para todos os valores de</text:span> <text:span text:style-name="Variable">x</text:span>,<text:span text:style-name="T162"> 3 +</text:span> <text:span text:style-name="Variable">x</text:span> <text:span text:style-name="T162">= 12", o que é falso. Discutiremos os quantificadores com mais detalhes no </text:span><text:span text:style-name="T14">Módulo VII</text:span><text:span text:style-name="T162">.</text:span></text:p>
      <text:p text:style-name="P50">Você pode construir declarações (moleculares) mais complicadas a partir de declarações mais simples (atômicas ou moleculares) usando conectivos lógicos. Por exemplo, esta é uma declaração molecular:</text:p>
      <text:p text:style-name="P140"><text:span text:style-name="T162">Os números telefônicos no Brasil têm 5 dígitos</text:span> <text:span text:style-name="Emphasis">e</text:span> <text:span text:style-name="T162">42 é um quadrado perfeito.</text:span></text:p>
      <text:p text:style-name="P87"><text:soft-page-break/><text:span text:style-name="T162">Note que podemos decompor isto em duas declarações menores. As duas afirmações mais curtas estão ligadas por um “e”, </text:span><text:span text:style-name="T163">que atua como conectivo</text:span><text:span text:style-name="T162">. </text:span><text:span text:style-name="T163">Na matemática, frequentemente consideramos 5 conectivos, que correspondem (aproximadamente) a</text:span><text:span text:style-name="T162">: </text:span>“<text:span text:style-name="Strong_20_Emphasis">e</text:span>”<text:span text:style-name="T162"> (</text:span><text:span text:style-name="T15">Adão</text:span><text:span text:style-name="T162"> é um homem e </text:span><text:span text:style-name="T15">Eva</text:span><text:span text:style-name="T162"> é uma mulher), </text:span>“<text:span text:style-name="Strong_20_Emphasis">ou</text:span>”<text:span text:style-name="T162"> (</text:span><text:span text:style-name="T15">Adão</text:span><text:span text:style-name="T162"> é um homem ou </text:span><text:span text:style-name="T15">Eva</text:span><text:span text:style-name="T162"> é uma mulher), </text:span>“<text:span text:style-name="Strong_20_Emphasis">se..., então...</text:span>”<text:span text:style-name="T162"> (se </text:span><text:span text:style-name="T15">Adão</text:span><text:span text:style-name="T162"> é homem, então </text:span><text:span text:style-name="T15">Eva</text:span><text:span text:style-name="T162"> é mulher), </text:span>“<text:span text:style-name="Strong_20_Emphasis">se e somente se</text:span>”<text:span text:style-name="T162"> (</text:span><text:span text:style-name="T15">Adão</text:span><text:span text:style-name="T162"> é homem se e somente se </text:span><text:span text:style-name="T15">Eva</text:span><text:span text:style-name="T162"> é mulher), e </text:span>“<text:span text:style-name="Strong_20_Emphasis">não</text:span>” (<text:span text:style-name="T15">Adão</text:span><text:span text:style-name="T162"> não é homem). Os quatro primeiros são chamados de conectivos binários (porque eles conectam duas afirmações), enquanto “não” é um exemplo de um conectivo unário (uma vez que se aplica a uma única afirmação). </text:span><text:span text:style-name="T163">Para cada um desses conectivos, é utilizado um símbolo matemático, respectivamente, </text:span><text:span text:style-name="T132">∧</text:span><text:span text:style-name="T105">, </text:span><text:span text:style-name="T132">∨</text:span><text:span text:style-name="T105">, </text:span><text:span text:style-name="T132">⇒</text:span><text:span text:style-name="T105">, </text:span><text:span text:style-name="T132">⇔, </text:span><text:span text:style-name="T133">¬</text:span><text:span text:style-name="T105"> .</text:span></text:p>
      <text:p text:style-name="P87"><text:span text:style-name="T27">As</text:span><text:span text:style-name="T105"> declarações moleculares são ainda declarações, portanto devem ser verdadeiras ou falsas. A observação absolutamente fundamental aqui é que o valor-verdade que a declaração molecular </text:span><text:span text:style-name="T27">possui</text:span><text:span text:style-name="T105"> é completamente determinado pelo tipo de conectivo e pelos valores-verdade </text:span><text:span text:style-name="T27">de suas</text:span><text:span text:style-name="T105"> partes. Não precisamos saber o que as partes realmente dizem, apenas se essas partes são verdadeiras ou falsas. </text:span><text:span text:style-name="T106">Dizemos por isso que todos os conectivos mencionados são</text:span> <text:span text:style-name="Strong_20_Emphasis">verofuncionais</text:span>.<text:span text:style-name="T113"> Dessa maneira para analisar a veracidade de declarações, podemos utiliza</text:span>r <text:span text:style-name="Strong_20_Emphasis">letras</text:span> (<text:span text:style-name="Variable"><text:span text:style-name="T52">X</text:span></text:span><text:span text:style-name="T28">, </text:span><text:span text:style-name="Variable"><text:span text:style-name="T52">Y</text:span></text:span><text:span text:style-name="T28">, </text:span><text:span text:style-name="Variable"><text:span text:style-name="T52">Z</text:span></text:span><text:span text:style-name="T113">…) para se referir a sentenças atômicas ou moleculares, sendo que cada letra pode ter apenas dois valores-verdade: </text:span><text:span text:style-name="Emphasis"><text:span text:style-name="T117">verdadeiro</text:span></text:span><text:span text:style-name="T113"> ou </text:span><text:span text:style-name="Emphasis"><text:span text:style-name="T117">falso</text:span></text:span><text:span text:style-name="T113">.</text:span></text:p>
      <text:p text:style-name="P53">O valor-verdade de uma declaração é assim determinado pelo valor verdade de suas partes, dependendo dos conectivos utilizados:</text:p>
      <text:list xml:id="list3008541713" text:style-name="L3">
        <text:list-item>
          <text:p text:style-name="P175"><text:span text:style-name="Variable"><text:span text:style-name="T52">X</text:span></text:span><text:span text:style-name="T113"> </text:span><text:span text:style-name="T143">∧ </text:span><text:span text:style-name="Variable"><text:span text:style-name="T149">Y</text:span></text:span><text:span text:style-name="T144"> é verdadeir</text:span><text:span text:style-name="T147">a</text:span><text:span text:style-name="T144"> quando tanto </text:span><text:span text:style-name="Variable"><text:span text:style-name="T149">X</text:span></text:span><text:span text:style-name="T144"> quanto </text:span><text:span text:style-name="Variable"><text:span text:style-name="T149">Y</text:span></text:span><text:span text:style-name="T144"> são verdadeir</text:span><text:span text:style-name="T147">a</text:span><text:span text:style-name="T144">s.</text:span></text:p>
        </text:list-item>
        <text:list-item>
          <text:p text:style-name="P175"><text:span text:style-name="Variable"><text:span text:style-name="T149">X</text:span></text:span><text:span text:style-name="T144"> ∨ </text:span><text:span text:style-name="Variable"><text:span text:style-name="T149">Y</text:span></text:span><text:span text:style-name="T144"> é verdadeir</text:span><text:span text:style-name="T147">a</text:span><text:span text:style-name="T144"> quando </text:span><text:span text:style-name="Variable"><text:span text:style-name="T149">X</text:span></text:span><text:span text:style-name="T144"> ou </text:span><text:span text:style-name="Variable"><text:span text:style-name="T149">Y</text:span></text:span><text:span text:style-name="T144">, ou amb</text:span><text:span text:style-name="T147">a</text:span><text:span text:style-name="T144">s, são verdadeir</text:span><text:span text:style-name="T147">a</text:span><text:span text:style-name="T144">s.</text:span></text:p>
        </text:list-item>
        <text:list-item>
          <text:p text:style-name="P175"><text:span text:style-name="Variable"><text:span text:style-name="T149">X</text:span></text:span><text:span text:style-name="T144"> ⇒ </text:span><text:span text:style-name="Variable"><text:span text:style-name="T149">Y</text:span></text:span><text:span text:style-name="T144"> é verdadeir</text:span><text:span text:style-name="T147">a</text:span><text:span text:style-name="T144"> quando </text:span><text:span text:style-name="Variable"><text:span text:style-name="T149">X</text:span></text:span><text:span text:style-name="T144"> é fals</text:span><text:span text:style-name="T147">a</text:span><text:span text:style-name="T144">, ou quando </text:span><text:span text:style-name="Variable"><text:span text:style-name="T149">Y</text:span></text:span><text:span text:style-name="T144"> é verdadeir</text:span><text:span text:style-name="T147">a</text:span><text:span text:style-name="T144"> (ou ambas as coisas).</text:span></text:p>
        </text:list-item>
        <text:list-item>
          <text:p text:style-name="P175"><text:span text:style-name="Variable"><text:span text:style-name="T149">X</text:span></text:span><text:span text:style-name="T144"> </text:span><text:span text:style-name="T143">⇔ </text:span><text:span text:style-name="Variable"><text:span text:style-name="T149">Y</text:span></text:span><text:span text:style-name="T144"> é verdadeira quando </text:span><text:span text:style-name="Variable"><text:span text:style-name="T151">X</text:span></text:span><text:span text:style-name="T144"> e </text:span><text:span text:style-name="Variable"><text:span text:style-name="T151">Y</text:span></text:span><text:span text:style-name="T144"> são ambas verdadeiras, ou ambas falsas.</text:span></text:p>
        </text:list-item>
        <text:list-item>
          <text:p text:style-name="P176">¬<text:span text:style-name="Variable">X</text:span> é verdadeira quando <text:span text:style-name="Variable">X</text:span> é falsa.</text:p>
        </text:list-item>
      </text:list>
      <text:p text:style-name="P54"><text:span text:style-name="T144">No Módulo VII deste curso aprofundaremos um pouco mais esse assunto e um tratamento </text:span><text:span text:style-name="T145">bem </text:span><text:span text:style-name="T144">mais </text:span><text:span text:style-name="T148">abrangente</text:span><text:span text:style-name="T144"> será visto no curso de “Lógica para Computação”.</text:span></text:p>
      <text:p text:style-name="P55"/>
      <text:h text:style-name="P142" text:outline-level="1">Estruturas Fundamentais</text:h>
      <text:h text:style-name="P144" text:outline-level="2">Conjuntos</text:h>
      <text:p text:style-name="P56">O lugar a partir do qual começaremos nossa caminhada é um<text:span text:style-name="T200">a</text:span> á<text:span text:style-name="T200">rea</text:span> d<text:span text:style-name="T29">a</text:span> matemática chamad<text:span text:style-name="T29">a</text:span> <text:span text:style-name="T200">de “</text:span>teoria do<text:span text:style-name="T200">s</text:span> conjunto<text:span text:style-name="T200">s”</text:span>. A teoria dos conjuntos tem uma propriedade surpreendente: é tão simples e aplicável que quase todo o resto da matemática pode se basear nela! Isto é ainda mais notável porque a própria teoria dos conjuntos surgiu bastante tarde no jogo (como as coisas <text:span text:style-name="T29">são</text:span>) – foi inventada por um homem brilhante, Georg Cantor, na década de 1870. Isso pode parecer muito tempo atrás, mas considere que quando Cantor nasceu, a humanidade já havia acumulado uma imensa riqueza de conhecimentos matemáticos: desde geometria <text:span text:style-name="T200">até</text:span> álgebra, <text:span text:style-name="T200">do </text:span>cálculo <text:span text:style-name="T29">aos</text:span> números primos. Mas a teoria dos conjuntos era tão elegante e universal que, depois de inventada, quase tudo em matemática foi redefinido <text:span text:style-name="T29">a partir do zero</text:span> para ser <text:span text:style-name="T29">expresso</text:span> na linguagem dos conjuntos. Acontece que esta simples ferramenta é uma forma surpreendentemente poderosa de raciocinar sobre conceitos matemáticos de todos os <text:span text:style-name="T29">tipos</text:span>. Assim, <text:span text:style-name="T200">quase </text:span>tudo o mais neste <text:span text:style-name="T29">curso</text:span> <text:span text:style-name="T29">tem a </text:span>teoria dos conjuntos como fundação.</text:p>
      <text:p text:style-name="P56">Cantor, a propósito, enlouqueceu ao tentar estender a teoria dos conjuntos para abranger totalmente o conceito de infinito. Não deixe que isso aconteça com você.</text:p>
      <text:h text:style-name="P146" text:outline-level="3">A Ideia de Conjunto</text:h>
      <text:p text:style-name="P57">Um conjunto é uma seleção de certas coisas provenientes de um grupo (normalmente maior). Quando falamos de um conjunto, estamos declarando que certos itens específicos desse grupo estão no conjunto, e certos itens não estão no conjunto. Não há tons de cinza: cada elemento ou está dentro ou <text:span text:style-name="T201">está </text:span>fora.</text:p>
      <text:p text:style-name="P58">Por exemplo, talvez o grupo geral que estou considerando <text:span text:style-name="T202">seja </text:span><text:span text:style-name="T30">uma</text:span> família, que consiste de cinco pessoas: <text:span text:style-name="T30">Mamãe</text:span>, <text:span text:style-name="T30">Papai</text:span>, L<text:span text:style-name="T30">uísa</text:span>, <text:span text:style-name="T30">J</text:span>.<text:span text:style-name="T30">P</text:span>., e <text:span text:style-name="T30">Zezinho</text:span>. Poderíamos definir um conjunto – chamemos de <text:span text:style-name="Variable">A</text:span> – que contém <text:span text:style-name="T30">Papai</text:span> e L<text:span text:style-name="T30">uísa</text:span>, mas não os outros três. Outro conjunto <text:span text:style-name="Variable">B</text:span> poderia ter L<text:span text:style-name="T30">uísa</text:span>, <text:span text:style-name="T30">J</text:span>.<text:span text:style-name="T30">P</text:span>., e <text:span text:style-name="T30">Zezinho</text:span>, mas não os dois pais. O conjunto <text:span text:style-name="Variable">C</text:span> poderia ter o pai, e somente o pai, nele. O conjunto <text:span text:style-name="Variable">D</text:span> pode ter todos os cinco <text:span text:style-name="T30">da família</text:span>, e o conjunto <text:span text:style-name="Variable">E</text:span> pode não ter ninguém <text:span text:style-name="T202">etc</text:span>. Você pode ver que cada conjunto é apenas uma forma de especificar quais elementos estão dentro e quais estão fora.</text:p>
      <text:p text:style-name="P59">Normalmente, um conjunto será baseado em alguma propriedade de seus membros, em vez de ser apenas um sortimento aleatório de elementos. É sobre isso que vale a pena pensar. Por exemplo, o conjunto <text:span text:style-name="Variable">P</text:span> ( de “pais”) poderia ser “todos os <text:span text:style-name="T31">da família</text:span> que são pais”: este conjunto conteria <text:span text:style-name="T31">Mamãe</text:span> e <text:span text:style-name="T31">Papai</text:span>, e ninguém mais. O conjunto <text:span text:style-name="Variable">F</text:span> (de “feminino”) poderia ser declarado como os membros femininos, e conteria a mãe e a L<text:span text:style-name="T30">uísa</text:span>. O conjunto <text:span text:style-name="Variable">H</text:span> ( de “humanos”) conteria todos os cinco elementos do grupo. E assim por diante.</text:p>
      <text:p text:style-name="P59">Como acontece com a maior parte da matemática, revela-se útil definir símbolos para estes conceitos, pois assim podemos falar sobre eles de forma mais precisa e concisa. Normalmente, listamos os membros de um conjunto usando chaves, desta forma:</text:p>
      <text:p text:style-name="P71"><text:span text:style-name="Variable">A</text:span> =<text:span text:style-name="T164"> { Papai, Luísa }</text:span></text:p>
      <text:p text:style-name="P51"><text:soft-page-break/>ou</text:p>
      <text:p text:style-name="P71"><text:span text:style-name="Variable">B</text:span> =<text:span text:style-name="T164"> { Luísa, J.P., Zezinho }</text:span></text:p>
      <text:p text:style-name="P80">Note que não importa a ordem em que você lista os membros. O conjunto <text:span text:style-name="Variable">F</text:span> de mulheres contém <text:span text:style-name="T32">M</text:span>amãe e <text:span text:style-name="T164">Luísa</text:span>, mas não é como se a <text:span text:style-name="T32">M</text:span>amãe fosse a “primeira” <text:span text:style-name="T32">mulher</text:span> ou qualquer outra coisa. Isso não faz nenhum sentido. Não há “primeiro”. Os membros de um conjunto são todos membros iguais. Portanto, <text:span text:style-name="Variable">P</text:span> é o mesmo se o escrevemos assim:</text:p>
      <text:p text:style-name="P72"><text:span text:style-name="Variable">P</text:span> =<text:span text:style-name="T191"> { Papai, Mamãe }</text:span></text:p>
      <text:p text:style-name="P52">ou assim:</text:p>
      <text:p text:style-name="P72"><text:span text:style-name="Variable">P</text:span> <text:span text:style-name="T191">= { Mamãe, Papai }.</text:span></text:p>
      <text:p text:style-name="Text_20_body">Essas são apenas duas maneiras diferentes de escrever a mesma coisa.</text:p>
      <text:p text:style-name="P81">O conjunto <text:span text:style-name="Variable">E</text:span> <text:span text:style-name="T161">que não possui ninguém nele, pode naturalmente ser escrito assim:</text:span></text:p>
      <text:p text:style-name="P73"><text:span text:style-name="Variable">E</text:span> <text:span text:style-name="T192">= { }</text:span></text:p>
      <text:p text:style-name="P82">mas às vezes usamos este símbolo especial em seu lugar: </text:p>
      <text:p text:style-name="P61"><text:span text:style-name="Variable">E</text:span> <text:span text:style-name="T165">= </text:span><text:span text:style-name="T203">∅</text:span><text:span text:style-name="T204">.</text:span></text:p>
      <text:p text:style-name="Text_20_body">Independentemente de como você o escreva, este tipo de conjunto (que não <text:span text:style-name="T33">contém</text:span> elementos) é chamado de <text:span text:style-name="Emphasis">conjunto vazio</text:span>.</text:p>
      <text:p text:style-name="Text_20_body">O conjunto <text:span text:style-name="Variable">H</text:span>, acima, continha todos os membros do grupo em consideração. Algumas vezes nos referiremos ao “grupo em consideração” como o “<text:span text:style-name="Emphasis">domínio do discurso</text:span>”, <text:span text:style-name="T205">ou </text:span>“<text:span text:style-name="Emphasis">universo do discurso</text:span>”. Ele também é um conjunto, e normalmente usamos o símbolo Ω para nos referirmos a ele<text:note text:id="ftn1" text:note-class="footnote"><text:note-citation>1</text:note-citation><text:note-body><text:p text:style-name="P2"><text:span text:style-name="T205">Alguns autores </text:span><text:span text:style-name="T115">adotam</text:span><text:span text:style-name="T205"> o símbolo</text:span> <text:span text:style-name="Emphasis">U</text:span>, <text:span text:style-name="T166">e o chamam de </text:span>“<text:span text:style-name="Emphasis">conjunto universo</text:span>”<text:span text:style-name="T166">.</text:span></text:p></text:note-body></text:note>. Portanto, neste caso,</text:p>
      <text:p text:style-name="P62">Ω <text:span text:style-name="T205">= { Mamãe, Zezinho, J.P., Papai, Luísa }.</text:span></text:p>
      <text:p text:style-name="Text_20_body">Outro símbolo que usaremos muito é “∈”, que significa “é um membro de”. Como <text:span text:style-name="T34">Luísa</text:span> é uma mulher, nós podemos escrever:</text:p>
      <text:p text:style-name="P60"><text:span text:style-name="T34">Luísa</text:span> ∈ <text:span text:style-name="Variable">F</text:span></text:p>
      <text:p text:style-name="P88">para mostrar que <text:span text:style-name="T205">Luísa</text:span> é membro do conjunto <text:span text:style-name="Variable">F</text:span>. Por outro lado, nós escrevemos: <text:span text:style-name="T35">J</text:span>.<text:span text:style-name="T35">P</text:span>. <text:span text:style-name="T119">∉</text:span> <text:span text:style-name="Variable">F</text:span> para mostrar que <text:span text:style-name="T35">J</text:span>.<text:span text:style-name="T35">P</text:span>. não é <text:span text:style-name="T206">membro do </text:span>conjunto <text:span text:style-name="Variable">F</text:span>.</text:p>
      <text:p text:style-name="P88">Como um aparte, mencionei que cada item está ou não está em um conjunto: não há tons de cinza. Curiosamente, os pesquisadores desenvolveram outro corpo de matemática chamado (não estou brincando) “teoria dos conjuntos nebulosos” <text:span text:style-name="T206">(em inglês</text:span>, <text:span text:style-name="Emphasis">fuzzy set theory</text:span>). Conjuntos nebulosos mudam esta suposição de membresia: os itens podem de fato estar “parcialmente em” um conjunto. Poder-se-ia declarar, por exemplo, que <text:span text:style-name="T35">Papai</text:span> é “10% feminino”, o que significa que ele está apenas 10% no conjunto <text:span text:style-name="Variable">F</text:span>. Isso <text:span text:style-name="T35">talvez não faça</text:span> muito sentido para o gênero, mas você pode imaginar que se definíssemos um conjunto <text:span text:style-name="Variable">T</text:span> de “pessoas altas”, tal noção poderia ser útil. Em todo caso, este exemplo ilustra um princípio maior que é importante entender: em matemática, as coisas são como são simplesmente porque decidimos que é útil pensar nelas dessa maneira. Se decidirmos que há uma maneira útil diferente de pensar sobre <text:soft-page-break/>elas, podemos definir novas suposições e proceder de acordo com novas regras. Não faz sentido dizer “os conjuntos são (ou não são) verdadeiramente nebulosos”: porque não há “verdadeiramente”. Toda <text:span text:style-name="T35">matemática</text:span> pro<text:span text:style-name="T35">cede</text:span> d<text:span text:style-name="T35">aquilo</text:span> que os matemáticos decidi<text:span text:style-name="T35">ram</text:span> ser útil definir, e qualquer uma delas pode ser alterada a qualquer momento, se acharmos conveniente.</text:p>
      <text:h text:style-name="P147" text:outline-level="3">Definindo Conjuntos</text:h>
      <text:p text:style-name="P89"><text:span text:style-name="T207">Há duas maneiras de definir um conjunto:</text:span> <text:span text:style-name="Emphasis">em extensão</text:span> <text:span text:style-name="T167">o</text:span>u <text:span text:style-name="Emphasis">em intenção</text:span><text:span text:style-name="T169"><text:note text:id="ftn2" text:note-class="footnote"><text:note-citation>2</text:note-citation><text:note-body><text:p text:style-name="P3">Curiosidade ortográfica: “intenção” com “ç”, significando “desígnio, intento, propósito”. “Intensão”, com “s” é uma palavra totalmente diferente, significando “aumentar a tensão”, ou “tornar intenso”.</text:p></text:note-body></text:note></text:span>. <text:span text:style-name="T169">Não estou dizendo que existem dois tipos de conjuntos: em vez disso, </text:span><text:span text:style-name="T168">estou </text:span><text:span text:style-name="T169">simplesmente </text:span><text:span text:style-name="T168">dizendo </text:span><text:span text:style-name="T169">que existem duas </text:span><text:span text:style-name="T16">formas</text:span><text:span text:style-name="T169"> de</text:span> <text:span text:style-name="Emphasis">especificar</text:span> <text:span text:style-name="T169">um conjunto.</text:span></text:p>
      <text:p text:style-name="P90">Definir um conjunto em extensão é listar seus membros em si. Foi o que fizemos quando dissemos <text:span text:style-name="Variable">P</text:span> = { <text:span text:style-name="T36">Pap</text:span>ai, <text:span text:style-name="T36">Mam</text:span>ãe }, acima. Neste caso, não estamos dando nenhum “significado” ao conjunto; estamos apenas especificando mecanicamente o que está nele. Os elementos <text:span text:style-name="T36">Pap</text:span>ai e <text:span text:style-name="T36">Mam</text:span>ãe são chamados de <text:span text:style-name="Emphasis">extensão</text:span> do conjunto <text:span text:style-name="Variable">P</text:span>.</text:p>
      <text:p text:style-name="P90">A outra maneira de especificar um conjunto é em intenção, o que significa descrever seu significado. Outra maneira de pensar sobre isto é especificar uma regra pela qual se pode determinar se um determinado elemento está ou não no conjunto. Se eu disser “Seja <text:span text:style-name="Variable">P</text:span> o conjunto de todos os progenitores”, eu estou definindo <text:span text:style-name="Variable">P</text:span> intencionalmente. Eu não disse explicitamente quais elementos específicos do <text:span text:style-name="T37">domínio do discurso</text:span> estão em <text:span text:style-name="Variable">P</text:span>. Eu apenas dei o significado do conjunto, a partir do qual você pode descobrir a extensão. Nós <text:span text:style-name="T37">dizemos que a “progenitura”</text:span> é a <text:span text:style-name="Emphasis">intenção</text:span> de <text:span text:style-name="Variable">P</text:span>.</text:p>
      <text:p text:style-name="P90">Observe que dois conjuntos com intenções diferentes podem, no entanto, ter a mesma extensão. Suponha que <text:span text:style-name="Variable">O</text:span> seja “o conjunto de todas as pessoas com mais de 25 anos” e <text:span text:style-name="Variable">R</text:span> seja “o conjunto de todas as pessoas que usam alianças de casamento”. S<text:span text:style-name="T38">uponha que, sendo</text:span> nosso Ω <text:span text:style-name="T38">a família em questão</text:span>, <text:span text:style-name="Variable">O</text:span> e <text:span text:style-name="Variable">R</text:span> têm a mesma extensão: <text:span text:style-name="T38">{Mamãe, Papai}</text:span>. <text:span text:style-name="T208">Os conjuntos</text:span> <text:span text:style-name="Variable">O</text:span> e <text:span text:style-name="Variable">R</text:span> têm intenções diferentes, todavia: conceitualmente falando, eles estão descrevendo coisas diferentes. Pode-se imaginar um mundo em que os mais velhos não usam todos alianças de casamento, ou um mundo em que algumas pessoas mais jovens as usam. Dentro do domínio do discurso da família <text:span text:style-name="T38">em questão</text:span>, no entanto, as extensões acontecem <text:span text:style-name="T208">de </text:span>coincidir.</text:p>
      <text:p text:style-name="P90">Fato: dizemos que dois conjuntos são iguais <text:span text:style-name="Emphasis">se tiverem a mesma extensão</text:span>. Isto pode parecer injusto <text:span text:style-name="T39">com a</text:span> intencionalidade, mas é assim que as coisas são. Portanto, é totalmente legítimo escrever:</text:p>
      <text:p text:style-name="P74"><text:span text:style-name="Variable">O</text:span><text:span text:style-name="T193"> = </text:span><text:span text:style-name="Variable">R</text:span></text:p>
      <text:p text:style-name="Text_20_body">uma vez que, pela definição de igualdade de conjuntos, eles são, de fato, iguais. No início, achei isso estranho, mas não é realmente mais estranho do que dizer “o número de anos que <text:span text:style-name="T209">durou </text:span>a Guerra Civil <text:span text:style-name="T40">nos EUA</text:span> = <text:span text:style-name="T209">a quantidade de números que tenho que acertar para ganhar a quadra na </text:span><text:span text:style-name="T40">Quina”</text:span>. As coisas do lado esquerdo e direito desse sinal de igual<text:span text:style-name="T209">dade</text:span> se referem conceitualmente a duas coisas muito diferentes, mas isso não impede que ambas tenham o valor 4, e assim sejam iguais.</text:p>
      <text:p text:style-name="Text_20_body"><text:soft-page-break/>A propósito, às vezes usamos a notação de <text:span text:style-name="T40">chaves</text:span> em combinação com um dois pontos para definir intencionalmente um conjunto. Considere isto:</text:p>
      <text:p text:style-name="P75"><text:span text:style-name="Variable">M</text:span><text:span text:style-name="T194"> = { </text:span><text:span text:style-name="Variable">k </text:span><text:span text:style-name="T194">: </text:span><text:span text:style-name="Variable">k</text:span><text:span text:style-name="T194"> está entre 1 e 20, e é um múltiplo de 3 }.</text:span></text:p>
      <text:p text:style-name="Text_20_body">Quando você chegar <text:span text:style-name="T41">nos</text:span> dois pontos, pronuncie-o como “tal que”. Então isto diz “<text:span text:style-name="Variable">M</text:span> é o conjunto de todos os números <text:span text:style-name="Variable">k</text:span> tal que <text:span text:style-name="Variable">k</text:span> está entre 1 e 20, e é um múltiplo de 3”. (Não há nada de especial em <text:span text:style-name="Variable">k</text:span>, aqui; eu poderia ter escolhido qualquer letra.) Esta é uma definição intencional, já que não listamos os números específicos no conjunto, mas sim uma regra para encontrá-los. Outra maneira de especificar este conjunto seria escrever</text:p>
      <text:p text:style-name="P76"><text:span text:style-name="Variable">M</text:span><text:span text:style-name="T195"> = { 3, 6, 9, 12, 15, 18 }</text:span></text:p>
      <text:p text:style-name="P92">que é uma definição em extensão do mesmo conjunto.</text:p>
      <text:p text:style-name="P91"><text:span text:style-name="T210">Experiência de reflexão interessante: o que acontece se você ampliar a intenção de um conjunto, acrescentando condições a ele? Resposta: aumentar a intenção diminui a extensão. Por exemplo, suponha que </text:span><text:span text:style-name="Variable">M</text:span><text:span text:style-name="T210"> seja inicialmente definido como o conjunto de todos os homens (</text:span><text:span text:style-name="T42">da nossa família em questão</text:span><text:span text:style-name="T210">). Agora, suponha que eu decida acrescentar a essa intenção, tornando-a o conjunto de todos os homens </text:span><text:span text:style-name="T42">com mais de 25 anos</text:span><text:span text:style-name="T210">. Ao acrescentar à intenção, reduzi agora a extensão de { </text:span><text:span text:style-name="T42">Pap</text:span><text:span text:style-name="T210">ai, </text:span><text:span text:style-name="T42">J.P.</text:span><text:span text:style-name="T210">, </text:span><text:span text:style-name="T42">Zezinho</text:span><text:span text:style-name="T210"> } para apenas { </text:span><text:span text:style-name="T42">Pap</text:span><text:span text:style-name="T210">ai }. O contrário também é verdade: cortar a intenção, removendo condições, aumenta efetivamente a extensão do conjunto. A mudança de “todos os homens” para apenas “todas as pessoas” inclui a </text:span><text:span text:style-name="T211">Ma</text:span><text:span text:style-name="T210">mãe e L</text:span><text:span text:style-name="T42">uísa</text:span><text:span text:style-name="T210"> na seleção.</text:span></text:p>
      <text:h text:style-name="P148" text:outline-level="3">Conjuntos Finitos e Infinitos</text:h>
      <text:p text:style-name="P93">Os conjuntos podem ter um número infinito de membros. Isso não faz sentido para o <text:span text:style-name="T212">nosso </text:span>exemplo da família, mas para outras coisas faz, é claro, como por exemplo:</text:p>
      <text:p text:style-name="P63"><text:span text:style-name="Variable">I</text:span> = { <text:span text:style-name="Variable">k</text:span> : <text:span text:style-name="Variable">k</text:span> é <text:span text:style-name="T43">um</text:span> m<text:span text:style-name="T43">ú</text:span>ltipl<text:span text:style-name="T43">o</text:span> <text:span text:style-name="T43">de</text:span> 3 }.</text:p>
      <text:p text:style-name="Text_20_body">Obviamente, existem infinitos múltiplos de 3, e por isso <text:span text:style-name="Variable">I</text:span> tem um número ilimitado de membros. Não surpreendentemente, chamamos <text:span text:style-name="Variable">I</text:span> de um conjunto infinito. Mais surpreendentemente, acontece que existem diferentes tamanhos de conjuntos infinitos e, portanto, diferentes tipos de infinito. Por exemplo, ainda que existam infinitos números inteiros, e também infinitos números reais, existem no entanto mais números reais do que números inteiros. Isto é o que levou Cantor à loucura, <text:span text:style-name="T44">falaremos mais sobre isso posteriormente, quando tratarmos de </text:span><text:span text:style-name="Emphasis">cardinalidade</text:span><text:span text:style-name="T44"> </text:span><text:span text:style-name="T62">(número de elementos) </text:span><text:span text:style-name="T44">de conjuntos</text:span>. Por enquanto, basta perceber que cada conjunto ou é finito ou é infinito.</text:p>
      <text:p text:style-name="Text_20_body">Você pode pensar, a propósito, que não há como definir um conjunto infinito em extensão, uma vez que isso exigiria papel infinito. Isto não é verdade, no entanto, se usarmos <text:span text:style-name="T45">reticências</text:span> de forma criativa:</text:p>
      <text:p text:style-name="P60"><text:span text:style-name="Variable">I</text:span> = { 3, 6, 9, 12, 15, <text:span text:style-name="T120">…</text:span> }</text:p>
      <text:p text:style-name="P94">Esta é uma definição em extensão de <text:span text:style-name="Variable">I</text:span>, já que estamos listando explicitamente todos os membros. Poderia ser argumentado, no entanto, que é, na verdade, intencional, uma vez que a interpretação de “<text:span text:style-name="T120">…”</text:span> exige que o leitor descubra a regra e a aplique mentalmente a todos os números restantes. Talvez na realidade estejamos dando uma <text:soft-page-break/>definição intencional, camuflada em uma lista de membros com aparência de extensão. Estou em cima do muro aqui.</text:p>
      <text:h text:style-name="P149" text:outline-level="3">Conjuntos não são Vetores (Arrays)</text:h>
      <text:p text:style-name="P95">Se você <text:span text:style-name="T213">já </text:span>fez <text:span text:style-name="T46">um pouco de</text:span> programação de computador, você pode ver uma <text:span text:style-name="T213">certa </text:span>semelhança entre os conjuntos e as coleções de itens frequentemente usadas em um programa: arrays, talvez, ou listas ligadas. Sem dúvida, existem algumas semelhanças. Mas há também algumas diferenças muito importantes, que não devem ser desconsideradas:</text:p>
      <text:list xml:id="list3544276438" text:style-name="L4">
        <text:list-item>
          <text:p text:style-name="P178"><text:span text:style-name="Strong_20_Emphasis">Sem ordem.</text:span> Como mencionado anteriormente, não há ordem para os membros de um conjunto. “<text:span text:style-name="T47">{ Papai, Mamãe }</text:span>” é o mesmo conjunto que “<text:span text:style-name="T47">{ Mamãe, Papai }</text:span>”. Em um programa de computador, é claro, a maioria dos arrays ou listas têm primeiro, segundo e último elementos, e um número de índice atribuído a cada um.</text:p>
        </text:list-item>
        <text:list-item>
          <text:p text:style-name="P179"><text:span text:style-name="Strong_20_Emphasis">Sem duplicatas.</text:span> Suponha que <text:span text:style-name="Emphasis">M</text:span> seja o conjunto de tod<text:span text:style-name="T48">as as pessoas do sexo masculino</text:span>. O que significaria porventura dizer <text:span text:style-name="Variable">M</text:span> = {<text:span text:style-name="T48">J</text:span>. <text:span text:style-name="T48">P</text:span>., <text:span text:style-name="T48">J</text:span>. <text:span text:style-name="T48">P</text:span>., <text:span text:style-name="T48">Zezinho</text:span>}? Isso significaria que “J. P. é duas vezes o homem que Zezinho é”? Isto é obviamente sem sentido. O conjunto <text:span text:style-name="Emphasis">M</text:span> é baseado em uma propriedade: <text:span text:style-name="T48">ser do sexo masculino</text:span>. Cada elemento d<text:span text:style-name="T48">e</text:span> Ω ou é <text:span text:style-name="T214">do sexo </text:span>masculino, ou não é. Não pode ser “homem três vezes”. Novamente, em um array ou lista ligada, você certamente poderia ter mais de uma cópia do mesmo item em posições diferentes.</text:p>
        </text:list-item>
        <text:list-item>
          <text:p text:style-name="P180"><text:span text:style-name="Strong_20_Emphasis">Conjuntos infinitos.</text:span> <text:span text:style-name="T215">Eu nunca vi um array com uma quantidade infinita de </text:span><text:span text:style-name="T218">elementos</text:span><text:span text:style-name="T215">, e você também não verá</text:span><text:span text:style-name="T215"><text:note text:id="ftn3" text:note-class="footnote"><text:note-citation>3</text:note-citation><text:note-body><text:p text:style-name="P4">Algumas linguagens de programação são capazes de lidar com listas ligadas de tamanho infinito, sob certas condições.</text:p></text:note-body></text:note></text:span><text:span text:style-name="T215">.</text:span></text:p>
        </text:list-item>
        <text:list-item>
          <text:p text:style-name="P180"><text:span text:style-name="Strong_20_Emphasis">Sem tipos.</text:span> N<text:span text:style-name="T215">a maioria das vezes, um array ou outra coleção em um programa de computador contém elementos de um único tipo: é um array de inteiros, ou uma lista ligada de objetos </text:span><text:span text:style-name="T219">Cliente</text:span><text:span text:style-name="T215">, por exemplo. Isto é importante porque o programa muitas vezes precisa tratar todos os elementos da coleção da mesma maneira. Talvez seja necessário fazer um loop sobre a coleção para somar todos os números, ou iterar através de uma lista de clientes e procurar por clientes que não fizeram um pedido nos últimos seis meses. O programa teria problemas se tentasse adicionar uma string de texto a seu total acumulado, ou se encontrasse um objeto </text:span><text:span text:style-name="T219">Produto</text:span><text:span text:style-name="T215"> no meio de sua lista de </text:span><text:span text:style-name="T49">c</text:span><text:span text:style-name="T215">lientes. Os conjuntos, porém, podem ser heterogêneos, o que significa que podem conter diferentes tipos de coisas. O exemplo da família tinha </text:span><text:span text:style-name="T49">apenas</text:span><text:span text:style-name="T215"> </text:span><text:span text:style-name="T49">seres</text:span><text:span text:style-name="T215"> humanos, mas nada me impede de criar um conjunto </text:span><text:span text:style-name="Variable">X</text:span><text:span text:style-name="T215"> = { Matheus Nachtergaele, </text:span><text:span text:style-name="T49">Ariano Suassuna</text:span><text:span text:style-name="T215">, </text:span><text:span text:style-name="T50">O Auto da Compadecida</text:span><text:span text:style-name="T215">, </text:span><text:span text:style-name="T50">13</text:span><text:span text:style-name="T215">, </text:span><text:span text:style-name="T150">☺</text:span><text:span text:style-name="T215"> }.</text:span></text:p>
          <text:p text:style-name="P177"><text:span text:style-name="T215">Não insisto muito neste ponto por algumas razões. Primeiro, a maioria das linguagens de programação permite coleções heterogêneas de algum tipo, mesmo que não sejam a coisa mais natural de se expressar. Em Java, você pode definir uma </text:span><text:span text:style-name="T219">ArrayList</text:span><text:span text:style-name="T215"> como um n</text:span><text:span text:style-name="T216">ão-</text:span><text:span text:style-name="T215">genérico para que ela simplesmente contenha itens d</text:span><text:span text:style-name="T51">a</text:span><text:span text:style-name="T215"> classe </text:span><text:span text:style-name="T221">Object</text:span><text:span text:style-name="T215">. Em C, você pode ter um array de “</text:span><text:span text:style-name="T220">void *</text:span>”<text:span text:style-name="T215"> – apontadores para algum tipo não especificado – o que permite que seu array aponte para diferentes tipos de coisas. A menos que seja uma linguagem </text:span><text:span text:style-name="T51">livre de</text:span><text:span text:style-name="T215"> tipo</text:span><text:span text:style-name="T216">s</text:span><text:span text:style-name="T215"> </text:span><text:soft-page-break/><text:span text:style-name="T215">(como Perl ou JavaScript), parece que você está se contorcendo para fazer isto. A outra razão pela qual eu faço esta distinção levemente é que quando estamos lidando com conjuntos, muitas vezes achamos útil lidar com coisas de apenas um tipo, e assim nosso Ω acaba sendo </text:span><text:span text:style-name="Emphasis">homogêneo</text:span><text:span text:style-name="T215"> de qualquer forma.</text:span></text:p>
        </text:list-item>
      </text:list>
      <text:p text:style-name="Text_20_body"><text:span text:style-name="T215">Talvez a coisa </text:span><text:span text:style-name="T217">principal </text:span><text:span text:style-name="T215">a se lembrar aqui é que um conjunto é um conceito puramente abstrato, enquanto que um array é uma lista concreta, tangível e explícita. Quando falamos de conjuntos, estamos raciocinando em geral sobre grandes coisas conceituais, enquanto que quando lidamos com arrays, normalmente estamos iterando através deles para algum propósito específico. Não se pode iterar por um conjunto muito facilmente porque (1) não há ordem para os membros, e (2) pode haver infinitamente muitos deles de qualquer modo.</text:span></text:p>
      <text:h text:style-name="P150" text:outline-level="3">Conjuntos não são Pares Ordenados (ou Tuplas)</text:h>
      <text:p text:style-name="P96">Você se lembrará da álgebra do ensino médio a noção de um par ordenado (<text:span text:style-name="Variable">x</text:span>, <text:span text:style-name="Variable">y</text:span>). <text:span text:style-name="T53">Usamos pares ordenados, por exemplo, </text:span>quando quise<text:span text:style-name="T222">r</text:span>mos especificar um ponto a ser plotado em um gráfico: a primeira coordenada <text:span text:style-name="T53">fornece</text:span> a distância da origem no eixo <text:span text:style-name="Variable">x</text:span>, e a segunda coordenada no eixo <text:span text:style-name="Variable">y</text:span>. Claramente, um par ordenado não é um conjunto, pois como o nome implica, ele é ordenado: (3, <text:span text:style-name="T121">−</text:span>4) <text:span text:style-name="T121">≠</text:span> (<text:span text:style-name="T121">−</text:span>4, 3). Por esta razão, teremos muito cuidado em usar chaves para denotar conjuntos, e parênteses para denotar pares ordenados.</text:p>
      <text:p text:style-name="P96">A propósito, embora a palavra “coordenada” seja <text:span text:style-name="T223">frequentemente</text:span> usada para descrever os elementos de um par ordenado, essa é realmente uma palavra voltada para a geometria que implica uma disposição visual de algum tipo. Normalmente não representaremos elementos assim, mas, ainda assim, teremos usos para lidar com pares ordenados. Chamarei apenas as partes constituintes de “elementos” para ser mais geral.</text:p>
      <text:p text:style-name="P96">Pontos tridimensionais precisam de triplas ordenadas (<text:span text:style-name="Variable">x</text:span>, <text:span text:style-name="Variable">y</text:span>, <text:span text:style-name="Variable">z</text:span>), e não é preciso <text:span text:style-name="T224">ser </text:span>um cientista de foguetes para deduzir que poderíamos estender isto a qualquer número de elementos. A questão é como chamá-los, e você parece um cientista de foguetes (ou outro nerd genérico) quando você diz tupla. Se você tem uma coisa do tipo par ordenado com 5 elementos, portanto, é uma 5-upla (ou um quíntuplo). Se tiver 117 elementos, é um 117-upla, e realmente não há <text:span text:style-name="T54">formas mais intuitivas</text:span> de chamá-la. O termo geral (se não sabemos ou não queremos especificar quantos elementos) é <text:span text:style-name="Variable">n</text:span>-upla. Em qualquer caso, é uma <text:span text:style-name="T225">sequência</text:span> ordenada de elementos que pode conter duplicatas, portanto é muito diferente de um conjunto.</text:p>
      <text:h text:style-name="P151" text:outline-level="3">Conjuntos de Conjuntos</text:h>
      <text:p text:style-name="P97">Os conjuntos são heterogêneos – um único conjunto pode conter quatro universidades, sete inteiros e um<text:span text:style-name="T55">a lata de sardinha</text:span> – e por isso pode ocorrer que eles também possam conter outros conjuntos. Isto é de fato verdade, mas deixe-me fazer uma advertência importante: você pode entrar em águas profundas muito rapidamente quando começar a pensar em “conjuntos de conjuntos”. De fato, em 1901, o filósofo Bertrand Russell salientou que esta <text:span text:style-name="T1">ideia</text:span> pode levar a contradições insolúveis, a menos que você coloque algumas restrições nela. O que ficou conhecido como “O Paradoxo de Russell”, famoso, é o seguinte: considere o conjunto <text:span text:style-name="Variable">R</text:span> de todos os conjuntos que <text:soft-page-break/><text:span text:style-name="Emphasis">não contêm</text:span> a si mesmos como membros<text:note text:id="ftn4" text:note-class="footnote"><text:note-citation>4</text:note-citation><text:note-body><text:p text:style-name="Footnote"><text:span text:style-name="T226">Por exemplo, o conjunto </text:span><text:span text:style-name="Variable">Z</text:span><text:span text:style-name="T170"> de </text:span><text:span text:style-name="T116">todas as zebras</text:span><text:span text:style-name="T170"> é um membro de </text:span><text:span text:style-name="Variable">R</text:span><text:span text:style-name="T170">, pois </text:span><text:span text:style-name="Variable">Z</text:span><text:span text:style-name="T170"> é um conjunto (e não uma zebra), portanto </text:span><text:span text:style-name="Variable">Z</text:span><text:span text:style-name="T170"> </text:span><text:span text:style-name="T134">∉</text:span><text:span text:style-name="T107"> </text:span><text:span text:style-name="Variable">Z</text:span><text:span text:style-name="T107">. O conjunto </text:span><text:span text:style-name="Variable">S</text:span><text:span text:style-name="T107"> definido como “o conjunto de todos os conjuntos mencionados neste documento” </text:span><text:span text:style-name="Emphasis">não é</text:span><text:span text:style-name="T107"> um membro de </text:span><text:span text:style-name="Variable">R</text:span><text:span text:style-name="T107">, pois </text:span><text:span text:style-name="Variable">S</text:span><text:span text:style-name="T107"> contém a si mesmo como membro.</text:span></text:p></text:note-body></text:note>. Agora o <text:span text:style-name="Variable">R</text:span> é um membro de si mesmo, ou não é? Seja qual for a forma como você responda, acaba sendo errado (experimente!), o que significa que todo este cenário deve ser defeituoso em algum nível.</text:p>
      <text:p text:style-name="P97">A boa notícia é que enquanto você não lidar com este tipo de <text:span text:style-name="Emphasis">loop</text:span> auto-referencial (“contendo a si mesmo como membro”), então é bastante seguro tentar em casa. Considere este conjunto:</text:p>
      <text:p text:style-name="P64"><text:span text:style-name="Variable">V</text:span> = { 3, 5, { 5, 4 }, 2 }.</text:p>
      <text:p text:style-name="Text_20_body">Este conjunto tem quatro (e não cinco) membros. Três dos membros de <text:span text:style-name="Variable">V</text:span> são inteiros: 2, 3, e 5. O outro é um conjunto (sem nome atribuído). O outro conjunto, por sinal, tem dois membros próprios: 4 e 5. Se lhe perguntassem, “4 ∈ <text:span text:style-name="Variable">V</text:span>”? a resposta seria não. Como corolário disso, há uma diferença entre</text:p>
      <text:p text:style-name="P100">∅</text:p>
      <text:p text:style-name="P98">e</text:p>
      <text:p text:style-name="P99">{ <text:span text:style-name="T227">∅</text:span> }.</text:p>
      <text:p text:style-name="Text_20_body">O primeiro é um conjunto sem elementos. O segundo é um conjunto com um elemento: e esse elemento é simplesmente um conjunto sem nada dentro dele.</text:p>
      <text:h text:style-name="P152" text:outline-level="3">Alguns Conjuntos Especiais</text:h>
      <text:p text:style-name="P101">Além do conjunto vazio, há símbolos para alguns outros conjuntos comuns, incluindo: </text:p>
      <text:list xml:id="list671621038" text:style-name="L5">
        <text:list-item>
          <text:p text:style-name="P181"><text:span text:style-name="T118">ℤ</text:span><text:span text:style-name="T104"> – os inteiros (positivos, negativos e o zero)</text:span></text:p>
        </text:list-item>
        <text:list-item>
          <text:p text:style-name="P181"><text:span text:style-name="T118">ℕ</text:span><text:span text:style-name="T104"> – os números naturais (inteiros positivos e o zero)</text:span></text:p>
        </text:list-item>
        <text:list-item>
          <text:p text:style-name="P181"><text:span text:style-name="T118">ℚ</text:span><text:span text:style-name="T104"> – os números racionais (todos os números que podem ser expressos como um inteiro dividido por outro inteiro)</text:span></text:p>
        </text:list-item>
        <text:list-item>
          <text:p text:style-name="P181"><text:span text:style-name="T118">ℝ</text:span><text:span text:style-name="T104"> – os números reais (todos os números que não são imaginários, até mesmo os números decimais que não são racionais)</text:span></text:p>
        </text:list-item>
      </text:list>
      <text:p text:style-name="P102"><text:span text:style-name="T104">Todos esses conjuntos têm um número infinito de elementos, embora, como mencionei, </text:span><text:span text:style-name="T118">ℝ tem de certa forma “mais elementos” do que ℕ. Falaremos mais sobre cardinalidade de conjuntos posteriormente.</text:span></text:p>
      <text:h text:style-name="P153" text:outline-level="3">Combinando Conjuntos</text:h>
      <text:p text:style-name="P103">Muito bem, então temos conjuntos. Agora, o que podemos fazer com eles? Quando você aprende sobre números pela primeira vez <text:span text:style-name="T56">na educação infantil</text:span>, a próxima coisa a aprender é como combinar números usando várias operações para produzir outros números. Estas incluem <text:span text:style-name="T152">+</text:span>, <text:span text:style-name="T122">−</text:span>, <text:span text:style-name="T152">×</text:span>, <text:span text:style-name="T152">÷</text:span>, expoentes, raízes, etc. Os conjuntos também possuem operações que são úteis para combiná-los para gerar outros conjuntos. Estas incluem:</text:p>
      <text:list xml:id="list3130882699" text:style-name="L6">
        <text:list-item>
          <text:p text:style-name="P182"><text:soft-page-break/><text:span text:style-name="Strong_20_Emphasis">União</text:span> (∪). A união de dois conjuntos é um conjunto que inclui os elementos que qualquer um deles (ou ambos) tem como membros. Por exemplo, se <text:span text:style-name="Variable">A</text:span> = { <text:span text:style-name="T57">Papai</text:span>, L<text:span text:style-name="T57">uísa </text:span>}, e <text:span text:style-name="Variable">B</text:span> = { L<text:span text:style-name="T57">uísa</text:span>, <text:span text:style-name="T57">J.P.</text:span>, <text:span text:style-name="T57">Zezinho</text:span> }, então <text:span text:style-name="Variable">A</text:span> ∪ <text:span text:style-name="Variable">B</text:span> = { <text:span text:style-name="T228">Pa</text:span>pai, L<text:span text:style-name="T57">uísa</text:span>, <text:span text:style-name="T57">J.P</text:span>., <text:span text:style-name="T57">Zezinho</text:span> }. Note que um elemento está na união se estiver em <text:span text:style-name="Variable">A</text:span> ou <text:span text:style-name="T228">em </text:span><text:span text:style-name="Variable">B</text:span>. Por esta razão, há uma forte relação entre o operador da união de conjuntos e o <text:span text:style-name="T57">conectivo</text:span> “ou” (∨) da lógica.</text:p>
        </text:list-item>
        <text:list-item>
          <text:p text:style-name="P182"><text:span text:style-name="Strong_20_Emphasis">Interseção</text:span> (∩). A interseção de dois conjuntos é um conjunto que inclui os elementos que ambos têm como membros. No exemplo <text:span text:style-name="T58">anterior</text:span>, <text:span text:style-name="Variable">A</text:span> ∩ <text:span text:style-name="Variable">B</text:span> = { L<text:span text:style-name="T58">uísa </text:span>}. Há uma forte conexão entre a interseção e o <text:span text:style-name="T58">conectivo</text:span> lógico “<text:span text:style-name="T58">e”</text:span> (∧).</text:p>
        </text:list-item>
        <text:list-item>
          <text:p text:style-name="P183"><text:span text:style-name="Strong_20_Emphasis">Diferença ou Complemento Parcial</text:span> (<text:span text:style-name="T123">−</text:span>). Parece uma subtração, mas é significativamente diferente. <text:span text:style-name="Variable">A</text:span> <text:span text:style-name="T123">−</text:span> <text:span text:style-name="Variable">B</text:span> contém os elementos de <text:span text:style-name="Variable">A</text:span> que não estão também em <text:span text:style-name="Variable">B</text:span>. Então você começa com <text:span text:style-name="Variable">A</text:span>, e depois “subtrai” o conteúdo de <text:span text:style-name="Variable">B</text:span>, se eles ocorrerem. No exemplo acima, <text:span text:style-name="Variable">A</text:span> <text:span text:style-name="T123">−</text:span> <text:span text:style-name="Variable">B</text:span> = { Papai }. (Note que <text:span text:style-name="T59">J.P</text:span>. e <text:span text:style-name="T59">Zezinho</text:span> não entraram realmente no cálculo.) Ao contrário de ∪ e ∩, <text:span text:style-name="T123">−</text:span> não é <text:span text:style-name="Emphasis">comutativa</text:span>. Isto significa que não é simétric<text:span text:style-name="T59">a</text:span>: <text:span text:style-name="Variable">A</text:span> <text:span text:style-name="T123">−</text:span> <text:span text:style-name="Variable">B</text:span> não <text:span text:style-name="T59">fornece</text:span> (normalmente) a mesma resposta que <text:span text:style-name="Variable">B</text:span> <text:span text:style-name="T123">−</text:span> <text:span text:style-name="Variable">A</text:span>. Neste exemplo, <text:span text:style-name="Variable">B</text:span> <text:span text:style-name="T123">−</text:span> <text:span text:style-name="Variable">A</text:span> é { <text:span text:style-name="T59">J.P</text:span>., <text:span text:style-name="T59">Zezinho</text:span> }, enquanto que se você alguma vez inverter os operandos com a união ou interseção, você sempre terá o mesmo resultado de antes.</text:p>
        </text:list-item>
        <text:list-item>
          <text:p text:style-name="P184"><text:span text:style-name="Strong_20_Emphasis">Complemento</text:span> (Total) (<text:span text:style-name="Variável_20_Sobrelinha">X</text:span>). O mesmo que o complemento parcial, acima, exceto que o primeiro operando implícito é Ω. Em outras palavras, <text:span text:style-name="Variable">A</text:span> <text:span text:style-name="T123">−</text:span> <text:span text:style-name="Variable">B</text:span> é “todas as coisas em A que não estão em B”, enquanto <text:span text:style-name="T229">que </text:span><text:span text:style-name="Variável_20_Sobrelinha">B</text:span> é “todas as coisas <text:span text:style-name="T229">(</text:span><text:span text:style-name="Emphasis">ponto</text:span>) que não estão em B”. Naturalmente, “todas as coisas <text:span text:style-name="T229">(</text:span><text:span text:style-name="Emphasis">ponto</text:span>)” significa “todas as coisas <text:span text:style-name="T60">das quais</text:span> estamos falando atualmente”. O domínio do discurso Ω é muito importante aqui. Se estamos <text:span text:style-name="T60">no nosso exemplo da família</text:span>, diríamos que <text:span text:style-name="Variável_20_Sobrelinha">M</text:span> = { <text:span text:style-name="T229">Ma</text:span>mãe, L<text:span text:style-name="T60">uísa</text:span> }, porque esses são todos os <text:span text:style-name="T60">membros da família</text:span> que não são <text:span text:style-name="T60">do sexo masculino</text:span>. Se, por outro lado, Ω é “o grande conjunto de absolutamente tudo”, então não só <text:span text:style-name="T60">Mamãe e Luísa são</text:span> membro<text:span text:style-name="T229">s</text:span> de <text:span text:style-name="Variável_20_Sobrelinha">M</text:span> , mas também o número 12, a Revolução Francesa, e meu pesadelo na terça-feira passada sobre um ornitorrinco raivoso.</text:p>
        </text:list-item>
        <text:list-item>
          <text:p text:style-name="P184"><text:span text:style-name="Strong_20_Emphasis">Produto Cartesiano</text:span> (×). Parece uma multiplicação, mas é muito diferente. Quando se toma o produto cartesiano de dois conjuntos <text:span text:style-name="Variable">A</text:span> e <text:span text:style-name="Variable">B</text:span>, não se obtém nem mesmo elementos dos conjuntos no resultado. Ao invés disso, você obtém pares ordenados de elementos. Estes pares ordenados representam cada combinação de um elemento de <text:span text:style-name="Variable">A</text:span> e um elemento de <text:span text:style-name="Variable">B</text:span>. Por exemplo, suponha que <text:span text:style-name="Variable">A</text:span> = { B<text:span text:style-name="T61">runo</text:span>, Dav<text:span text:style-name="T61">i</text:span> } e <text:span text:style-name="Variable">B</text:span> = { J<text:span text:style-name="T61">oana</text:span>, Gabriel<text:span text:style-name="T61">a</text:span>, e T<text:span text:style-name="T61">atiana</text:span> }. Então:</text:p>
          <text:p text:style-name="P186"><text:span text:style-name="Variable">A</text:span><text:span text:style-name="T231"> × </text:span><text:span text:style-name="Variable">B</text:span><text:span text:style-name="T231"> = { (Bruno, Joana), (Bruno, Gabriela), (Bruno, Tatiana), (Davi, Joana), (Davi, Gabriela), (Davi, Tatiana) }.</text:span></text:p>
          <text:p text:style-name="P185">Estude essa lista. A primeira coisa a perceber é que ela não consiste nem de homens nem de mulheres, mas de pares ordenados. (Claramente, por exemplo, <text:span text:style-name="T231">Joana</text:span> <text:span text:style-name="T124">∉</text:span> <text:span text:style-name="Variable">A</text:span> × <text:span text:style-name="Variable">B</text:span>.) Cada homem aparece exatamente uma vez com cada mulher, e o homem é sempre o primeiro elemento do par ordenado. Como temos dois homens e três mulheres, há seis elementos no resultado, o que é uma maneira fácil de lembrar o sinal × que representa o produto cartesiano. (Não cometa o erro comum de pensar que <text:span text:style-name="Variable">A</text:span> × <text:span text:style-name="Variable">B</text:span> é 6. <text:span text:style-name="Variable">A </text:span>× <text:span text:style-name="Variable">B</text:span> é um conjunto, não um número. A <text:soft-page-break/>cardinalidade do conjunto, é claro, é 6, então é apropriado escrever |<text:span text:style-name="Variable">A</text:span> × <text:span text:style-name="Variable">B</text:span>| = 6, <text:span text:style-name="T232">onde | | é o símbolo que usamos para a cardinalidade do conjunto</text:span>).</text:p>
        </text:list-item>
      </text:list>
      <text:h text:style-name="Heading_20_3" text:outline-level="3">Leis de Combinação de Conjuntos</text:h>
      <text:p text:style-name="Text_20_body">Há um grande número de fatos úteis que surgem quando se combinam conjuntos utilizando os operadores acima. O importante é que todos eles são facilmente compreendidos só de pensar neles por um momento. Dito de outra forma, <text:span text:style-name="Emphasis">estes não são fatos para memorizar; são fatos para se observar e verificar por si mesmo</text:span>. Eles são apenas algumas <text:span text:style-name="T233">consequências</text:span> naturais da maneira como definimos os conjuntos e as operações, e há muitas outras.</text:p>
      <text:list xml:id="list205444457" text:style-name="L7">
        <text:list-item>
          <text:p text:style-name="P193"><text:span text:style-name="Strong_20_Emphasis">União e interseção são comutativas.</text:span> Como observado <text:span text:style-name="T64">anteriormente</text:span>, é fácil ver que <text:span text:style-name="Variable">A</text:span> ∪ <text:span text:style-name="Variable">B</text:span> dará sempre o mesmo resultado que <text:span text:style-name="Variable">B</text:span> ∪ <text:span text:style-name="Variable">A</text:span>. O mesmo vale para ∩. (Não é verdade para <text:span text:style-name="T123">− </text:span><text:span text:style-name="T125">nem para ×</text:span>, no entanto.)</text:p>
        </text:list-item>
        <text:list-item>
          <text:p text:style-name="P194"><text:span text:style-name="Strong_20_Emphasis">União e interseção são associativas.</text:span> “Associativo” significa que se você tem um operador repetido várias vezes, da esquerda para a direita, não importa em qual ordem você os avalia. (<text:span text:style-name="Variable">A</text:span> ∪ <text:span text:style-name="Variable">B</text:span>) ∪ <text:span text:style-name="Variable">C</text:span> dará o mesmo resultado que <text:span text:style-name="Variable">A</text:span> ∪ (<text:span text:style-name="Variable">B</text:span> ∪ <text:span text:style-name="Variable">C</text:span>). Isto significa que podemos escrever livremente expressões como “<text:span text:style-name="Variable">X</text:span> ∪ <text:span text:style-name="Variable">Y</text:span> ∪ <text:span text:style-name="Variable">Z</text:span>” e ninguém pode nos acusar de sermos ambíguos. Isto também é verdade se você tiver três (ou mais) interseções seguidas. Mas tenha cuidado: a associatividade não se mantém se você tiver uniões e interseções misturadas. Se eu escrever <text:span text:style-name="Variable">A</text:span> ∪ <text:span text:style-name="Variable">B</text:span> ∩ <text:span text:style-name="Variable">C</text:span>, é muito importante se eu faço primeiro a união ou primeiro a interseção. É exatamente assim que funciona com os números: 4 + 3 × 2 d<text:span text:style-name="T63">aria</text:span> 10 ou 14, dependendo da ordem d<text:span text:style-name="T63">as</text:span> operações. Em álgebra, aprendemos que × tem precedência sobre +, e você sempre o fará primeiro na ausência de parênteses <text:span text:style-name="T234">(logo, nesse exemplo, não há ambiguidade e o resultado é 10)</text:span>. Poderíamos estabelecer uma ordem <text:span text:style-name="T234">de precedência </text:span>semelhante para as operações <text:span text:style-name="T234">sobre conjuntos</text:span> definidas, mas não o faremos: sempre o explicitaremos com parênteses.</text:p>
        </text:list-item>
        <text:list-item>
          <text:p text:style-name="P194"><text:span text:style-name="Strong_20_Emphasis">União e interseção são distributivas.</text:span> Você se lembrará da álgebra básica que <text:span text:style-name="Variable">a</text:span> · (<text:span text:style-name="Variable">b</text:span> + <text:span text:style-name="Variable">c</text:span>) = <text:span text:style-name="Variable">ab</text:span> + <text:span text:style-name="Variable">ac</text:span>. De forma semelhante, com conjuntos,</text:p>
          <text:p text:style-name="P187"><text:span text:style-name="Variable">X</text:span> ∩ (<text:span text:style-name="Variable">Y</text:span> ∪ <text:span text:style-name="Variable">Z</text:span>) = (<text:span text:style-name="Variable">X</text:span> ∩ <text:span text:style-name="Variable">Y</text:span>) ∪ (<text:span text:style-name="Variable">X</text:span> ∩ <text:span text:style-name="Variable">Z</text:span>).</text:p>
          <text:p text:style-name="P195"><text:span text:style-name="T235">É importante entender isto por si mesmo em vez de apenas memorizá-lo como regra. Por que isso funciona? Bem, pegue um exemplo concreto. Suponha que </text:span><text:span text:style-name="Variable">X</text:span><text:span text:style-name="T235"> seja o conjunto de todas as alunas, </text:span><text:span text:style-name="Variable">Y</text:span><text:span text:style-name="T235"> seja o conjunto de </text:span><text:span text:style-name="T65">todos os matriculados em</text:span><text:span text:style-name="T235"> </text:span><text:span text:style-name="T65">Sistemas da Informação</text:span><text:span text:style-name="T235">, e </text:span><text:span text:style-name="Variable">Z</text:span><text:span text:style-name="T235"> seja o conjunto de tod</text:span><text:span text:style-name="T65">os os matriculados em</text:span><text:span text:style-name="T235"> </text:span><text:span text:style-name="T65">M</text:span><text:span text:style-name="T235">atemática. (Suponha que é possível fazer ao mesmo tempo </text:span><text:span text:style-name="T65">Sistemas da Informação</text:span><text:span text:style-name="T235"> e Matemática.) O lado esquerdo do sinal de igualdade diz “primeiro pegue tod</text:span><text:span text:style-name="T65">os os matriculados em</text:span><text:span text:style-name="T235"> </text:span><text:span text:style-name="T65">M</text:span><text:span text:style-name="T235">atemática e </text:span><text:span text:style-name="T65">Sistemas da Informação</text:span><text:span text:style-name="T235"> e coloque-</text:span><text:span text:style-name="T65">o</text:span><text:span text:style-name="T235">s em um grupo. Depois, intersectar esse grupo com as </text:span><text:span text:style-name="T65">alunas</text:span><text:span text:style-name="T235"> para extrair somente </text:span><text:span text:style-name="T66">elas</text:span><text:span text:style-name="T235">”. O resultado é “as mulheres que ou são estudantes de </text:span><text:span text:style-name="T65">Sistemas de Informação</text:span><text:span text:style-name="T235"> ou de </text:span><text:span text:style-name="T65">M</text:span><text:span text:style-name="T235">atemática (ou </text:span><text:span text:style-name="T236">de </text:span><text:span text:style-name="T235">amb</text:span><text:span text:style-name="T66">o</text:span><text:span text:style-name="T235">s </text:span><text:span text:style-name="T236">os cursos</text:span><text:span text:style-name="T235">)”. Agora, olhe para o lado direito. O primeiro par de parênteses abrange apenas as mulheres </text:span><text:span text:style-name="T65">matriculadas em Sistemas da Informação</text:span><text:span text:style-name="T235">. O par direito abrange as mulheres que </text:span><text:span text:style-name="T65">estão matriculadas em M</text:span><text:span text:style-name="T235">atemática. Depois pegamos a união dos dois, para obter um grupo que contém apenas as mulheres, e especificamente apenas as mulhe</text:span><text:soft-page-break/><text:span text:style-name="T235">res que </text:span><text:span text:style-name="T65">estão matriculadas em Sistemas da Informação</text:span><text:span text:style-name="T235"> ou </text:span><text:span text:style-name="T65">M</text:span><text:span text:style-name="T235">atemática (ou amb</text:span><text:span text:style-name="T65">o</text:span><text:span text:style-name="T235">s). Claramente, os dois lados do sinal de igualdade têm a mesma extensão.</text:span></text:p>
          <text:p text:style-name="P195">A propriedade distributiva em álgebra básica não funciona se você inverter os sinais de multiplicação e adição (normalmente a + b · c <text:span text:style-name="T126">≠</text:span> (a + b) · (a + c)), mas funciona aqui:</text:p>
          <text:p text:style-name="P188"><text:span text:style-name="Variable">X</text:span> ∪ (<text:span text:style-name="Variable">Y</text:span> ∩ <text:span text:style-name="Variable">Z</text:span>) = (<text:span text:style-name="Variable">X</text:span> ∪ <text:span text:style-name="Variable">Y</text:span> ) ∩ (<text:span text:style-name="Variable">X</text:span> ∪ <text:span text:style-name="Variable">Z</text:span>).</text:p>
          <text:p text:style-name="P196"><text:span text:style-name="T237">Usando as mesmas definições de </text:span><text:span text:style-name="Variable">X</text:span><text:span text:style-name="T237">, </text:span><text:span text:style-name="Variable">Y</text:span><text:span text:style-name="T237">, e </text:span><text:span text:style-name="Variable">Z</text:span><text:span text:style-name="T237">, descubra o significado disso e convença-se de que é sempre verdade.</text:span></text:p>
        </text:list-item>
        <text:list-item>
          <text:p text:style-name="P196"><text:span text:style-name="Strong_20_Emphasis">Leis de identidade.</text:span> A <text:span text:style-name="T237">coisa mais simples que você aprendeu o dia todo: </text:span><text:span text:style-name="Variable">X</text:span><text:span text:style-name="T237"> ∪ ∅ = </text:span><text:span text:style-name="Variable">X</text:span><text:span text:style-name="T237"> e </text:span><text:span text:style-name="Variable">X</text:span><text:span text:style-name="T237"> ∩ Ω = </text:span><text:span text:style-name="Variable">X</text:span><text:span text:style-name="T237">. Você não muda </text:span><text:span text:style-name="Variable">X</text:span><text:span text:style-name="T237"> acrescentando nada a ele, ou não tirando nada dele.</text:span></text:p>
        </text:list-item>
        <text:list-item>
          <text:p text:style-name="P197"><text:span text:style-name="Strong_20_Emphasis">Leis de dominação.</text:span> O<text:span text:style-name="T237"> lado oposto do acima é que </text:span><text:span text:style-name="Variable">X</text:span><text:span text:style-name="T237"> ∪ Ω = Ω e </text:span><text:span text:style-name="Variable">X</text:span><text:span text:style-name="T237"> ∩ ∅ = ∅. Se você pegar </text:span><text:span text:style-name="Variable">X</text:span><text:span text:style-name="T237">, e depois adicionar tudo e </text:span><text:span text:style-name="T67">o papagaio e o cachorro</text:span><text:span text:style-name="T237"> a el</text:span><text:span text:style-name="T67">e</text:span><text:span text:style-name="T237">, você re</text:span><text:span text:style-name="T67">terá</text:span><text:span text:style-name="T237"> tudo e </text:span><text:span text:style-name="T67">o papagaio e o cachorro</text:span><text:span text:style-name="T237">. E se você restringir </text:span><text:span text:style-name="Variable">X</text:span><text:span text:style-name="T237"> a não possuir nada, é claro que ele não tem nada.</text:span></text:p>
        </text:list-item>
        <text:list-item>
          <text:p text:style-name="P198"><text:span text:style-name="Strong_20_Emphasis">Leis de complemento.</text:span> <text:span text:style-name="Variable">X</text:span><text:span text:style-name="T269"> ∪ </text:span><text:span text:style-name="Variável_20_Sobrelinha">X</text:span><text:span text:style-name="T269"> = Ω. Esta é outra forma de dizer “tudo (no domínio do discurso) ou está ou não está em um conjunto”. Assim, se eu tomar </text:span><text:span text:style-name="Variable">X</text:span><text:span text:style-name="T269">, e depois eu tomar tudo o que não está em </text:span><text:span text:style-name="Variable">X</text:span><text:span text:style-name="T269">, e juntar os dois, eu fico com tudo. Em uma linha semelhante, </text:span><text:span text:style-name="Variable">X</text:span><text:span text:style-name="T269"> ∩ </text:span><text:span text:style-name="Variável_20_Sobrelinha">X</text:span><text:span text:style-name="T269"> = ∅, porque não pode haver nenhum elemento que esteja tanto em </text:span><text:span text:style-name="Variable">X</text:span><text:span text:style-name="T269"> como não em </text:span><text:span text:style-name="Variable">X</text:span><text:span text:style-name="T269">: isso seria uma contradição. Curiosamente, a primeira destas duas leis se tornou controversa na filosofia moderna. É chamada “a lei do meio excluído”, e é explicitamente repudiada em muitos sistemas lógicos modernos.</text:span></text:p>
        </text:list-item>
        <text:list-item>
          <text:p text:style-name="P199"><text:span text:style-name="Strong_20_Emphasis">Leis de De Morgan.</text:span> E<text:span text:style-name="T238">ssas merecem ser memorizadas, pelo menos porque (1) são incrivelmente importantes e (2) podem não </text:span><text:span text:style-name="T68">estar na ponta da</text:span><text:span text:style-name="T238"> língua da mesma forma que as propriedades anteriores. A primeira pode ser expressa desta maneira:</text:span></text:p>
          <text:p text:style-name="P189"><text:span text:style-name="Variável_20_Sobrelinha">X</text:span><text:span text:style-name="T173"> </text:span><text:span text:style-name="T172">∪ </text:span><text:span text:style-name="Variável_20_Sobrelinha">Y</text:span><text:span text:style-name="T174"> = </text:span><text:span text:style-name="Variável_20_Sobrelinha">X</text:span><text:span text:style-name="T174"> </text:span><text:span text:style-name="T171">∩ </text:span><text:span text:style-name="Variável_20_Sobrelinha">Y</text:span><text:span text:style-name="T174">.</text:span></text:p>
          <text:p text:style-name="P192">Mais uma vez, ela é melhor compreendida com um exemplo específico. Digamos que você está alugando uma casa, e quer ter certeza de não ter nenhum indivíduo desagradável sob o teto. Seja <text:span text:style-name="Variable">X</text:span> o conjunto de todos os ladrões conhecidos. Seja <text:span text:style-name="Variable">Y</text:span> o conjunto de todos os assassinos conhecidos. Agora, como proprietário, você não quer nenhum ladrão ou assassino alugando sua propriedade. Então, a quem você está disposto a alugar? Resposta: se Ω é o conjunto de todas as pessoas, você está disposto a alugar para <text:span text:style-name="Variável_20_Sobrelinha">X</text:span><text:span text:style-name="T230"> ∪ </text:span><text:span text:style-name="Variável_20_Sobrelinha">Y</text:span>.</text:p>
          <text:p text:style-name="P192">Por que isso? Porque se você tomar <text:span text:style-name="Variable">X</text:span> ∪ <text:span text:style-name="Variable">Y</text:span>, isso lhe dará todos os indesejáveis: pessoas que são ou assassinos ou ladrões (ou ambos). Você não quer alugar para nenhum deles. Na verdade, você quer alugar para o complemento desse conjunto; ou seja, “qualquer outra pessoa”. Colocar uma barra em cima dessa expressão lhe dá todos os não-ladrões e não-assassinos.</text:p>
          <text:p text:style-name="P200">Muito bem. Mas agora olhe para o lado direito da equação. <text:span text:style-name="Variable">X</text:span> lhe dá os não-<text:span text:style-name="T69">ladrões</text:span>. Y dá a você os não-assassinos. Agora, para conseguir pessoas aceitá<text:soft-page-break/>veis, você quer alugar somente a alguém que esteja <text:span text:style-name="T69">em ambos os</text:span> grupos. Dito de outra forma, eles têm que ser tanto um não-<text:span text:style-name="T69">ladrão</text:span> <text:span text:style-name="T69">quanto</text:span> um não-assassino para que você alugue a eles. Portanto, eles devem estar na interseção do grupo dos não-ladrões <text:span text:style-name="T69">com o</text:span> grupo dos não-assassinos. Portanto, os dois lados desta equação são os mesmos.</text:p>
          <text:p text:style-name="P200">A outra forma da lei De Morgan é expressa invertendo as interseções e as uniões:</text:p>
          <text:p text:style-name="P190"><text:span text:style-name="Variável_20_Sobrelinha">X</text:span><text:span text:style-name="T173"> </text:span><text:span text:style-name="T172">∩ </text:span><text:span text:style-name="Variável_20_Sobrelinha">Y</text:span><text:span text:style-name="T174"> = </text:span><text:span text:style-name="Variável_20_Sobrelinha">X</text:span><text:span text:style-name="T174"> </text:span><text:span text:style-name="T175">∪</text:span><text:span text:style-name="T171"> </text:span><text:span text:style-name="Variável_20_Sobrelinha">Y</text:span><text:span text:style-name="T174">.</text:span></text:p>
          <text:p text:style-name="P192">Trabalhe <text:span text:style-name="T239">n</text:span>esta <text:span text:style-name="T239">por conta própria </text:span>com um exemplo semelhante e convença-se de que é sempre verdade.</text:p>
          <text:p text:style-name="P192">Augustus De Morgan, a propósito, foi um brilhante matemático do século XIX, com uma ampla gama de interesses. Seu nome surgirá novamente quando estudarmos a lógica e a indução matemática.</text:p>
        </text:list-item>
      </text:list>
      <text:h text:style-name="P154" text:outline-level="3">Subconjuntos</text:h>
      <text:p text:style-name="P104">Aprendemos que o símbolo “∈” é usado para indicar membresia em conjuntos: o elemento da esquerda é um membro do conjunto da direita. Uma noção relacionada, mas distinta, é a <text:span text:style-name="T240">ideia</text:span> de <text:span text:style-name="Emphasis">subconjunto</text:span>. Quando dizemos <text:span text:style-name="Variable">X</text:span> ⊆ <text:span text:style-name="Variable">Y</text:span> (pronuncia-se “<text:span text:style-name="Variable">X</text:span> é um subconjunto de <text:span text:style-name="Variable">Y</text:span>”), significa que cada membro de <text:span text:style-name="Variable">X</text:span> também é membro de <text:span text:style-name="Variable">Y</text:span>. O inverso não é necessariamente verdade, é claro, caso contrário “⊆” significaria <text:span text:style-name="T70">o mesmo que</text:span> “=”. Portanto, se <text:span text:style-name="Variable">A</text:span> = { P<text:span text:style-name="T240">ap</text:span>ai, L<text:span text:style-name="T70">uísa</text:span> } e <text:span text:style-name="Variable">K</text:span> = { Pa<text:span text:style-name="T240">pa</text:span>i, M<text:span text:style-name="T240">am</text:span>ãe, L<text:span text:style-name="T70">uísa</text:span> }, então podemos dizer <text:span text:style-name="T240">que</text:span> <text:span text:style-name="Variable">A</text:span> ⊆ <text:span text:style-name="Variable">K</text:span>.</text:p>
      <text:p text:style-name="P104">Tome cuidado com a distinção entre “∈” e “⊆”, que muitas vezes são confundidos. Com ∈, a coisa à esquerda é um elemento, enquanto que com ⊆, a coisa à esquerda é um conjunto. Isto é ainda mais complicado pelo fato de que o elemento do lado esquerdo do ∈ pode muito bem ser um conjunto.</text:p>
      <text:p text:style-name="P104">Vamos dar alguns exemplos. Suponha que <text:span text:style-name="Variable">Q</text:span> seja o conjunto { 4, { 9, 4 }, 2 }. <text:span text:style-name="Variable">Q</text:span> tem três elementos aqui, um dos quais é em si mesmo um conjunto. Agora suponhamos que façamos <text:span text:style-name="Variable">P</text:span> ser o conjunto { 4, 9 }. Pergunta: <text:span text:style-name="Variable">P</text:span> ∈ <text:span text:style-name="Variable">Q</text:span>? A resposta é sim: o conjunto { 4, 9 } (que é o mesmo que o conjunto { 9, 4 }, apenas escrito de maneira diferente) é, na verdade, um elemento do conjunto <text:span text:style-name="Variable">Q</text:span>. Próxima pergunta: <text:span text:style-name="Variable">P</text:span> ⊆ <text:span text:style-name="Variable">Q</text:span>? A resposta é não, <text:span text:style-name="Variable">P</text:span><text:span text:style-name="T135"> </text:span><text:span text:style-name="T241">⊈</text:span><text:span text:style-name="T127"> </text:span><text:span text:style-name="Variable">Q</text:span>. Se <text:span text:style-name="Variable">P</text:span> fosse um subconjunto de <text:span text:style-name="Variable">Q</text:span>, isso implicaria que cada membro de <text:span text:style-name="Variable">P</text:span> (há dois deles: 9 e 4) também é um elemento de <text:span text:style-name="Variable">Q</text:span>, enquanto na verdade, apenas 4 é um membro de <text:span text:style-name="Variable">Q</text:span>, não 9. Última pergunta: se <text:span text:style-name="Variable">R</text:span> é definido como { 2, 4 }, <text:span text:style-name="Variable">R</text:span> ⊆ <text:span text:style-name="Variable">Q</text:span>? A resposta é sim, já que tanto 2 como 4 também são membros de <text:span text:style-name="Variable">Q</text:span>.</text:p>
      <text:p text:style-name="P104">Observe que, pela definição, cada conjunto é um subconjunto de si mesmo. Às vezes, porém, é útil falar se um conjunto é realmente um subconjunto de outro, e não se quer contar quando os dois conjuntos são na verdade iguais. Isto é chamado de um subconjunto próprio, e o símbolo para ele é ⊂. Você pode ver a lógica para a escolha do símbolo, porque “⊆” é como “≤” para números, e “⊂” é como “&lt;”.</text:p>
      <text:p text:style-name="P104">Cada conjunto é um subconjunto (não necessariamente próprio) de Ω, porque nosso domínio de discurso, por definição, contém tudo o que pode surgir na conversa. É um pouco menos óbvio que o conjunto vazio é um subconjunto de todo conjunto. É estra<text:soft-page-break/>nho pensar que ∅ ⊆ <text:span text:style-name="Variable">Q</text:span> quando <text:span text:style-name="Variable">Q</text:span> tem várias coisas dentro dele, mas a definição se confirma. “Todo” membro de ∅ (não há nenhum) é, na verdade, também membro de <text:span text:style-name="Variable">Q</text:span>.</text:p>
      <text:p text:style-name="P104">Uma nota sobre a leitura desta notação <text:span text:style-name="T71">pode parecer um pouco</text:span> confusa. Algumas vezes a expressão “<text:span text:style-name="Variable">a</text:span> ∈ <text:span text:style-name="Variable">X</text:span>” é <text:span text:style-name="T71">lida como</text:span> “<text:span text:style-name="Variable">a</text:span> é um elemento de <text:span text:style-name="Variable">X</text:span>”, mas outras vezes é <text:span text:style-name="T242">melhor </text:span>lida <text:span text:style-name="T242">como</text:span> “<text:span text:style-name="Variable">a</text:span>, que é um elemento de <text:span text:style-name="Variable">X</text:span>”. Isto pode parecer um ponto sutil, e acho que é, mas se você não estiver preparado para <text:span text:style-name="T71">essa flexibilidade</text:span>, pode ser um obstáculo extra para entender a matemática (que é a última coisa que precisamos). Pegue este trecho hipotético (mas bastante típico) de uma <text:span text:style-name="T71">demonstração</text:span> matemática:</text:p>
      <text:p text:style-name="P65">“<text:span text:style-name="T242">Suponha que </text:span><text:span text:style-name="Variable">k</text:span><text:span text:style-name="T178"> ∈ </text:span><text:span text:style-name="T136">ℕ </text:span><text:span text:style-name="T137">&lt; 10 …”</text:span></text:p>
      <text:p text:style-name="P105"><text:span text:style-name="T243">Se você ler isto como “Suponha que </text:span><text:span text:style-name="Variable">k</text:span><text:span text:style-name="T243"> é um número natural é inferior a 10”, não é gramaticalmente correto. Deve </text:span><text:span text:style-name="T72">na verdade</text:span><text:span text:style-name="T243"> ser entendido como “Suponha que </text:span><text:span text:style-name="Variable">k</text:span><text:span text:style-name="T243"> (que é um número natural) é inferior a 10”. Isto às vezes também se aplica a cláusulas adicionais. Por exemplo, a frase “Suponha que </text:span><text:span text:style-name="Variable">k</text:span><text:span text:style-name="T243"> ∈ </text:span><text:span text:style-name="T128">ℝ</text:span><text:span text:style-name="T243"> &gt; 0 é a coordenada </text:span><text:span text:style-name="Variable">x</text:span><text:span text:style-name="T243"> do primeiro ponto” deve ser lida como “Suponha que </text:span><text:span text:style-name="Variable">k</text:span><text:span text:style-name="T243">, que é um número real maior que zero, é a coordenada </text:span><text:span text:style-name="Variable">x</text:span><text:span text:style-name="T243"> do primeiro ponto”.</text:span></text:p>
      <text:p text:style-name="P105">Vou deixá-los com uma declaração sobre números que vale a pena ponderar e compreender:</text:p>
      <text:p text:style-name="P65">∅ ⊂ <text:s/><text:span text:style-name="T136">ℕ ⊂ ℤ ⊂ ℚ ⊂ ℝ ⊂ Ω.</text:span></text:p>
      <text:h text:style-name="P155" text:outline-level="3">Conjunto das Partes</text:h>
      <text:p text:style-name="P106"><text:span text:style-name="Emphasis">Conjunto das partes</text:span> é um nome curioso para um conceito simples. Falamos do conjunto <text:span text:style-name="T73">das partes</text:span> “de” outro conjunto, que é <text:span text:style-name="Emphasis">o conjunto de todos os subconjuntos desse outro conjunto</text:span>. Exemplo: suponha que <text:span text:style-name="Variable">A</text:span> = { Pa<text:span text:style-name="T244">pa</text:span>i, L<text:span text:style-name="T73">uísa</text:span> }. Então o conjunto d<text:span text:style-name="T73">as</text:span> p<text:span text:style-name="T73">artes</text:span> de <text:span text:style-name="Variable">A</text:span>, que <text:span text:style-name="T73">escrevemos</text:span> como “<text:span text:style-name="T129">ℙ</text:span>(<text:span text:style-name="Variable">A</text:span>)”, é: { { Pa<text:span text:style-name="T244">pa</text:span>i, L<text:span text:style-name="T73">uísa</text:span> }, { Pa<text:span text:style-name="T244">pa</text:span>i }, { L<text:span text:style-name="T73">uísa</text:span> }, ∅ }. Dê uma boa olhada em tod<text:span text:style-name="T73">a</text:span>s ess<text:span text:style-name="T73">a</text:span>s <text:span text:style-name="T73">chaves</text:span>, e não perca nenhum<text:span text:style-name="T244">a</text:span>. Há quatro elementos no conjunto <text:span text:style-name="T73">das partes</text:span> de <text:span text:style-name="Variable">A</text:span>, cada um dos quais é um dos possíveis subconjuntos. Pode parecer estranho falar de “todos os possíveis subconjuntos” – quando aprendi isso pela primeira vez, lembro-me de pensar no início que não haveria limite para o número de subconjuntos que você poderia fazer a partir de um conjunto. Mas é claro que há. Para criar um subconjunto, você pode incluir, ou excluir, cada um dos membros do conjunto original. No caso de <text:span text:style-name="Variable">A</text:span>, você pode (1) incluir tanto o <text:span text:style-name="T244">Pa</text:span>pai como L<text:span text:style-name="T73">uísa</text:span>, ou (2) incluir o <text:span text:style-name="T244">Pa</text:span>pai mas não L<text:span text:style-name="T73">uísa</text:span>, ou (3) incluir L<text:span text:style-name="T73">uísa</text:span> mas não o <text:span text:style-name="T244">Pa</text:span>pai, ou (4) excluir ambos, caso em que seu subconjunto é ∅. Portanto, <text:span text:style-name="T129">ℙ</text:span>(<text:span text:style-name="Variable">A</text:span>) inclui todos esses quatro subconjuntos.</text:p>
      <text:p text:style-name="P107">Agora, qual é a cardinalidade de <text:span text:style-name="T129">ℙ</text:span>(<text:span text:style-name="Variable">X</text:span>) para algum conjunto <text:span text:style-name="Variable">X</text:span>? Essa é uma pergunta interessante, e que vale a pena ponderar. A resposta se estende pelo cerne de muita combinatória e pelo sistema de números binários, tópicos que abordaremos mais tarde. E a resposta está bem ao nosso alcance, se simplesmente extrapolarmos a partir do exemplo anterior. Para formar um subconjunto de <text:span text:style-name="Variable">X</text:span>, temos a opção de incluir, ou então <text:span text:style-name="T245">de </text:span>excluir, cada um de seus elementos. Portanto, há duas escolhas para o primeiro elemento<text:note text:id="ftn5" text:note-class="footnote"><text:note-citation>5</text:note-citation><text:note-body><text:p text:style-name="P5">Ok, eu sei que na verdade não existe “primeiro” elemento, mas seja razoável comigo aqui.</text:p></text:note-body></text:note>, e então se escolhemos incluir ou excluir esse primeiro elemento, há duas escolhas para o segundo. Independentemente do que escolhermos para esses <text:soft-page-break/>dois primeiros elementos, há duas escolhas para o terceiro, etc. Portanto, se |<text:span text:style-name="Variable">X</text:span>| = 2 (lembre-se <text:span text:style-name="T245">de </text:span>que esta notação significa “<text:span text:style-name="Variable">X</text:span> tem dois elementos” ou “<text:span text:style-name="Variable">X</text:span> tem uma cardinalidade de 2”), então seu conjunto das partes tem 2 × 2 membros. Se |<text:span text:style-name="Variable">X</text:span>| = 3, então seu conjunto das partes tem 2 × 2 × 2 membros. Em geral:</text:p>
      <text:p text:style-name="P77"><text:span text:style-name="T245">|</text:span><text:span text:style-name="T129">ℙ</text:span><text:span text:style-name="T245">(</text:span><text:span text:style-name="Variable">X</text:span><text:span text:style-name="T245">)| = 2</text:span><text:span text:style-name="T155">|</text:span><text:span text:style-name="Variável_20_sobrescrita">X</text:span><text:span text:style-name="T155">|</text:span><text:span text:style-name="T245">.</text:span></text:p>
      <text:p text:style-name="P108">Como um caso limite (e um quebra-cabeça) percebe-se que se <text:span text:style-name="Variable">X</text:span> é o conjunto vazio, então <text:span text:style-name="T129">ℙ</text:span>(<text:span text:style-name="Variable">X</text:span>) tem um (<text:span text:style-name="T246">e </text:span>não zero) membro, porque há de fato um subconjunto do conjunto vazio: ou seja, o próprio conjunto vazio. Assim, <text:span text:style-name="T246">se</text:span> <text:span text:style-name="Variable">X</text:span><text:span text:style-name="T179"> = ∅ então</text:span> |<text:span text:style-name="Variable">X</text:span>| = 0, e |<text:span text:style-name="T129">ℙ</text:span>(<text:span text:style-name="Variable">X</text:span>)| = 1. E isso se encaixa perfeitamente na fórmula acima.</text:p>
      <text:h text:style-name="P156" text:outline-level="3">Partições</text:h>
      <text:p text:style-name="P109">Finalmente, há uma variação especial sobre o conceito de subconjunto chamado de <text:span text:style-name="Emphasis">partição</text:span>. Uma partição é um grupo de subconjuntos de outro conjunto que, juntos, são <text:span text:style-name="T247">tanto</text:span> <text:span text:style-name="Strong_20_Emphasis">coletivamente exaustivos</text:span> q<text:span text:style-name="T247">uant</text:span>o <text:span text:style-name="Strong_20_Emphasis">mutuamente exclusivos</text:span>. Isto significa que cada elemento do conjunto original está em <text:span text:style-name="Emphasis">um e apenas um</text:span> dos conjuntos da partição. Formalmente, uma partição de <text:span text:style-name="Variable">X</text:span> é um grupo de conjuntos <text:span text:style-name="Variable">X</text:span><text:span text:style-name="T248">1</text:span>, <text:span text:style-name="Variable">X</text:span><text:span text:style-name="T248">2</text:span> , <text:span text:style-name="T130">…</text:span>, <text:span text:style-name="Variable">X</text:span><text:span text:style-name="Variável_20_subscrita">n</text:span> tal que:</text:p>
      <text:p text:style-name="P66"><text:span text:style-name="Variable">X</text:span><text:span text:style-name="T248">1 </text:span><text:span text:style-name="T175">∪ </text:span><text:span text:style-name="Variable">X</text:span><text:span text:style-name="T248">2</text:span> <text:span text:style-name="T248"> </text:span><text:span text:style-name="T175">∪ </text:span><text:span text:style-name="T130">…</text:span><text:span text:style-name="T249"> </text:span><text:span text:style-name="T138">∪ </text:span> <text:span text:style-name="Variable">X</text:span><text:span text:style-name="Variável_20_subscrita">n</text:span> = <text:span text:style-name="Variable">X</text:span>,</text:p>
      <text:p text:style-name="P110">e</text:p>
      <text:p text:style-name="P66"><text:span text:style-name="Variable">X</text:span><text:span text:style-name="Variável_20_subscrita"><text:span text:style-name="T247">i</text:span></text:span><text:span text:style-name="T247"> </text:span><text:span text:style-name="T174"> </text:span><text:span text:style-name="T171">∩ </text:span><text:span text:style-name="Variable">X</text:span><text:span text:style-name="Variável_20_subscrita"><text:span text:style-name="T247">j</text:span></text:span><text:span text:style-name="T180"> = </text:span><text:span text:style-name="T179">∅ </text:span><text:span text:style-name="T180">para todo </text:span><text:span text:style-name="Variable">i</text:span><text:span text:style-name="T180">, </text:span><text:span text:style-name="Variable">j</text:span><text:span text:style-name="T180"> ∈ {1, </text:span><text:span text:style-name="T139">…, </text:span><text:span text:style-name="Variable">n</text:span><text:span text:style-name="T180">} </text:span><text:span text:style-name="T17">com</text:span><text:span text:style-name="T180"> </text:span><text:span text:style-name="Variable">i </text:span><text:span text:style-name="T139">≠</text:span><text:span text:style-name="T108"> </text:span><text:span text:style-name="Variable">j.</text:span></text:p>
      <text:p text:style-name="Text_20_body">Portanto, digamos que temos um grupo de subconjuntos que são supostamente uma partição de <text:span text:style-name="Variable">X</text:span>. A primeira <text:span text:style-name="T74">condição</text:span>, acima, diz que se combinarmos o conteúdo de todos eles, obtemos tudo o que está em <text:span text:style-name="Variable">X</text:span> (e nada a mais). Isto é chamado de ser coletivamente exaustivo. A segunda linha diz que nenhum dos conjuntos tem nada em comum: eles são mutuamente exclusivos.</text:p>
      <text:p text:style-name="Text_20_body">Como de costume, um exemplo vale mais que mil palavras. Suponha que o conjunto <text:span text:style-name="Variable">D</text:span> seja { Pa<text:span text:style-name="T250">pa</text:span>i, M<text:span text:style-name="T250">am</text:span>ãe, L<text:span text:style-name="T75">uísa</text:span>, <text:span text:style-name="T75">J.P.</text:span>, <text:span text:style-name="T75">Zezinho</text:span> }. Uma partição é qualquer forma de dividir <text:span text:style-name="Variable">D</text:span> em subconjuntos que atendam às condições acima. Uma dessas partições é:</text:p>
      <text:p text:style-name="P67">{ L<text:span text:style-name="T75">uísa</text:span>, <text:span text:style-name="T75">J.P.</text:span> }, { M<text:span text:style-name="T250">am</text:span>ãe, Pa<text:span text:style-name="T250">pa</text:span>i }, <text:span text:style-name="T75">e</text:span> { <text:span text:style-name="T75">Zezinho</text:span> }.</text:p>
      <text:p text:style-name="P111">Outra possibilidade é:</text:p>
      <text:p text:style-name="P68"><text:span text:style-name="T250">{ L</text:span><text:span text:style-name="T75">uísa</text:span><text:span text:style-name="T250"> }, { </text:span><text:span text:style-name="T75">J.P.</text:span><text:span text:style-name="T250"> }, { Mamãe }, </text:span><text:span text:style-name="T76">e</text:span><text:span text:style-name="T250"> { </text:span><text:span text:style-name="T75">Zezinho</text:span><text:span text:style-name="T250">, Papai }.</text:span></text:p>
      <text:p text:style-name="P112">Mais uma:</text:p>
      <text:p text:style-name="P113"><text:span text:style-name="T179">∅, ∅, { L</text:span><text:span text:style-name="T18">uísa, J.P.</text:span><text:span text:style-name="T19">, </text:span><text:span text:style-name="T18">Zezinho, </text:span><text:span text:style-name="T19">M</text:span><text:span text:style-name="T18">am</text:span><text:span text:style-name="T19">ãe , </text:span><text:span text:style-name="T179">Pa</text:span><text:span text:style-name="T181">pa</text:span><text:span text:style-name="T179">i }, </text:span><text:span text:style-name="T161">e </text:span><text:span text:style-name="T179">∅</text:span></text:p>
      <text:p text:style-name="Text_20_body">Todas estas são formas de dividir a família <text:span text:style-name="T77">do nosso exemplo</text:span> em grupos, <text:span text:style-name="T77">de tal maneira</text:span> que ninguém esteja em mais de um grupo, e <text:span text:style-name="T251">que </text:span>todos estejam em algum grupo. O seguinte <text:span text:style-name="Emphasis">não</text:span> é uma <text:span text:style-name="T77">partição</text:span>:</text:p>
      <text:p text:style-name="P69">{ <text:span text:style-name="T19">M</text:span><text:span text:style-name="T18">am</text:span><text:span text:style-name="T19">ãe</text:span>, <text:span text:style-name="T179">L</text:span><text:span text:style-name="T18">uísa</text:span>, <text:span text:style-name="T18">J.P.</text:span> }, <text:span text:style-name="T78">e</text:span> { <text:span text:style-name="T179">Pa</text:span><text:span text:style-name="T181">pa</text:span><text:span text:style-name="T179">i</text:span> }</text:p>
      <text:p text:style-name="Text_20_body">porque deixa <text:span text:style-name="T252">Zezinho </text:span>de fora. Isto, também, <text:span text:style-name="Emphasis">não</text:span> é uma <text:span text:style-name="T79">partição</text:span>:</text:p>
      <text:p text:style-name="P70">{ <text:span text:style-name="T179">Pa</text:span><text:span text:style-name="T181">pa</text:span><text:span text:style-name="T179">i</text:span> }, { <text:span text:style-name="T19">M</text:span><text:span text:style-name="T18">am</text:span><text:span text:style-name="T19">ãe</text:span>, <text:span text:style-name="T18">J.P.</text:span> }, <text:span text:style-name="T79">e</text:span> { <text:span text:style-name="T18">Zezinho</text:span>, <text:span text:style-name="T179">L</text:span><text:span text:style-name="T18">uísa</text:span>, <text:span text:style-name="T179">Pa</text:span><text:span text:style-name="T181">pa</text:span><text:span text:style-name="T179">i</text:span> }</text:p>
      <text:p text:style-name="P114"><text:soft-page-break/>porque Papai aparece em dois dos subconjuntos.</text:p>
      <text:p text:style-name="P114">A propósito, perceba que cada conjunto (S) junto com seu complemento (total) (<text:span text:style-name="T230">S</text:span>) forma uma partição do domínio do discurso inteiro Ω. Isto porque cada elemento está, ou não está, em um determinado conjunto. O conjunto de homens e não-homens é uma partição de Ω porque tudo é homem ou não-homem, e nunca ambos (objetos inanimados e outros nomes são não-homens, assim como as mulheres o são). O conjunto de números primos e o conjunto de “tudo exceto os números primos” são uma partição. O conjunto de “cheeseburgers mal passados” e o conjunto de “tudo exceto os cheeseburgers mal passados” formam uma partição de Ω. Pela lógica clássica, isto é verdade, não importa o que seja o conjunto.</text:p>
      <text:p text:style-name="P115"><text:span text:style-name="T253">Você pode se perguntar por que as partições são um conceito importante. A resposta é que elas surgem bastante, e quando surgem, podemos fazer algumas simplificações importantes. Tomemos </text:span><text:span text:style-name="Variable">S</text:span><text:span text:style-name="T253">, o conjunto de todos os estudantes da U</text:span><text:span text:style-name="T80">FPE</text:span><text:span text:style-name="T253">. Podemos dividi-lo de várias maneiras diferentes. Se dividirmos </text:span><text:span text:style-name="Variable">S</text:span><text:span text:style-name="T253"> no conjunto de </text:span><text:span text:style-name="T80">menores de 25 anos</text:span><text:span text:style-name="T253"> e o conjunto </text:span><text:span text:style-name="T80">daqueles com 25 ou mais anos de idade</text:span><text:span text:style-name="T253">, temos uma partição: cada estudante </text:span><text:span text:style-name="T254">tem “menos de 25 anos” ou “25 anos ou mais”</text:span><text:span text:style-name="T253">. Se os dividirmos em calouros, alunos do segundo ano, </text:span><text:span text:style-name="T80">alunos no terceiro ano em diante</text:span><text:span text:style-name="T253">, teremos novamente uma partição. Mas dividi-los em </text:span><text:span text:style-name="T80">alunos que cursam disciplinas no Centro de Informática</text:span><text:span text:style-name="T253"> e </text:span><text:span text:style-name="T80">alunos que cursam disciplinas no Centro de Artes não nos fornece uma partição</text:span><text:span text:style-name="T253">. Por um lado, nem todos </text:span><text:span text:style-name="T254">os alunos da UFPE </text:span><text:span text:style-name="T253">estão </text:span><text:span text:style-name="T80">cursando disciplinas em um desses centros</text:span><text:span text:style-name="T253">. Por outro lado, alguns estudantes podem estar </text:span><text:span text:style-name="T80">cursando disciplinas em ambos esses centros</text:span><text:span text:style-name="T253">. Portanto, este grupo de subconjuntos não é nem mutuamente exclusivo nem coletivamente exaustivo.</text:span></text:p>
      <text:p text:style-name="P118"><text:span text:style-name="T254">Pergunta: o número de estudantes (|</text:span><text:span text:style-name="Variable">S</text:span><text:span text:style-name="T196">|) é igual ao número de alunos com “menos de 25 anos” mais o número de alunos com “25 anos ou mais”? Obviamente sim. Mas por quê? A resposta: porque os alunos com “menos de 25 anos” e os alunos com “25 anos ou mais” formam uma partição. Se somarmos o número de estudantes <text:s/></text:span><text:span text:style-name="T182">calouros, alunos do segundo ano, </text:span><text:span text:style-name="T196">e </text:span><text:span text:style-name="T25">alunos no terceiro ano em diante, também obteremos |</text:span><text:span text:style-name="Variable">S</text:span><text:span text:style-name="T25">|. Mas se somarmos o número de alunos que cursam disciplinas no Centro de Informática</text:span><text:span text:style-name="T20"> <text:s/></text:span><text:span text:style-name="T25">mais o número</text:span><text:span text:style-name="T20"> </text:span><text:span text:style-name="T25">alunos que cursam disciplinas no Centro de Artes é quase certo que não obteremos um número igual a |</text:span><text:span text:style-name="Variable">S</text:span><text:span text:style-name="T25">|, porque alguns estudantes seriam contados duas vezes e outros não seriam contados. Este é um exemplo do tipo de simplicidade bela que as partições proporcionam.</text:span></text:p>
      <text:h text:style-name="P157" text:outline-level="3">Exercícios</text:h>
      <text:p text:style-name="P116">Us<text:span text:style-name="T157">ando</text:span> um pedaço de papel dobrado longitudinalmente, cubra a coluna da direita dos exercícios abaixo. Leia cada exercício na coluna da esquerda, responda na sua mente, depois deslize <text:span text:style-name="T9">o papel para </text:span>baixo para revelar a resposta e veja se você está certo! Para cada exercício que você <text:span text:style-name="T9">errou</text:span>, <text:span text:style-name="T9">entenda</text:span> <text:span text:style-name="T9">qual foi o erro</text:span> antes de seguir em frente.</text:p>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27">1.</text:p>
          </table:table-cell>
          <table:table-cell table:style-name="Tabela3.A1" office:value-type="string">
            <text:p text:style-name="P21"><text:span text:style-name="T255">O conjunto { Pedro, Cabral } é </text:span><text:span text:style-name="T81">o mesmo que o</text:span><text:span text:style-name="T255"> conjunto { Cabral, Pedro } ?</text:span></text:p>
          </table:table-cell>
          <table:table-cell table:style-name="Tabela3.C1" office:value-type="string">
            <text:p text:style-name="P47">Sim, de fato.</text:p>
          </table:table-cell>
        </table:table-row>
        <table:table-row table:style-name="TableLine2258225544672">
          <table:table-cell table:style-name="Tabela3.A2" office:value-type="string">
            <text:p text:style-name="P27">2.</text:p>
          </table:table-cell>
          <table:table-cell table:style-name="Tabela3.A2" office:value-type="string">
            <text:p text:style-name="P21"><text:span text:style-name="T255">O </text:span><text:span text:style-name="T81">par ordenado</text:span><text:span text:style-name="T255"> </text:span><text:span text:style-name="T81">(</text:span><text:span text:style-name="T255"> Pedro, Cabral </text:span><text:span text:style-name="T81">)</text:span><text:span text:style-name="T255"> é </text:span><text:span text:style-name="T81">o mesmo que o</text:span><text:span text:style-name="T255"> </text:span><text:span text:style-name="T81">par ordenado</text:span><text:span text:style-name="T255"> </text:span><text:span text:style-name="T81">(</text:span><text:span text:style-name="T255"> Cabral, Pedro </text:span><text:span text:style-name="T81">)</text:span><text:span text:style-name="T255"> ?</text:span></text:p>
          </table:table-cell>
          <table:table-cell table:style-name="Tabela3.C2" office:value-type="string">
            <text:p text:style-name="P29">Não. A ordem é importante em pares ordenados (daí o nome), e também para tuplas de qualquer tamanho, além disso.</text:p>
          </table:table-cell>
        </table:table-row>
        <text:soft-page-break/>
        <table:table-row table:style-name="TableLine2258225543136">
          <table:table-cell table:style-name="Tabela3.A2" office:value-type="string">
            <text:p text:style-name="P27">3.</text:p>
          </table:table-cell>
          <table:table-cell table:style-name="Tabela3.A2" office:value-type="string">
            <text:p text:style-name="P29">O conjunto { { Luke, Leia }, Han } é o mesmo que o conjunto { Luke, { Leia, Han } } ?</text:p>
          </table:table-cell>
          <table:table-cell table:style-name="Tabela3.C2" office:value-type="string">
            <text:p text:style-name="P29">Não. Por exemplo, o primeiro conjunto tem Han como membro mas o segundo não. (Ao invés disso, ele tem outro conjunto como membro, e esse conjunto é que por acaso tem Han como membro).</text:p>
          </table:table-cell>
        </table:table-row>
        <table:table-row table:style-name="TableLine2258225544160">
          <table:table-cell table:style-name="Tabela3.A2" office:value-type="string">
            <text:p text:style-name="P27">4.</text:p>
          </table:table-cell>
          <table:table-cell table:style-name="Tabela3.A2" office:value-type="string">
            <text:p text:style-name="P29">Qual é o primeiro elemento do conjunto { Sport, Náutico, Santa Cruz }?</text:p>
          </table:table-cell>
          <table:table-cell table:style-name="Tabela3.C2" office:value-type="string">
            <text:p text:style-name="P29">A questão não faz sentido. Não há “primeiro elemento” de um conjunto. Todos os três times são igualmente membros do conjunto, e poderiam ser listados em qualquer ordem (mesmo sendo o Sport o melhor deles).</text:p>
          </table:table-cell>
        </table:table-row>
        <table:table-row table:style-name="TableLine2258225541600">
          <table:table-cell table:style-name="Tabela3.A2" office:value-type="string">
            <text:p text:style-name="P28">5.</text:p>
          </table:table-cell>
          <table:table-cell table:style-name="Tabela3.A2" office:value-type="string">
            <text:p text:style-name="Table_20_Contents"><text:span text:style-name="T256">Sejam </text:span><text:span text:style-name="Variable">G</text:span><text:span text:style-name="T183"> = </text:span><text:span text:style-name="T256">{ Mat</text:span><text:span text:style-name="T83">eus</text:span><text:span text:style-name="T256">, Mar</text:span><text:span text:style-name="T83">cos</text:span><text:span text:style-name="T256">, Lu</text:span><text:span text:style-name="T83">cas</text:span><text:span text:style-name="T256">, Joã</text:span><text:span text:style-name="T259">o</text:span><text:span text:style-name="T256"> }, </text:span><text:span text:style-name="Variable">J</text:span><text:span text:style-name="T256"> = { Luke, Obi-wan, Yoda },</text:span> <text:span text:style-name="Variable">S</text:span><text:span text:style-name="T183"> o conjunto dos nomes de todas as personagens de Guerra nas Estrelas e </text:span><text:span text:style-name="Variable">F</text:span><text:span text:style-name="T183"> o conjunto dos nomes dos quatro evangelhos</text:span> <text:span text:style-name="T183">do</text:span> <text:span text:style-name="T183">Novo Testamento. É verdade que </text:span><text:span text:style-name="Variable">J</text:span><text:span text:style-name="T183"> </text:span><text:span text:style-name="T140">⊆</text:span><text:span text:style-name="T109"> </text:span><text:span text:style-name="Variable">G</text:span><text:span text:style-name="T109">?</text:span></text:p>
          </table:table-cell>
          <table:table-cell table:style-name="Tabela3.C2" office:value-type="string">
            <text:p text:style-name="P29">Não.</text:p>
          </table:table-cell>
        </table:table-row>
        <table:table-row table:style-name="TableLine2258225541856">
          <table:table-cell table:style-name="Tabela3.A2" office:value-type="string">
            <text:p text:style-name="P27">6.</text:p>
          </table:table-cell>
          <table:table-cell table:style-name="Tabela3.A2" office:value-type="string">
            <text:p text:style-name="P22"><text:span text:style-name="Variable">J</text:span><text:span text:style-name="T183"> </text:span><text:span text:style-name="T140">⊆</text:span><text:span text:style-name="T109"> </text:span><text:span text:style-name="Variable">S</text:span><text:span text:style-name="T109">?</text:span></text:p>
          </table:table-cell>
          <table:table-cell table:style-name="Tabela3.C2" office:value-type="string">
            <text:p text:style-name="P29">Sim.</text:p>
          </table:table-cell>
        </table:table-row>
        <table:table-row table:style-name="TableLine2258225542112">
          <table:table-cell table:style-name="Tabela3.A2" office:value-type="string">
            <text:p text:style-name="P27">7.</text:p>
          </table:table-cell>
          <table:table-cell table:style-name="Tabela3.A2" office:value-type="string">
            <text:p text:style-name="P22"><text:span text:style-name="T256">Yoda ∈ </text:span><text:span text:style-name="Variable">J</text:span><text:span text:style-name="T183"> ?</text:span></text:p>
          </table:table-cell>
          <table:table-cell table:style-name="Tabela3.C2" office:value-type="string">
            <text:p text:style-name="P29">Sim.</text:p>
          </table:table-cell>
        </table:table-row>
        <table:table-row table:style-name="TableLine2258225544928">
          <table:table-cell table:style-name="Tabela3.A2" office:value-type="string">
            <text:p text:style-name="P27">8.</text:p>
          </table:table-cell>
          <table:table-cell table:style-name="Tabela3.A2" office:value-type="string">
            <text:p text:style-name="P22"><text:span text:style-name="T256">Yoda </text:span><text:span text:style-name="T140">⊆</text:span><text:span text:style-name="T256"> </text:span><text:span text:style-name="Variable">J</text:span><text:span text:style-name="T183"> ?</text:span></text:p>
          </table:table-cell>
          <table:table-cell table:style-name="Tabela3.C2" office:value-type="string">
            <text:p text:style-name="P22"><text:span text:style-name="T256">Não. Yoda nem mesmo é um conjunto, portanto não pode ser um subconjunto de </text:span><text:span text:style-name="T82">nada</text:span><text:span text:style-name="T256">.</text:span></text:p>
          </table:table-cell>
        </table:table-row>
        <table:table-row table:style-name="TableLine2258225535968">
          <table:table-cell table:style-name="Tabela3.A2" office:value-type="string">
            <text:p text:style-name="P27">9.</text:p>
          </table:table-cell>
          <table:table-cell table:style-name="Tabela3.A2" office:value-type="string">
            <text:p text:style-name="P23"><text:span text:style-name="T257">{ </text:span><text:span text:style-name="T256">Yoda </text:span><text:span text:style-name="T257">}</text:span><text:span text:style-name="T256"> </text:span><text:span text:style-name="T140">⊆</text:span><text:span text:style-name="T256"> </text:span><text:span text:style-name="Variable">J</text:span><text:span text:style-name="T183"> ?</text:span></text:p>
          </table:table-cell>
          <table:table-cell table:style-name="Tabela3.C2" office:value-type="string">
            <text:p text:style-name="P23"><text:span text:style-name="T257">Sim. O conjunto (sem nome) que contém somente Yoda é de fato um subconjunto de </text:span><text:span text:style-name="Variable">J</text:span><text:span text:style-name="T197">.</text:span></text:p>
          </table:table-cell>
        </table:table-row>
        <table:table-row table:style-name="TableLine2258225536224">
          <table:table-cell table:style-name="Tabela3.A2" office:value-type="string">
            <text:p text:style-name="P27">10.</text:p>
          </table:table-cell>
          <table:table-cell table:style-name="Tabela3.A2" office:value-type="string">
            <text:p text:style-name="P23"><text:span text:style-name="T257">{ </text:span><text:span text:style-name="T256">Yoda </text:span><text:span text:style-name="T257">}</text:span><text:span text:style-name="T256"> </text:span><text:span text:style-name="T140">∈</text:span><text:span text:style-name="T256"> </text:span><text:span text:style-name="Variable">J</text:span><text:span text:style-name="T183"> ?</text:span></text:p>
          </table:table-cell>
          <table:table-cell table:style-name="Tabela3.C2" office:value-type="string">
            <text:p text:style-name="P23"><text:span text:style-name="T257">Não. Yoda é um dos elementos de </text:span><text:span text:style-name="Variable">J</text:span><text:span text:style-name="T197">, mas { Yoda } não é. Em outras palavras, </text:span><text:span text:style-name="Variable">J</text:span><text:span text:style-name="T197"> contém Yoda, mas </text:span><text:span text:style-name="Variable">J</text:span><text:span text:style-name="T197"> não contém um conjunto que contém Yoda (na verdade ele não contém nenhum conjunto como elemento).</text:span></text:p>
          </table:table-cell>
        </table:table-row>
        <table:table-row table:style-name="TableLine2258225542368">
          <table:table-cell table:style-name="Tabela3.A2" office:value-type="string">
            <text:p text:style-name="P30">11.</text:p>
          </table:table-cell>
          <table:table-cell table:style-name="Tabela3.A2" office:value-type="string">
            <text:p text:style-name="P24"><text:span text:style-name="Variable">S </text:span><text:span text:style-name="T140">⊆</text:span><text:span text:style-name="T256"> </text:span><text:span text:style-name="Variable">J</text:span><text:span text:style-name="T183"> ?</text:span></text:p>
          </table:table-cell>
          <table:table-cell table:style-name="Tabela3.C2" office:value-type="string">
            <text:p text:style-name="P30">Não.</text:p>
          </table:table-cell>
        </table:table-row>
        <table:table-row table:style-name="TableLine2258225537248">
          <table:table-cell table:style-name="Tabela3.A2" office:value-type="string">
            <text:p text:style-name="P30">12.</text:p>
          </table:table-cell>
          <table:table-cell table:style-name="Tabela3.A2" office:value-type="string">
            <text:p text:style-name="P24"><text:span text:style-name="Variable">G</text:span><text:span text:style-name="T184"> </text:span><text:span text:style-name="T140">⊆</text:span><text:span text:style-name="T183"> </text:span><text:span text:style-name="Variable">F</text:span><text:span text:style-name="T183"> ?</text:span></text:p>
          </table:table-cell>
          <table:table-cell table:style-name="Tabela3.C2" office:value-type="string">
            <text:p text:style-name="P30">Sim, pois os dois conjuntos são iguais.</text:p>
          </table:table-cell>
        </table:table-row>
        <table:table-row table:style-name="TableLine2258225543648">
          <table:table-cell table:style-name="Tabela3.A2" office:value-type="string">
            <text:p text:style-name="P30">13.</text:p>
          </table:table-cell>
          <table:table-cell table:style-name="Tabela3.A2" office:value-type="string">
            <text:p text:style-name="P24"><text:span text:style-name="Variable">G</text:span> ⊂ <text:span text:style-name="Variable">F</text:span> <text:span text:style-name="T184">?</text:span></text:p>
          </table:table-cell>
          <table:table-cell table:style-name="Tabela3.C2" office:value-type="string">
            <text:p text:style-name="P24"><text:span text:style-name="T258">Não, como os dois conjuntos são iguais, nenhum é subconjunto </text:span><text:span text:style-name="Emphasis">próprio</text:span><text:span text:style-name="T184"> do outro.</text:span></text:p>
          </table:table-cell>
        </table:table-row>
        <table:table-row table:style-name="TableLine2258225545184">
          <table:table-cell table:style-name="Tabela3.A2" office:value-type="string">
            <text:p text:style-name="P30">14.</text:p>
          </table:table-cell>
          <table:table-cell table:style-name="Tabela3.A2" office:value-type="string">
            <text:p text:style-name="P24"><text:span text:style-name="T184">∅ </text:span><text:span text:style-name="T140">⊆</text:span><text:span text:style-name="T183"> </text:span><text:span text:style-name="Variable">S</text:span><text:span text:style-name="T183"> ?</text:span></text:p>
          </table:table-cell>
          <table:table-cell table:style-name="Tabela3.C2" office:value-type="string">
            <text:p text:style-name="P24"><text:span text:style-name="T258">Sim, pois o conjunto vazio é subconjunto de </text:span><text:span text:style-name="Emphasis">todo</text:span><text:span text:style-name="T184"> conjunto.</text:span></text:p>
          </table:table-cell>
        </table:table-row>
        <table:table-row table:style-name="TableLine2258225543392">
          <table:table-cell table:style-name="Tabela3.A2" office:value-type="string">
            <text:p text:style-name="P30">15.</text:p>
          </table:table-cell>
          <table:table-cell table:style-name="Tabela3.A2" office:value-type="string">
            <text:p text:style-name="P31">∅ <text:span text:style-name="T131">⊆</text:span><text:span text:style-name="T256"> </text:span>∅<text:span text:style-name="T256"> ?</text:span></text:p>
          </table:table-cell>
          <table:table-cell table:style-name="Tabela3.C2" office:value-type="string">
            <text:p text:style-name="P24"><text:span text:style-name="T258">Sim, pois o conjunto vazio é subconjunto de </text:span><text:span text:style-name="Emphasis">todo</text:span><text:span text:style-name="T184"> conjunto.</text:span></text:p>
          </table:table-cell>
        </table:table-row>
        <table:table-row table:style-name="TableLine2258225536480">
          <table:table-cell table:style-name="Tabela3.A2" office:value-type="string">
            <text:p text:style-name="P30">16.</text:p>
          </table:table-cell>
          <table:table-cell table:style-name="Tabela3.A2" office:value-type="string">
            <text:p text:style-name="P24"><text:span text:style-name="Variable">F</text:span><text:span text:style-name="T184"> </text:span><text:span text:style-name="T140">⊆</text:span><text:span text:style-name="T183"> </text:span><text:span text:style-name="T182">Ω ?</text:span></text:p>
          </table:table-cell>
          <table:table-cell table:style-name="Tabela3.C2" office:value-type="string">
            <text:p text:style-name="P30">Sim, pois todo conjunto é um subconjunto de <text:span text:style-name="T253">Ω.</text:span></text:p>
          </table:table-cell>
        </table:table-row>
        <table:table-row table:style-name="TableLine2258225542624">
          <table:table-cell table:style-name="Tabela3.A2" office:value-type="string">
            <text:p text:style-name="P30">17.</text:p>
          </table:table-cell>
          <table:table-cell table:style-name="Tabela3.A2" office:value-type="string">
            <text:p text:style-name="P24"><text:span text:style-name="Variable">F</text:span><text:span text:style-name="T184"> </text:span>⊂ <text:span text:style-name="T182">Ω ?</text:span></text:p>
          </table:table-cell>
          <table:table-cell table:style-name="Tabela3.C2" office:value-type="string">
            <text:p text:style-name="P24"><text:span text:style-name="T258">Sim, pois todo conjunto é um subconjunto de </text:span><text:span text:style-name="T253">Ω </text:span><text:span text:style-name="T258">e </text:span><text:span text:style-name="Variable">F</text:span><text:span text:style-name="T184"> certamente não é igual a </text:span><text:span text:style-name="T182">Ω.</text:span></text:p>
          </table:table-cell>
        </table:table-row>
        <table:table-row table:style-name="TableLine2258225529312">
          <table:table-cell table:style-name="Tabela3.A2" office:value-type="string">
            <text:p text:style-name="P30">18.</text:p>
          </table:table-cell>
          <table:table-cell table:style-name="Tabela3.A2" office:value-type="string">
            <text:p text:style-name="P10"><text:span text:style-name="T184">Suponha que </text:span><text:span text:style-name="Variable">X</text:span><text:span text:style-name="T184"> = </text:span><text:span text:style-name="T185">{ Q, </text:span><text:span text:style-name="T184">∅, </text:span><text:span text:style-name="T185">{ Z } }. </text:span><text:span text:style-name="T184">∅ </text:span><text:span text:style-name="T140">∈</text:span><text:span text:style-name="T183"> </text:span><text:span text:style-name="Variable">X</text:span> <text:span text:style-name="T185">?</text:span> <text:span text:style-name="T184">∅ </text:span><text:span text:style-name="T140">⊆</text:span><text:span text:style-name="T183"> </text:span><text:span text:style-name="Variable">X</text:span><text:span text:style-name="T185"> ?</text:span></text:p>
          </table:table-cell>
          <table:table-cell table:style-name="Tabela3.C2" office:value-type="string">
            <text:p text:style-name="P10"><text:span text:style-name="T259">Sim e Sim. O conjunto vazio é um elemento de </text:span><text:span text:style-name="Variable">X</text:span><text:span text:style-name="T185"> porque aparece como um de seus elementos. Ele também é um subconjunto de </text:span><text:span text:style-name="Variable">X</text:span><text:span text:style-name="T185"> porque é subconjunto de </text:span><text:soft-page-break/><text:span text:style-name="T185">todo conjunto.</text:span></text:p>
          </table:table-cell>
        </table:table-row>
        <table:table-row table:style-name="TableLine2258225533920">
          <table:table-cell table:style-name="Tabela3.A2" office:value-type="string">
            <text:p text:style-name="P33">19.</text:p>
          </table:table-cell>
          <table:table-cell table:style-name="Tabela3.A2" office:value-type="string">
            <text:p text:style-name="P11"><text:span text:style-name="T185">Seja </text:span><text:span text:style-name="Variable"><text:span text:style-name="T260">A</text:span></text:span><text:span text:style-name="T261"> </text:span><text:span text:style-name="T84">=</text:span><text:span text:style-name="T261"> { Macbeth, Hamlet, Othello }, </text:span><text:span text:style-name="Variable"><text:span text:style-name="T260">B</text:span></text:span><text:span text:style-name="T261"> </text:span><text:span text:style-name="T84">=</text:span><text:span text:style-name="T261"> { Scrabble, Monopoly, Othello }</text:span><text:span text:style-name="T185">, </text:span><text:span text:style-name="T21">e</text:span><text:span text:style-name="T185"> </text:span><text:span text:style-name="Variable"><text:span text:style-name="T260">T</text:span></text:span><text:span text:style-name="T261"> = { Hamlet, Village, Town }</text:span><text:span text:style-name="T185">. </text:span><text:span text:style-name="T186">Qual o resultado de </text:span><text:span text:style-name="Variable">A</text:span><text:span text:style-name="T186"> </text:span><text:span text:style-name="T175">∪ </text:span><text:span text:style-name="Variable">B</text:span><text:span text:style-name="T176"> ?</text:span></text:p>
          </table:table-cell>
          <table:table-cell table:style-name="Tabela3.C2" office:value-type="string">
            <text:p text:style-name="P33">{ <text:span text:style-name="T260">Macbeth, Hamlet, Othello, Scrabble, Monopoly</text:span> }. <text:span text:style-name="T267">(Os elementos podem ser listados em qualquer ordem).</text:span></text:p>
          </table:table-cell>
        </table:table-row>
        <table:table-row table:style-name="TableLine2258225544416">
          <table:table-cell table:style-name="Tabela3.A2" office:value-type="string">
            <text:p text:style-name="P34">20.</text:p>
          </table:table-cell>
          <table:table-cell table:style-name="Tabela3.A2" office:value-type="string">
            <text:p text:style-name="P12"><text:span text:style-name="T268">Qual o resultado de </text:span><text:span text:style-name="Variable">A</text:span><text:span text:style-name="T186"> </text:span><text:span text:style-name="T171">∩</text:span><text:span text:style-name="T175"> </text:span><text:span text:style-name="Variable">B</text:span><text:span text:style-name="T176"> ?</text:span></text:p>
          </table:table-cell>
          <table:table-cell table:style-name="Tabela3.C2" office:value-type="string">
            <text:p text:style-name="P33">{ <text:span text:style-name="T260">Othello</text:span> }.</text:p>
          </table:table-cell>
        </table:table-row>
        <table:table-row table:style-name="TableLine2258225529056">
          <table:table-cell table:style-name="Tabela3.A2" office:value-type="string">
            <text:p text:style-name="P34">21.</text:p>
          </table:table-cell>
          <table:table-cell table:style-name="Tabela3.A2" office:value-type="string">
            <text:p text:style-name="P12"><text:span text:style-name="T268">Qual o resultado de </text:span><text:span text:style-name="Variable">A</text:span><text:span text:style-name="T186"> </text:span><text:span text:style-name="T171">∩</text:span><text:span text:style-name="T175"> </text:span><text:span text:style-name="Variável_20_Sobrelinha">B</text:span><text:span text:style-name="T176"> ?</text:span></text:p>
          </table:table-cell>
          <table:table-cell table:style-name="Tabela3.C2" office:value-type="string">
            <text:p text:style-name="Table_20_Contents"><text:span text:style-name="T259">{ </text:span><text:span text:style-name="T266">Macbeth, Hamlet </text:span><text:span text:style-name="T265">}</text:span>. </text:p>
          </table:table-cell>
        </table:table-row>
        <table:table-row table:style-name="TableLine2258225530592">
          <table:table-cell table:style-name="Tabela3.A2" office:value-type="string">
            <text:p text:style-name="P35">22.</text:p>
          </table:table-cell>
          <table:table-cell table:style-name="Tabela3.A2" office:value-type="string">
            <text:p text:style-name="P13"><text:span text:style-name="T268">Qual o resultado de </text:span><text:span text:style-name="Variable">B</text:span><text:span text:style-name="T186"> </text:span><text:span text:style-name="T171">∩</text:span><text:span text:style-name="T175"> </text:span><text:span text:style-name="Variable">T</text:span><text:span text:style-name="T176"> ?</text:span></text:p>
          </table:table-cell>
          <table:table-cell table:style-name="Tabela3.C2" office:value-type="string">
            <text:p text:style-name="P32">∅</text:p>
          </table:table-cell>
        </table:table-row>
        <table:table-row table:style-name="TableLine2258225531360">
          <table:table-cell table:style-name="Tabela3.A2" office:value-type="string">
            <text:p text:style-name="P35">23.</text:p>
          </table:table-cell>
          <table:table-cell table:style-name="Tabela3.A2" office:value-type="string">
            <text:p text:style-name="P13"><text:span text:style-name="T268">Qual o resultado de </text:span><text:span text:style-name="Variable">B</text:span><text:span text:style-name="T186"> </text:span><text:span text:style-name="T171">∩</text:span><text:span text:style-name="T175"> </text:span><text:span text:style-name="Variável_20_Sobrelinha">T</text:span><text:span text:style-name="T176"> ?</text:span></text:p>
          </table:table-cell>
          <table:table-cell table:style-name="Tabela3.C2" office:value-type="string">
            <text:p text:style-name="P13"><text:span text:style-name="Variable">B</text:span><text:span text:style-name="T184">. (</text:span><text:span text:style-name="T22">ou seja,</text:span><text:span text:style-name="T184"> { </text:span><text:span text:style-name="T262">Scrabble, Monopoly, Othello </text:span><text:span text:style-name="T184">}.)</text:span></text:p>
          </table:table-cell>
        </table:table-row>
        <table:table-row table:style-name="TableLine2258225531616">
          <table:table-cell table:style-name="Tabela3.A2" office:value-type="string">
            <text:p text:style-name="P36">24.</text:p>
          </table:table-cell>
          <table:table-cell table:style-name="Tabela3.A2" office:value-type="string">
            <text:p text:style-name="P14"><text:span text:style-name="T270">Qual o resultado de <text:s/></text:span><text:span text:style-name="Variable">A</text:span><text:span text:style-name="T186"> </text:span><text:span text:style-name="T175">∪ </text:span><text:span text:style-name="T177">(</text:span><text:span text:style-name="Variable">B</text:span><text:span text:style-name="T176"> </text:span><text:span text:style-name="T175">∩ </text:span><text:span text:style-name="Variable">T</text:span><text:span text:style-name="T177">) ?</text:span></text:p>
          </table:table-cell>
          <table:table-cell table:style-name="Tabela3.C2" office:value-type="string">
            <text:p text:style-name="P14"><text:span text:style-name="T261">{ Macbeth, Hamlet, Othello } </text:span><text:span text:style-name="T275">(ou seja</text:span><text:span text:style-name="T263">, </text:span><text:span text:style-name="Variable"><text:span text:style-name="T260">A</text:span></text:span><text:span text:style-name="T263">)</text:span></text:p>
          </table:table-cell>
        </table:table-row>
        <table:table-row table:style-name="TableLine2258225532128">
          <table:table-cell table:style-name="Tabela3.A2" office:value-type="string">
            <text:p text:style-name="P36">25.</text:p>
          </table:table-cell>
          <table:table-cell table:style-name="Tabela3.A2" office:value-type="string">
            <text:p text:style-name="P14"><text:span text:style-name="T270">Qual o resultado de <text:s/>(</text:span><text:span text:style-name="Variable">A</text:span><text:span text:style-name="T186"> </text:span><text:span text:style-name="T175">∪ </text:span><text:span text:style-name="Variable">B</text:span><text:span text:style-name="T177">)</text:span><text:span text:style-name="T176"> </text:span><text:span text:style-name="T175">∩ </text:span><text:span text:style-name="Variable">T</text:span><text:span text:style-name="T177"> ?</text:span></text:p>
          </table:table-cell>
          <table:table-cell table:style-name="Tabela3.C2" office:value-type="string">
            <text:p text:style-name="P36">{ Hamlet }. (note que obtivemos um resultado diferente daquele do item 24 apenas alterando a posição dos parênteses)</text:p>
          </table:table-cell>
        </table:table-row>
        <table:table-row table:style-name="TableLine2258225532384">
          <table:table-cell table:style-name="Tabela3.A2" office:value-type="string">
            <text:p text:style-name="P36">26.</text:p>
          </table:table-cell>
          <table:table-cell table:style-name="Tabela3.A2" office:value-type="string">
            <text:p text:style-name="P25"><text:span text:style-name="T271">Qual o resultado de </text:span><text:span text:style-name="Variable">A</text:span><text:span text:style-name="T187"> </text:span><text:span text:style-name="T141">−</text:span><text:span text:style-name="T110"> </text:span><text:span text:style-name="Variable">B</text:span><text:span text:style-name="T110"> ?</text:span></text:p>
          </table:table-cell>
          <table:table-cell table:style-name="Tabela3.C2" office:value-type="string">
            <text:p text:style-name="P38"><text:span text:style-name="T185">{ </text:span><text:span text:style-name="T261">Macbeth, Hamlet </text:span><text:span text:style-name="T264">}</text:span><text:span text:style-name="T161">. </text:span></text:p>
          </table:table-cell>
        </table:table-row>
        <table:table-row table:style-name="TableLine2258225533152">
          <table:table-cell table:style-name="Tabela3.A2" office:value-type="string">
            <text:p text:style-name="P37">27.</text:p>
          </table:table-cell>
          <table:table-cell table:style-name="Tabela3.A2" office:value-type="string">
            <text:p text:style-name="P15"><text:span text:style-name="T272">Qual o resultado de </text:span><text:span text:style-name="Variable">T</text:span><text:span text:style-name="T198"> </text:span><text:span text:style-name="T141">−</text:span><text:span text:style-name="T110"> </text:span><text:span text:style-name="Variable">B</text:span><text:span text:style-name="T110"> ?</text:span></text:p>
          </table:table-cell>
          <table:table-cell table:style-name="Tabela3.C2" office:value-type="string">
            <text:p text:style-name="P15"><text:span text:style-name="T271">Simplesmente </text:span><text:span text:style-name="Variable">T</text:span><text:span text:style-name="T187">, já que os dois conjuntos não t</text:span><text:span text:style-name="T26">ê</text:span><text:span text:style-name="T187">m nenhum elemento em comum.</text:span></text:p>
          </table:table-cell>
        </table:table-row>
        <table:table-row table:style-name="TableLine2258225533408">
          <table:table-cell table:style-name="Tabela3.A2" office:value-type="string">
            <text:p text:style-name="P39">28.</text:p>
          </table:table-cell>
          <table:table-cell table:style-name="Tabela3.A2" office:value-type="string">
            <text:p text:style-name="P15"><text:span text:style-name="T272">Qual o resultado de </text:span><text:span text:style-name="Variable">T</text:span><text:span text:style-name="T198"> </text:span><text:span text:style-name="T146">×</text:span><text:span text:style-name="T114"> </text:span><text:span text:style-name="Variable">A</text:span><text:span text:style-name="T114">?</text:span></text:p>
          </table:table-cell>
          <table:table-cell table:style-name="Tabela3.C2" office:value-type="string">
            <text:p text:style-name="P38">{<text:span text:style-name="T260"> (Hamlet, Macbeth), (Hamlet, Hamlet), (Hamlet, Othello), (Village, Macbeth), (Village, Hamlet), (Village, Othello), (Town, Macbeth), (Town, Hamlet), (Town, Othello)</text:span> }. <text:span text:style-name="T273">A ordem dos pares ordenados no conjunto não importa, entretanto a ordem dos elementos dentro de cada par ordenado é importante.</text:span></text:p>
          </table:table-cell>
        </table:table-row>
        <table:table-row table:style-name="TableLine2258225534432">
          <table:table-cell table:style-name="Tabela3.A2" office:value-type="string">
            <text:p text:style-name="P40">29.</text:p>
          </table:table-cell>
          <table:table-cell table:style-name="Tabela3.A2" office:value-type="string">
            <text:p text:style-name="P16"><text:span text:style-name="T85">Qual o resultado de</text:span><text:span text:style-name="T274"> (</text:span><text:span text:style-name="Variable">B</text:span><text:span text:style-name="T274"> ∩ </text:span><text:span text:style-name="Variable">B</text:span><text:span text:style-name="T274">) × (</text:span><text:span text:style-name="Variable">A</text:span><text:span text:style-name="T274"> ∩ </text:span><text:span text:style-name="Variable">T</text:span><text:span text:style-name="T274"> )?</text:span></text:p>
          </table:table-cell>
          <table:table-cell table:style-name="Tabela3.C2" office:value-type="string">
            <text:p text:style-name="P38">{ <text:span text:style-name="T260">(Scrabble, Hamlet), (Monopoly,</text:span></text:p>
            <text:p text:style-name="P38"><text:span text:style-name="T260">Hamlet), (Othello, Hamlet) </text:span>}.</text:p>
          </table:table-cell>
        </table:table-row>
        <table:table-row table:style-name="TableLine2258225534688">
          <table:table-cell table:style-name="Tabela3.A2" office:value-type="string">
            <text:p text:style-name="P40">30.</text:p>
          </table:table-cell>
          <table:table-cell table:style-name="Tabela3.A2" office:value-type="string">
            <text:p text:style-name="P17"><text:span text:style-name="T276">Qual o resultado de <text:s/>|</text:span><text:span text:style-name="Variable">A</text:span><text:span text:style-name="T276"> ∪ </text:span><text:span text:style-name="Variable">B</text:span><text:span text:style-name="T276"> ∪ </text:span><text:span text:style-name="Variable">T</text:span><text:span text:style-name="T276"> | ?</text:span></text:p>
          </table:table-cell>
          <table:table-cell table:style-name="Tabela3.C2" office:value-type="string">
            <text:p text:style-name="P41">7.</text:p>
          </table:table-cell>
        </table:table-row>
        <table:table-row table:style-name="TableLine2258225537504">
          <table:table-cell table:style-name="Tabela3.A2" office:value-type="string">
            <text:p text:style-name="P41">31.</text:p>
          </table:table-cell>
          <table:table-cell table:style-name="Tabela3.A2" office:value-type="string">
            <text:p text:style-name="P41">Qual o resultado de <text:s/>|A ∩ B ∩ T |?</text:p>
          </table:table-cell>
          <table:table-cell table:style-name="Tabela3.C2" office:value-type="string">
            <text:p text:style-name="P41">0.</text:p>
          </table:table-cell>
        </table:table-row>
        <table:table-row table:style-name="TableLine2258225553888">
          <table:table-cell table:style-name="Tabela3.A2" office:value-type="string">
            <text:p text:style-name="P41">32.</text:p>
          </table:table-cell>
          <table:table-cell table:style-name="Tabela3.A2" office:value-type="string">
            <text:p text:style-name="P17"><text:span text:style-name="T276">Qual o resultado de <text:s/>|(</text:span><text:span text:style-name="Variable">A</text:span><text:span text:style-name="T276"> ∪ </text:span><text:span text:style-name="Variable">B</text:span><text:span text:style-name="T276"> ∪ </text:span><text:span text:style-name="Variable">T</text:span><text:span text:style-name="T276"> ) × (</text:span><text:span text:style-name="Variable">B</text:span><text:span text:style-name="T276"> ∪ </text:span><text:span text:style-name="Variable">B</text:span><text:span text:style-name="T276"> ∪ </text:span><text:span text:style-name="Variable">B</text:span><text:span text:style-name="T276">)|?</text:span></text:p>
          </table:table-cell>
          <table:table-cell table:style-name="Tabela3.C2" office:value-type="string">
            <text:p text:style-name="P17"><text:span text:style-name="T276">21. (A primeira expressão entre parênteses dá origem a um conjunto com 7 elementos, e a segunda a um conjunto com três elementos – o próprio </text:span><text:span text:style-name="Variable">B</text:span><text:span text:style-name="T276">. Cada elemento do primeiro conjunto é emparelhado com um elemento do segundo, de modo que existem 21 emparelhamentos deste tipo).</text:span></text:p>
          </table:table-cell>
        </table:table-row>
        <table:table-row table:style-name="TableLine2258225556960">
          <table:table-cell table:style-name="Tabela3.A2" office:value-type="string">
            <text:p text:style-name="P42">33.</text:p>
          </table:table-cell>
          <table:table-cell table:style-name="Tabela3.A2" office:value-type="string">
            <text:p text:style-name="P18"><text:span text:style-name="Variable">A</text:span><text:span text:style-name="T199"> é um conjunto em extensão ou um conjunto em intenção?</text:span></text:p>
          </table:table-cell>
          <table:table-cell table:style-name="Tabela3.C2" office:value-type="string">
            <text:p text:style-name="P18"><text:span text:style-name="T276">A pergunta não faz sentido. Os conjuntos não são “</text:span><text:span text:style-name="T277">em extensão”</text:span><text:span text:style-name="T276"> ou “</text:span><text:span text:style-name="T277">em intenção”</text:span><text:span text:style-name="T276">; </text:span><text:span text:style-name="T86">ao invés disso</text:span><text:span text:style-name="T276">, um determinado conjunto pode ser descrito “</text:span><text:span text:style-name="T277">em extensão”</text:span><text:span text:style-name="T276"> ou “</text:span><text:span text:style-name="T277">em intenção”</text:span><text:span text:style-name="T276">. A descrição dada no item 19 é uma extensão; uma descrição intencional do mesmo conjunto </text:span><text:span text:style-name="T277">poderia </text:span><text:span text:style-name="T276">ser “As tragédias de Shakespeare que Zezinho estudou no curso de Literatura Inglesa”.</text:span></text:p>
          </table:table-cell>
        </table:table-row>
        <text:soft-page-break/>
        <table:table-row table:style-name="TableLine2258225561568">
          <table:table-cell table:style-name="Tabela3.A2" office:value-type="string">
            <text:p text:style-name="P43">34.</text:p>
          </table:table-cell>
          <table:table-cell table:style-name="Tabela3.A2" office:value-type="string">
            <text:p text:style-name="P19"><text:span text:style-name="T188">Lembre-se de que </text:span><text:span text:style-name="Variable">G </text:span><text:span text:style-name="T188">foi definido como { Mateus, Marcos, Lucas, João }. Esta é uma partição de </text:span><text:span text:style-name="Variable">G</text:span><text:span text:style-name="T188">?</text:span></text:p>
            <text:list xml:id="list1766321049" text:style-name="L8">
              <text:list-item>
                <text:p text:style-name="P166">{ Lucas, Mateus }</text:p>
              </text:list-item>
              <text:list-item>
                <text:p text:style-name="P166">{ João }</text:p>
              </text:list-item>
            </text:list>
          </table:table-cell>
          <table:table-cell table:style-name="Tabela3.C2" office:value-type="string">
            <text:p text:style-name="P43">Não, porque os conjuntos não são coletivamente exaustivos (está faltando Marcos).</text:p>
          </table:table-cell>
        </table:table-row>
        <table:table-row table:style-name="TableLine2258225552352">
          <table:table-cell table:style-name="Tabela3.A2" office:value-type="string">
            <text:p text:style-name="P44">35.</text:p>
          </table:table-cell>
          <table:table-cell table:style-name="Tabela3.A2" office:value-type="string">
            <text:p text:style-name="P137"><text:span text:style-name="T188">Esta é uma partição de </text:span><text:span text:style-name="Variable">G</text:span><text:span text:style-name="T188">?</text:span></text:p>
            <text:list xml:id="list90336588657163" text:continue-numbering="true" text:style-name="L8">
              <text:list-item>
                <text:p text:style-name="P166">{ Marcos, Lucas }</text:p>
              </text:list-item>
              <text:list-item>
                <text:p text:style-name="P168"><text:span text:style-name="T188">{ Mateus, </text:span><text:span text:style-name="T23">Lucas</text:span><text:span text:style-name="T188"> }</text:span></text:p>
              </text:list-item>
            </text:list>
          </table:table-cell>
          <table:table-cell table:style-name="Tabela3.C2" office:value-type="string">
            <text:p text:style-name="P43">Não, porque os conjuntos não são coletivamente exaustivos (falta João) nem mutuamente exclusivos (Lucas aparece em dois deles).</text:p>
          </table:table-cell>
        </table:table-row>
        <table:table-row table:style-name="TableLine2258225557728">
          <table:table-cell table:style-name="Tabela3.A2" office:value-type="string">
            <text:p text:style-name="P44">36.</text:p>
          </table:table-cell>
          <table:table-cell table:style-name="Tabela3.A2" office:value-type="string">
            <text:p text:style-name="P136"><text:span text:style-name="T189">Esta é uma partição de </text:span><text:span text:style-name="Variable">G</text:span><text:span text:style-name="T189">?</text:span></text:p>
            <text:list xml:id="list90335901937686" text:continue-numbering="true" text:style-name="L8">
              <text:list-item>
                <text:p text:style-name="P169"><text:span text:style-name="T188">{ M</text:span><text:span text:style-name="T24">ateus</text:span><text:span text:style-name="T188">, </text:span><text:span text:style-name="T189">Marcos, </text:span><text:span text:style-name="T188">Lucas }</text:span></text:p>
              </text:list-item>
              <text:list-item>
                <text:p text:style-name="P169"><text:span text:style-name="T188">{ </text:span><text:span text:style-name="T24">João</text:span><text:span text:style-name="T188"> }</text:span></text:p>
              </text:list-item>
            </text:list>
          </table:table-cell>
          <table:table-cell table:style-name="Tabela3.C2" office:value-type="string">
            <text:p text:style-name="P44">Sim. (Curiosidade: essa partição divide os elementos em evangelhos sinóticos e não-sinóticos).</text:p>
          </table:table-cell>
        </table:table-row>
        <table:table-row table:style-name="TableLine2258225556448">
          <table:table-cell table:style-name="Tabela3.A2" office:value-type="string">
            <text:p text:style-name="P44">37.</text:p>
          </table:table-cell>
          <table:table-cell table:style-name="Tabela3.A2" office:value-type="string">
            <text:p text:style-name="P135">Esta é uma partição de G?</text:p>
            <text:list xml:id="list3396645852" text:style-name="L9">
              <text:list-item>
                <text:p text:style-name="P164">{ Mateus, Lucas }</text:p>
              </text:list-item>
              <text:list-item>
                <text:p text:style-name="P164">{ João, Marcos }</text:p>
              </text:list-item>
            </text:list>
          </table:table-cell>
          <table:table-cell table:style-name="Tabela3.C2" office:value-type="string">
            <text:p text:style-name="P44">Sim. (Curiosidade: essa partição divide os elementos em evangelhos que falam do nascimento de Jesus e aqueles que não falam).</text:p>
          </table:table-cell>
        </table:table-row>
        <table:table-row table:style-name="TableLine2258225546208">
          <table:table-cell table:style-name="Tabela3.A2" office:value-type="string">
            <text:p text:style-name="P44">38.</text:p>
          </table:table-cell>
          <table:table-cell table:style-name="Tabela3.A2" office:value-type="string">
            <text:p text:style-name="P135">Esta é uma partição de G?</text:p>
            <text:list xml:id="list2943061916" text:style-name="L10">
              <text:list-item>
                <text:p text:style-name="P165">{ Mateus, João }</text:p>
              </text:list-item>
              <text:list-item>
                <text:p text:style-name="P165">{ Lucas }</text:p>
              </text:list-item>
              <text:list-item>
                <text:p text:style-name="P165">{ Marcos }</text:p>
              </text:list-item>
              <text:list-item>
                <text:p text:style-name="P167">∅</text:p>
              </text:list-item>
            </text:list>
          </table:table-cell>
          <table:table-cell table:style-name="Tabela3.C2" office:value-type="string">
            <text:p text:style-name="P20"><text:span text:style-name="T278">Sim. (Curiosidade: essa partição divide os elementos em evangelhos que foram escritos por </text:span><text:span text:style-name="T87">j</text:span><text:span text:style-name="T278">udeus, </text:span><text:span text:style-name="T87">os</text:span><text:span text:style-name="T278"> que foram escritos por </text:span><text:span text:style-name="T87">g</text:span><text:span text:style-name="T278">regos, </text:span><text:span text:style-name="T87">os</text:span><text:span text:style-name="T278"> que foram escritos por </text:span><text:span text:style-name="T87">r</text:span><text:span text:style-name="T278">omanos, e os que foram escritos por brasileiros, respectivamente.</text:span></text:p>
          </table:table-cell>
        </table:table-row>
        <table:table-row table:style-name="TableLine2258225548000">
          <table:table-cell table:style-name="Tabela3.A2" office:value-type="string">
            <text:p text:style-name="P45">39.</text:p>
          </table:table-cell>
          <table:table-cell table:style-name="Tabela3.A2" office:value-type="string">
            <text:p text:style-name="P139">Qual o conjunto das partes de { Anitta }</text:p>
          </table:table-cell>
          <table:table-cell table:style-name="Tabela3.C2" office:value-type="string">
            <text:p text:style-name="P45">{ { Anitta }, <text:span text:style-name="T184">∅ </text:span><text:span text:style-name="T161">}.</text:span></text:p>
          </table:table-cell>
        </table:table-row>
        <table:table-row table:style-name="TableLine2258225555424">
          <table:table-cell table:style-name="Tabela3.A2" office:value-type="string">
            <text:p text:style-name="P45">40.</text:p>
          </table:table-cell>
          <table:table-cell table:style-name="Tabela3.A2" office:value-type="string">
            <text:p text:style-name="P139">{ pão, mortadela } <text:span text:style-name="T118">∈</text:span><text:span text:style-name="T104"> </text:span><text:span text:style-name="T118">ℙ</text:span><text:span text:style-name="T104">({ pão, manteiga, mortadela })?</text:span></text:p>
          </table:table-cell>
          <table:table-cell table:style-name="Tabela3.C2" office:value-type="string">
            <text:p text:style-name="P45">Sim, pois { pão, mortadela } é um dos oito subconjuntos de <text:span text:style-name="T104">{ pão, manteiga, mortadela }. (Você consegue identificar os outros sete?)</text:span></text:p>
          </table:table-cell>
        </table:table-row>
        <table:table-row table:style-name="TableLine2258225561312">
          <table:table-cell table:style-name="Tabela3.A2" office:value-type="string">
            <text:p text:style-name="P46">41.</text:p>
          </table:table-cell>
          <table:table-cell table:style-name="Tabela3.A2" office:value-type="string">
            <text:p text:style-name="P138"><text:span text:style-name="T279">É </text:span><text:span text:style-name="T280">verdade que para </text:span><text:span text:style-name="Emphasis">todo</text:span><text:span text:style-name="T190"> conjunto </text:span><text:span text:style-name="Variable">S</text:span><text:span text:style-name="T190"> temos que </text:span><text:span text:style-name="Variable">S </text:span>∈ <text:span text:style-name="T142">ℙ</text:span><text:span text:style-name="T112">(</text:span><text:span text:style-name="Variable">S</text:span><text:span text:style-name="T111">)?</text:span></text:p>
          </table:table-cell>
          <table:table-cell table:style-name="Tabela3.C2" office:value-type="string">
            <text:p text:style-name="P46">Sim.</text:p>
          </table:table-cell>
        </table:table-row>
      </table:table>
      <text:h text:style-name="P145" text:outline-level="2">Relações e Funções</text:h>
      <text:p text:style-name="P117">Os conjuntos são fundamentais para a matemática discreta, tanto pelo que eles representam em si mesmos como pela forma como podem ser combinados para produzir outros conjuntos. Neste <text:span text:style-name="T88">tópico</text:span>, vamos aprender uma nova maneira de combinar conjuntos, chamada de relaçã<text:span text:style-name="T281">o, e também importantes casos especiais de relações, as funções</text:span>.</text:p>
      <text:h text:style-name="P158" text:outline-level="3">A ideia de uma relação</text:h>
      <text:p text:style-name="P119">Uma relação entre um conjunto <text:span text:style-name="Variable">X</text:span> e um conjunto <text:span text:style-name="Variable">Y</text:span> é um subconjunto do produto cartesiano. Essa <text:span text:style-name="T89">simples</text:span> frase, <text:span text:style-name="T92">no entanto,</text:span> reúne bastante conteúdo, passe um momento pensando profundamente sobre ela. Lembre-se de que <text:span text:style-name="Variable">X</text:span> × <text:span text:style-name="Variable">Y</text:span> produz um conjunto de pares ordenados, um para cada combinação de um elemento de <text:span text:style-name="Variable">X</text:span> com um elemento de <text:span text:style-name="Variable">Y</text:span>. Se <text:span text:style-name="Variable">X</text:span> tem 5 elementos e <text:span text:style-name="Variable">Y</text:span> tem 4, então <text:span text:style-name="Variable">X</text:span> × <text:span text:style-name="Variable">Y</text:span> é um conjunto de 20 pares ordenados. Para tornar isso concreto, se <text:span text:style-name="Variable">X</text:span> é o conjunto { H<text:span text:style-name="T90">elena</text:span>, Ron<text:span text:style-name="T282">aldo</text:span>, He<text:span text:style-name="T90">itor</text:span> }, e <text:span text:style-name="Variable">Y</text:span> é o conjunto { <text:span text:style-name="T90">Caipirinha</text:span>, <text:span text:style-name="T90">Cuba Libre</text:span> }, então <text:span text:style-name="Variable">X</text:span> × <text:span text:style-name="Variable">Y</text:span> é { (H<text:span text:style-name="T90">elena</text:span>, <text:span text:style-name="T90">Caipirinha</text:span>), (<text:span text:style-name="T90">Helena</text:span>, <text:span text:style-name="T90">Cuba Libre</text:span>), (Ron<text:span text:style-name="T282">aldo</text:span>, <text:span text:style-name="T90">Caipirinha</text:span>), (Ron<text:span text:style-name="T282">aldo</text:span>, <text:span text:style-name="T90">Cuba Libre</text:span>), (He<text:span text:style-name="T90">itor</text:span>, <text:span text:style-name="T90">Caipirinha</text:span>), (He<text:span text:style-name="T90">itor</text:span>, <text:span text:style-name="T90">Cuba Libre</text:span>) }. Convença-se de que todas as combinações possíveis estão aqui <text:soft-page-break/>dentro. Eu as listei metodicamente para ter certeza de não ter perdido nenhuma (todas as <text:span text:style-name="T282">com </text:span>H<text:span text:style-name="T90">elena</text:span> primeiro, com cada bebida em ordem, depois todas <text:span text:style-name="T90">de</text:span> Ron<text:span text:style-name="T90">aldo</text:span>, etc.) mas é claro que não há ordem para os membros de um conjunto, então eu poderia tê-las listado em qualquer ordem <text:span text:style-name="T282">(entretanto todo par tem que ter o primeiro elemento </text:span><text:span text:style-name="T283">vindo </text:span><text:span text:style-name="T282">do conjunto de pessoas e o segundo elemento do conjunto de bebida</text:span><text:span text:style-name="T283">s)</text:span>.</text:p>
      <text:p text:style-name="P120">Agora se eu definir uma relação entre <text:span text:style-name="Variable">X</text:span> e <text:span text:style-name="Variable">Y</text:span>, eu estou simplesmente especificando que alguns destes pares ordenados estão na relação, e outros não estão. Por exemplo, eu poderia definir uma relação <text:span text:style-name="Variable">R</text:span> que contém apenas { (Helena, Cuba Libre), (Ronaldo, Cuba Libre) }. Poderia definir outra relação <text:span text:style-name="Variable">S</text:span> que contenha { (Heitor, Cuba Libre), (Heitor, Caipirinha), (Helena, Caipirinha) }. Poderia definir outra relação <text:span text:style-name="Variable">T</text:span> que não tenha nenhum dos pares ordenados; em outras palavras, T = ∅.</text:p>
      <text:p text:style-name="P120">Uma questão que lhe deve ocorrer é: quantas relações diferentes existem entre dois conjuntos <text:span text:style-name="Variable">X</text:span> e <text:span text:style-name="Variable">Y</text:span>? Pense bem: cada um dos pares ordenados em <text:span text:style-name="Variable">X</text:span> × <text:span text:style-name="Variable">Y</text:span> está, ou não está, numa <text:span text:style-name="T284">dada </text:span>relação entre <text:span text:style-name="Variable">X</text:span> e <text:span text:style-name="Variable">Y</text:span>. Muito bem. Como há um total de |<text:span text:style-name="Variable">X</text:span>| · |<text:span text:style-name="Variable">Y</text:span>| pares ordenados, e cada um deles pode estar presente ou ausente em cada relação, deve haver um total de</text:p>
      <text:p text:style-name="P121">2<text:span text:style-name="T154">|X| · |</text:span><text:span text:style-name="Variable"><text:span text:style-name="T154">Y</text:span></text:span><text:span text:style-name="T154">|</text:span></text:p>
      <text:p text:style-name="P122">relações diferentes entre eles. Dito de outra forma, o conjunto de todas as relações entre <text:span text:style-name="Variable">X</text:span> e <text:span text:style-name="Variable">Y</text:span> é o conjunto das partes de <text:span text:style-name="Variable">X</text:span> × <text:span text:style-name="Variable">Y</text:span>. Eu avisei que isso apareceria muitas vezes.</text:p>
      <text:p text:style-name="P122">No exemplo acima, então, existem 2<text:span text:style-name="T154">6</text:span>, ou <text:span text:style-name="T285">seja,</text:span> 64 relações diferentes entre esses dois pequenos conjuntos. Uma dessas relações é o conjunto vazio. Outra tem todos os seis pares ordenados nela. As demais estão em algum lugar no meio. (Algo para pensar: quantas destas relações têm exatamente um par ordenado? Quantas têm exatamente cinco?)</text:p>
      <text:h text:style-name="P163" text:outline-level="4">Notação</text:h>
      <text:p text:style-name="P123">Acho a notação para expressar relações <text:span text:style-name="T93">um tanto</text:span> estranha. Mas aqui está ela. Quando definimos a relação <text:span text:style-name="Variable">S</text:span>, acima, tínhamos nela o par ordenado (Helena, Caipirinha). Para afirmar explicitamente este fato, poderíamos simplesmente dizer</text:p>
      <text:p text:style-name="P78">(Helena, Caipirinha) ∈ <text:span text:style-name="Variable">S</text:span></text:p>
      <text:p text:style-name="P124">e, de fato, podemos fazê-lo. Mais frequentemente, no entanto, os matemáticos escrevem:</text:p>
      <text:p text:style-name="P125">Helena <text:span text:style-name="Variable">S</text:span> Caipirinha.</text:p>
      <text:p text:style-name="P126">que lemos como “Helena é <text:span text:style-name="T286">S</text:span><text:span text:style-name="T161">-relacionada-com Caipirinha”. Eu lhe falei que era estranho.</text:span></text:p>
      <text:p text:style-name="P126"><text:span text:style-name="T161">Se quisermos chamar a atenção para o fato de que (Helena, Cuba Libre) não está na relação </text:span><text:span text:style-name="Variable">S</text:span><text:span text:style-name="T161">, poderíamos riscá-la escrevendo</text:span></text:p>
      <text:p text:style-name="P127"><text:span text:style-name="T161">Helena </text:span><text:span text:style-name="Variável_20_riscada">S</text:span><text:span text:style-name="T161"> Cuba Libre</text:span></text:p>
      <text:h text:style-name="P159" text:outline-level="3"><text:soft-page-break/>Definindo relações</text:h>
      <text:p text:style-name="P128">Tal como com os conjuntos, podemos definir uma relação em extensão ou <text:span text:style-name="T94">em intenção</text:span>. Para o fazer em extensão, procedemos como nos exemplos acima — simplesmente listamos os pares ordenados: { (Heitor, Cuba Libre), (Heitor, Caipirinha), (Helena, Caipirinha) }.</text:p>
      <text:p text:style-name="P129">Na maioria das vezes, no entanto, queremos que uma relação tenha um significado. Em outras palavras, não se trata apenas de uma seleção arbitrária dos possíveis pares ordenados, mas reflete uma noção mais ampla de como os elementos dos dois conjuntos estão relacionados. Por exemplo, suponha que eu queria definir uma relação chamada “<text:span text:style-name="Teletipo_20_não_20_hifenizável">hasTasted</text:span>” entre os conjuntos <text:span text:style-name="Variable">X</text:span> e <text:span text:style-name="Variable">Y</text:span>, acima. Esta relação pode ter cinco dos seis pares ordenados possíveis:</text:p>
      <text:p text:style-name="P79">(Helena, Caipirinha)<text:line-break/>(Ronaldo, Caipirinha)<text:line-break/>(Ronaldo, Cuba Libre)<text:line-break/>(Heitor, Caipirinha)<text:line-break/>(Heitor, Cuba Libre)</text:p>
      <text:p text:style-name="P130">Outra maneira de expressar a mesma informação seria escrever:</text:p>
      <text:p text:style-name="P131">Helena <text:span text:style-name="Teletipo_20_não_20_hifenizável">hasTasted</text:span> Caipirinha<text:line-break/>Helena <text:span text:style-name="Teletipo_20_não_20_hifenizável"><text:span text:style-name="T287">hasTasted</text:span></text:span> Cuba Libre<text:line-break/>Ronaldo <text:span text:style-name="Teletipo_20_não_20_hifenizável">hasTasted</text:span> Caipirinha<text:line-break/>Ronaldo <text:span text:style-name="Teletipo_20_não_20_hifenizável">hasTasted</text:span> Cuba Libre<text:line-break/>Heitor <text:span text:style-name="Teletipo_20_não_20_hifenizável">hasTasted</text:span> Caipirinha<text:line-break/>Heitor <text:span text:style-name="Teletipo_20_não_20_hifenizável">hasTasted</text:span> Cuba Libre</text:p>
      <text:p text:style-name="Text_20_body">Ambas são definições em extensão. Mas é claro que o significado por detrás da relação “<text:span text:style-name="Teletipo_20_não_20_hifenizável">hasTasted</text:span>” é que se <text:span text:style-name="Variable">x</text:span> <text:span text:style-name="Teletipo_20_não_20_hifenizável">hasTasted</text:span> <text:span text:style-name="Variable">y</text:span>, então na vida real, a pessoa <text:span text:style-name="Variable">x</text:span> experimentou um <text:span text:style-name="T95">drinque</text:span> de <text:span text:style-name="Variable">y</text:span>. Estamos utilizando esta relação para afirmar que embora Ronaldo e Heitor tenham provado ambas as bebidas, Helena (talvez por <text:span text:style-name="T95">razões ideológicas</text:span>) não o fez.</text:p>
      <text:p text:style-name="Text_20_body">Podemos, evidentemente, definir outras relações entre os mesmos dois conjuntos. Vamos definir uma relação “<text:span text:style-name="Teletipo_20_não_20_hifenizável"><text:span text:style-name="T300">likes</text:span></text:span>” <text:span text:style-name="T96">como contendo</text:span> { (Helena, Caipirinha), (Ronaldo, Caipirinha), (Heitor, Caipirinha), (Heitor, Cuba Libre) }. Isto afirma que enquanto todos gostam de Caipirinha, Heitor tem preferências mais amplas e também gosta de Cuba Libre.</text:p>
      <text:p text:style-name="Text_20_body">Outra relação, “<text:span text:style-name="Teletipo_20_não_20_hifenizável">hasFaveDrink</text:span>”, pode indicar qual a bebida preferida de cada pessoa. Talvez a extensão seja { (Helena, Caipirinha), (Ronaldo, Caipirinha) }. Não há nenhum par ordenado com Heitor nele, talvez porque el<text:span text:style-name="T288">e</text:span> na realidade prefere chá gelado.</text:p>
      <text:p text:style-name="P132">Mais uma relação, “<text:span text:style-name="Teletipo_20_não_20_hifenizável"><text:span text:style-name="T289">preparesDrink</text:span></text:span><text:span text:style-name="T97">”</text:span>, representa que pessoas <text:span text:style-name="T97">sabem preparar quais drinques</text:span>. Neste caso, <text:span text:style-name="Teletipo_20_não_20_hifenizável"><text:span text:style-name="T289">preparesDrink</text:span></text:span> = ∅, uma vez que todos os membros de X estão ocupados <text:span text:style-name="T289">demais </text:span><text:span text:style-name="T97">estudando</text:span> <text:span text:style-name="T97">Matemática Discreta</text:span> para <text:span text:style-name="T97">aprenderem a preparar drinques</text:span>.</text:p>
      <text:p text:style-name="P132">A conclusão é: quando falamos de uma relação, estamos simplesmente designando certos elementos de um conjunto para “ir com” ou “estar associado a” certos elemen<text:soft-page-break/>tos de outro conjunto. Normalmente isto corresponde a algo interessante no mundo real — como quais as pessoas que provaram quais bebidas, ou quais as pessoas que <text:span text:style-name="T97">sabem preparar quais drinques</text:span>. Mesmo <text:span text:style-name="T97">se não for o caso</text:span>, no entanto, <text:span text:style-name="T289">ainda “</text:span>conta” como uma relação, e podemos simplesmente listar os pares <text:span text:style-name="T97">ordenados</text:span> que <text:span text:style-name="T289">ela </text:span>contém, um para cada associação.</text:p>
      <text:h text:style-name="P160" text:outline-level="3"><text:span text:style-name="T290">Relações entre um conjunto e ele próprio</text:span></text:h>
      <text:p text:style-name="P201">No exemplo acima, os dois conjuntos continham diferentes tipos de coisas: pessoas e bebidas. Mas muitas relações são definidas nas quais os elementos da esquerda e da direita são na realidade extraídos do mesmo conjunto. Tal relação é chamada (não ria) <text:span text:style-name="T98">de</text:span> <text:span text:style-name="Strong_20_Emphasis">endorelação</text:span>.</text:p>
      <text:p text:style-name="P202">Considere a relação “<text:span text:style-name="Teletipo_20_não_20_hifenizável">hasACrushOn</text:span>” entre <text:span text:style-name="Variable">X</text:span> e <text:span text:style-name="Variable">X</text:span>, cujo significado intencional é que se (<text:span text:style-name="Variable">x</text:span>, <text:span text:style-name="Variable">y</text:span>) <text:span text:style-name="T292">∈</text:span> <text:span text:style-name="Teletipo_20_não_20_hifenizável">hasACrushOn</text:span>, então na vida real <text:span text:style-name="Emphasis">x</text:span> <text:span text:style-name="T99">está</text:span> romanticamente atraído por <text:span text:style-name="Variable">y</text:span>. A extensão <text:span text:style-name="T99">poderia no nosso exemplo ser</text:span> <text:span text:style-name="T291">{ </text:span>(Ronaldo, He<text:span text:style-name="T99">lena</text:span>), (He<text:span text:style-name="T99">lena</text:span>, Ronaldo) <text:span text:style-name="T291">}</text:span>, <text:span text:style-name="T99">mas note que ela não precisa necessariamente ser simétrica, poderíamos ter como extensão, por exemplo, apenas { (Ronaldo, Helena) } (pobre Ronaldo)</text:span>.</text:p>
      <text:p text:style-name="P201">Outro exemplo seria a relação “<text:span text:style-name="Teletipo_20_não_20_hifenizável">hasMoreCaloriesThan</text:span>” entre <text:span text:style-name="Variable">Y</text:span> e <text:span text:style-name="Variable">Y</text:span>: a extensão desta relação <text:span text:style-name="T100">poderia ser</text:span> { (Caipirinha, Cuba Libre) } <text:span text:style-name="T295">(bom, vai depender de quanto açúcar você coloca na caipirinha).</text:span></text:p>
      <text:p text:style-name="P203">Note que só porque os dois conjuntos de uma relação são o mesmo <text:span text:style-name="T296">conjunto</text:span>, isso não implica necessariamente que os dois elementos sejam os mesmos para qualquer um dos seus pares ordenados. Helena claramente não tem um <text:span text:style-name="T101">crush</text:span> por si própria, <text:span text:style-name="T296">e podemos pensar </text:span>nem ninguém tem um <text:span text:style-name="T101">crush</text:span> por si próprio. E <text:span text:style-name="T296">também </text:span>nenhum<text:span text:style-name="T296">a</text:span> <text:span text:style-name="T101">bebida</text:span> tem mais calorias do que el<text:span text:style-name="T101">a</text:span> própri<text:span text:style-name="T101">a</text:span> – isso é impossível. Dito isto, porém, um par ordenado pode ter os mesmos dois elementos. Considere a relação “<text:span text:style-name="Teletipo_20_não_20_hifenizável"><text:span text:style-name="T296">hasSeen</text:span></text:span><text:span text:style-name="T296">”</text:span> entre <text:span text:style-name="Variable">X</text:span> e <text:span text:style-name="Variable">X</text:span>, <text:span text:style-name="T296">cuja intenção é que se (</text:span><text:span text:style-name="Variable"><text:span text:style-name="T296">x</text:span></text:span><text:span text:style-name="T296">, </text:span><text:span text:style-name="Variable"><text:span text:style-name="T296">y</text:span></text:span><text:span text:style-name="T296">) </text:span><text:span text:style-name="T292">∈</text:span><text:span text:style-name="T296"> </text:span><text:span text:style-name="Teletipo_20_não_20_hifenizável"><text:span text:style-name="T296">hasSeen</text:span></text:span><text:span text:style-name="T296">, então na vida real </text:span><text:span text:style-name="Variable"><text:span text:style-name="T296">x</text:span></text:span><text:span text:style-name="T296"> já viu a imagem de </text:span><text:span text:style-name="Variable"><text:span text:style-name="T296">y</text:span></text:span>. Certamente <text:span text:style-name="T101">nossos</text:span> três <text:span text:style-name="T101">personagens</text:span> <text:span text:style-name="T296">já </text:span>se viram ao espelho em algum momento das suas vidas, por isso, além de pares <text:span text:style-name="T101">ordenados</text:span> como (Ronaldo, Helena) a relação <text:span text:style-name="Teletipo_20_não_20_hifenizável">hasSeen</text:span> também contém <text:span text:style-name="T296">os </text:span>pares <text:span text:style-name="T101">ordenados</text:span> <text:span text:style-name="T296">(Helena, Helena), </text:span>(Ronaldo, Ronaldo) <text:span text:style-name="T296">e</text:span> (Heitor, Heitor).</text:p>
      <text:h text:style-name="P161" text:outline-level="3">Relações finitas e infinitas</text:h>
      <text:p text:style-name="P204">Conjuntos podem ser infinitos, e relações também podem ser. Uma relação infinita é simplesmente uma relação com infinitamente muitos pares ordenados nela. Isto pode parecer estranho no início, uma vez que como poderíamos <text:span text:style-name="T102">tentar</text:span> especificar todos os pares ordenados? Mas não é realmente diferente do que <text:span text:style-name="T298">ocorre </text:span>com conjuntos: ou o fazemos intencionalmente, ou então temos uma regra para computar sistematicamente a extensão.</text:p>
      <text:p text:style-name="P205">Como exemplo d<text:span text:style-name="T103">a</text:span> primeir<text:span text:style-name="T103">a maneira</text:span>, considere a relação “<text:span text:style-name="Teletipo_20_não_20_hifenizável">isGreaterThan</text:span>” entre <text:span text:style-name="T293">ℤ</text:span> e <text:span text:style-name="T293">ℤ</text:span>. (Lembre-se <text:span text:style-name="T299">de </text:span>que “<text:span text:style-name="T293">ℤ</text:span>” é apenas uma forma de escrever “o conjunto de <text:span text:style-name="T299">números </text:span>inteiros”). Esta relação contém pares ordenados como (5, 2) e (17, -13), já que 5 <text:span text:style-name="Teletipo_20_não_20_hifenizável">isGreaterThan</text:span> 2 e 17 <text:span text:style-name="Teletipo_20_não_20_hifenizável">isGreaterThan</text:span> -13, mas não (7, 9) ou (11, 11). Claramente, é uma relação infinita. Não conseguimos enumerar todos os pares, mas não precisamos <text:span text:style-name="T103">fazê-lo</text:span>, uma vez que o nome implica o significado subjacente da relação.</text:p>
      <text:p text:style-name="P206"><text:soft-page-break/>Como exemplo da segunda, considere a relação “<text:span text:style-name="Teletipo_20_não_20_hifenizável">isLuckierThan</text:span>” entre <text:span text:style-name="T294">ℕ</text:span> e <text:span text:style-name="T294">ℕ</text:span>. (O “<text:span text:style-name="T294">ℕ”</text:span> significa “os números naturais”.) Especificamo-la extensivamente da seguinte forma:</text:p>
      <text:p text:style-name="P191">{ (1, 13), (2, 13), (3, 13), <text:span text:style-name="T294">…,</text:span> (12, 13), (14, 13), (15, 13), (16, 13), <text:s/><text:span text:style-name="T294">…</text:span>}</text:p>
      <text:p text:style-name="Text_20_body">Aqui estamos simplesmente dizendo que “todos os números dão mais sorte do que o 13 (exceto o próprio 13, é claro)”. <text:span text:style-name="T302">Note que isso é só uma crendice popular, por favor não pense que estamos falando de política.</text:span></text:p>
      <text:h text:style-name="P162" text:outline-level="3">Funções</text:h>
      <text:p text:style-name="P20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Livro"/>
    <style:font-face style:name="DejaVu Serif1" svg:font-family="'DejaVu Serif'" style:font-adornments="Livro" style:font-family-generic="roman"/>
    <style:font-face style:name="DejaVu Sans4" svg:font-family="'DejaVu Sans'" style:font-adornments="Livro" style:font-family-generic="swiss"/>
    <style:font-face style:name="Noto Sans Devanagari2" svg:font-family="'Noto Sans Devanagari'" style:font-family-generic="swiss"/>
    <style:font-face style:name="DejaVu Sans Mono" svg:font-family="'DejaVu Sans Mono'" style:font-family-generic="modern" style:font-pitch="fixed"/>
    <style:font-face style:name="DejaVu Sans Mono1"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2" svg:font-family="'DejaVu Serif'" style:font-family-generic="roman" style:font-pitch="variable"/>
    <style:font-face style:name="DejaVu Serif"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3" svg:font-family="'DejaVu Sans'" style:font-family-generic="swiss"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5"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5"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5"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2"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5"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5"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5"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1"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1" fo:font-family="'DejaVu Sans Mono'" style:font-style-name="Livro" style:font-family-generic="modern" style:font-pitch="fixed" fo:font-size="11pt" fo:language="zxx" fo:country="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06586f" officeooo:paragraph-rsid="0006586f"/>
    </style:style>
    <style:style style:name="MT1" style:family="text">
      <style:text-properties officeooo:rsid="005eb9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temática Discreta para Computação – <text:span text:style-name="MT1">Prof.</text:span> Sergio Queiroz – Módulo I</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08:46:00.544689402</meta:creation-date>
    <dc:date>2021-01-21T09:03:35.195000000</dc:date>
    <meta:editing-duration>PT19H32M28S</meta:editing-duration>
    <meta:editing-cycles>214</meta:editing-cycles>
    <meta:generator>LibreOffice/6.4.7.2$Windows_X86_64 LibreOffice_project/639b8ac485750d5696d7590a72ef1b496725cfb5</meta:generator>
    <meta:document-statistic meta:table-count="3" meta:image-count="0" meta:object-count="0" meta:page-count="26" meta:paragraph-count="395" meta:word-count="11769" meta:character-count="66580" meta:non-whitespace-character-count="55229"/>
  </office:meta>
</office:document-meta>
</file>